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932B00004C2C00003B530396711045D53153.svg" manifest:media-type="image/svg+xml"/>
  <manifest:file-entry manifest:full-path="Pictures/10000201000002E10000023E12C7C125A257491E.png" manifest:media-type="image/png"/>
  <manifest:file-entry manifest:full-path="Pictures/100007E2000033AD000033ADF2A992E880556433.svg" manifest:media-type="image/svg+xml"/>
  <manifest:file-entry manifest:full-path="Pictures/10000201000001F4000001F483E35AF27DAAD9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a3238e" draw:marker-start-width="0.438cm" draw:marker-end="Arrow" draw:marker-end-width="0.538cm" draw:fill="solid" draw:fill-color="#a3238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2.085cm" fo:min-width="1.641cm"/>
    </style:style>
    <style:style style:name="gr3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6cm" fo:min-width="0.146cm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6cm" fo:min-width="0.145cm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6cm" fo:min-width="0.144cm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Dashed_20__28_var_29_" svg:stroke-width="0.1cm" svg:stroke-color="#a3238e" draw:marker-start-width="0.5cm" draw:marker-end-width="0.5cm" draw:fill="solid" draw:fill-color="#a3238e" draw:textarea-horizontal-align="justify" draw:textarea-vertical-align="middle" draw:auto-grow-height="false" fo:min-height="0.396cm" fo:min-width="0.146cm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927cm" fo:min-width="2.55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draw:marker-start-width="0.438cm" draw:marker-end-width="0.438cm" draw:fill="solid" draw:fill-color="#3465a4" draw:textarea-horizontal-align="justify" draw:textarea-vertical-align="middle" draw:auto-grow-height="false" fo:min-height="1.927cm" fo:min-width="0.217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927cm" fo:min-width="1.58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3465a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width="0.262cm" draw:stroke-linejoin="miter" draw:fill="none"/>
    </style:style>
    <style:style style:name="gr14" style:family="graphic" style:parent-style-name="standard">
      <style:graphic-properties draw:stroke="none" svg:stroke-width="0.263cm" draw:stroke-linejoin="miter" draw:fill="none"/>
    </style:style>
    <style:style style:name="gr15" style:family="graphic" style:parent-style-name="standard">
      <style:graphic-properties draw:stroke="none" svg:stroke-width="0.263cm" draw:stroke-linejoin="miter" draw:fill="solid" draw:fill-color="#000000"/>
    </style:style>
    <style:style style:name="gr16" style:family="graphic" style:parent-style-name="objectwithoutfill">
      <style:graphic-properties svg:stroke-width="0.159cm" svg:stroke-color="#72bf44" draw:marker-start-width="0.438cm" draw:marker-end="Arrow" draw:marker-end-width="0.538cm" draw:fill="solid" draw:fill-color="#00a65d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draw:stroke="dash" draw:stroke-dash="Fine_20_Dashed" svg:stroke-width="0.159cm" svg:stroke-color="#0066b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width="0.41cm" draw:stroke-linejoin="miter" draw:fill="solid" draw:fill-color="#000000"/>
    </style:style>
    <style:style style:name="gr19" style:family="graphic" style:parent-style-name="objectwithoutfill">
      <style:graphic-properties svg:stroke-width="0.159cm" svg:stroke-color="#0066b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width="0.263cm" draw:stroke-linejoin="miter" draw:fill="solid" draw:fill-color="#0066b3"/>
    </style:style>
    <style:style style:name="gr21" style:family="graphic" style:parent-style-name="standard">
      <style:graphic-properties draw:stroke="none" svg:stroke-width="0.159cm" draw:marker-start-width="0.438cm" draw:marker-end-width="0.438cm" draw:fill="none" draw:textarea-horizontal-align="justify" draw:textarea-vertical-align="middle" draw:auto-grow-height="false" fo:min-height="1.927cm" fo:min-width="1.58cm" fo:padding-top="0.204cm" fo:padding-bottom="0.204cm" fo:padding-left="0.329cm" fo:padding-right="0.329cm"/>
    </style:style>
    <style:style style:name="gr22" style:family="graphic" style:parent-style-name="standard">
      <style:graphic-properties draw:stroke="none" svg:stroke-width="0.159cm" draw:marker-start-width="0.438cm" draw:marker-end-width="0.438cm" draw:fill="solid" draw:fill-color="#ffffff" draw:textarea-horizontal-align="justify" draw:textarea-vertical-align="middle" draw:auto-grow-height="false" fo:min-height="1.927cm" fo:min-width="1.58cm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151cm"/>
    </style:style>
    <style:style style:name="gr24" style:family="graphic" style:parent-style-name="standard">
      <style:graphic-properties draw:stroke="none" svg:stroke-width="0.263cm" draw:stroke-linejoin="miter" draw:fill="solid" draw:fill-color="#a3238e"/>
    </style:style>
    <style:style style:name="gr25" style:family="graphic" style:parent-style-name="objectwithoutfill">
      <style:graphic-properties svg:stroke-width="0.159cm" svg:stroke-color="#a3238e" draw:marker-start-width="0.438cm" draw:marker-end="" draw:marker-end-width="0.538cm" draw:fill="solid" draw:fill-color="#a3238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fo:min-height="1.591cm"/>
    </style:style>
    <style:style style:name="gr27" style:family="graphic" style:parent-style-name="standard">
      <style:graphic-properties draw:stroke="none" svg:stroke-color="#000000" draw:fill="none" draw:fill-color="#ffffff" fo:min-height="1.02cm"/>
    </style:style>
    <style:style style:name="gr28" style:family="graphic" style:parent-style-name="standard">
      <style:graphic-properties draw:stroke="none" svg:stroke-color="#000000" draw:fill="none" draw:fill-color="#ffffff" fo:min-height="0.685cm"/>
    </style:style>
    <style:style style:name="gr29" style:family="graphic" style:parent-style-name="standard">
      <style:graphic-properties draw:stroke="none" svg:stroke-color="#000000" draw:fill="none" draw:fill-color="#ffffff" fo:min-height="0.933cm"/>
    </style:style>
    <style:style style:name="gr30" style:family="graphic" style:parent-style-name="standard">
      <style:graphic-properties draw:stroke="none" svg:stroke-color="#a3238e" draw:fill="none" draw:fill-color="#a3238e" fo:min-height="0.685cm"/>
    </style:style>
    <style:style style:name="gr31" style:family="graphic" style:parent-style-name="standard">
      <style:graphic-properties draw:stroke="none" svg:stroke-color="#000000" draw:fill="none" draw:fill-color="#ffffff" fo:min-height="0.989cm"/>
    </style:style>
    <style:style style:name="gr32" style:family="graphic" style:parent-style-name="standard">
      <style:graphic-properties draw:stroke="none" svg:stroke-color="#000000" draw:fill="none" draw:fill-color="#ffffff" fo:min-height="0.467cm"/>
    </style:style>
    <style:style style:name="gr33" style:family="graphic" style:parent-style-name="standard">
      <style:graphic-properties draw:stroke="none" draw:fill-color="#72bf44" draw:textarea-horizontal-align="justify" draw:textarea-vertical-align="middle" draw:auto-grow-height="false" fo:min-height="1.713cm" fo:min-width="4.889cm"/>
    </style:style>
    <style:style style:name="gr34" style:family="graphic" style:parent-style-name="standard">
      <style:graphic-properties draw:stroke="none" svg:stroke-width="0.41cm" draw:stroke-linejoin="miter" draw:fill="solid" draw:fill-color="#ffffff"/>
    </style:style>
    <style:style style:name="gr35" style:family="graphic" style:parent-style-name="standard">
      <style:graphic-properties draw:stroke="none" svg:stroke-width="0.263cm" draw:stroke-linejoin="miter" draw:fill="solid" draw:fill-color="#ffffff"/>
    </style:style>
    <style:style style:name="gr36" style:family="graphic" style:parent-style-name="standard">
      <style:graphic-properties draw:stroke="none" svg:stroke-width="0.41cm" draw:stroke-linejoin="miter" draw:fill="solid" draw:fill-color="#0066b3"/>
    </style:style>
    <style:style style:name="gr37" style:family="graphic" style:parent-style-name="standard">
      <style:graphic-properties draw:stroke="none" svg:stroke-width="0.35cm" draw:stroke-linejoin="miter" draw:fill="solid" draw:fill-color="#000000"/>
    </style:style>
    <style:style style:name="gr38" style:family="graphic" style:parent-style-name="standard">
      <style:graphic-properties draw:stroke="none" svg:stroke-width="0.398cm" draw:stroke-linejoin="miter" draw:fill="solid" draw:fill-color="#000000"/>
    </style:style>
    <style:style style:name="gr39" style:family="graphic" style:parent-style-name="standard">
      <style:graphic-properties draw:stroke="none" svg:stroke-width="0.525cm" draw:stroke-linejoin="miter" draw:fill="solid" draw:fill-color="#000000"/>
    </style:style>
    <style:style style:name="gr40" style:family="graphic" style:parent-style-name="standard">
      <style:graphic-properties draw:stroke="none" svg:stroke-width="0.205cm" draw:stroke-linejoin="miter" draw:fill="solid" draw:fill-color="#000000"/>
    </style:style>
    <style:style style:name="gr41" style:family="graphic" style:parent-style-name="standard">
      <style:graphic-properties draw:stroke="none" draw:fill="solid" draw:fill-color="#a3238e" draw:textarea-horizontal-align="justify" draw:textarea-vertical-align="middle" draw:auto-grow-height="false" fo:min-height="4.78cm" fo:min-width="4.53cm"/>
    </style:style>
    <style:style style:name="gr42" style:family="graphic" style:parent-style-name="standard">
      <style:graphic-properties draw:stroke="none" svg:stroke-width="0.035cm" draw:stroke-linejoin="miter" draw:fill="solid" draw:fill-color="#ffffff"/>
    </style:style>
    <style:style style:name="P1" style:family="paragraph">
      <loext:graphic-properties draw:fill="solid" draw:fill-color="#a3238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3465a4"/>
      <style:paragraph-properties fo:text-align="center"/>
      <style:text-properties fo:color="#ffffff" fo:font-size="14pt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solid" draw:fill-color="#0066b3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a3238e"/>
    </style:style>
    <style:style style:name="P13" style:family="paragraph">
      <loext:graphic-properties draw:fill="none" draw:fill-color="#ffffff"/>
      <style:paragraph-properties fo:text-align="center"/>
      <style:text-properties fo:color="#72bf44" fo:font-size="14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66b3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a3238e"/>
      <style:paragraph-properties fo:text-align="start"/>
      <style:text-properties fo:color="#a3238e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-color="#72bf44"/>
      <style:paragraph-properties fo:text-align="end"/>
      <style:text-properties fo:color="#ffffff" fo:font-size="14pt" fo:font-weight="bold" style:font-weight-asian="bold" style:font-weight-complex="bold"/>
    </style:style>
    <style:style style:name="P19" style:family="paragraph">
      <loext:graphic-properties draw:fill="solid" draw:fill-color="#ffffff"/>
    </style:style>
    <style:style style:name="T1" style:family="text">
      <style:text-properties fo:color="#ffffff" fo:font-size="14pt" fo:font-weight="bold" style:font-weight-asian="bold" style:font-weight-complex="bold"/>
    </style:style>
    <style:style style:name="T2" style:family="text">
      <style:text-properties fo:color="#72bf44" fo:font-size="14pt" fo:font-weight="bold" style:font-size-asian="16pt" style:font-weight-asian="bold" style:font-size-complex="16pt" style:font-weight-complex="bold"/>
    </style:style>
    <style:style style:name="T3" style:family="text">
      <style:text-properties fo:color="#0066b3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a3238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5.525cm" svg:y1="6.154cm" svg:x2="25.425cm" svg:y2="11.407cm" draw:start-shape="id1" draw:start-glue-point="2" draw:end-shape="id2" draw:end-glue-point="0" svg:d="M25525 6154v2601h-100v2652" svg:viewBox="0 0 101 5254">
          <text:p/>
        </draw:connector>
        <draw:custom-shape draw:style-name="gr2" draw:text-style-name="P2" xml:id="id8" draw:id="id8" draw:layer="layout" svg:width="2.141cm" svg:height="2.335cm" svg:x="20.322cm" svg:y="3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141cm" svg:height="2.335cm" svg:x="0.635cm" svg:y="3.81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25cm" svg:y1="11.779cm" svg:x2="25.927cm" svg:y2="11.779cm">
          <text:p/>
        </draw:line>
        <draw:custom-shape draw:style-name="gr4" draw:text-style-name="P3" draw:layer="layout" svg:width="0.746cm" svg:height="0.746cm" svg:x="15.428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6.495cm" svg:y="11.4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46cm" svg:height="0.746cm" svg:x="17.562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8.629cm" svg:y="11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44cm" svg:height="0.746cm" svg:x="19.696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20.762cm" svg:y="11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44cm" svg:height="0.746cm" svg:x="21.829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22.895cm" svg:y="11.4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46cm" svg:height="0.746cm" svg:x="23.961cm" svg:y="11.4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746cm" svg:height="0.746cm" svg:x="25.052cm" svg:y="11.40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69cm" svg:height="1.669cm" svg:x="5.958cm" svg:y="2.579cm">
          <draw:image xlink:href="Pictures/100007E2000033AD000033ADF2A992E880556433.svg" xlink:type="simple" xlink:show="embed" xlink:actuate="onLoad">
            <text:p/>
          </draw:image>
          <draw:image xlink:href="Pictures/10000201000001F4000001F483E35AF27DAAD9FE.png" xlink:type="simple" xlink:show="embed" xlink:actuate="onLoad"/>
        </draw:frame>
        <draw:frame draw:style-name="gr8" draw:text-style-name="P2" draw:layer="layout" svg:width="1.875cm" svg:height="1.46cm" svg:x="5.965cm" svg:y="5.775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g xml:id="id3" draw:id="id3">
          <draw:custom-shape draw:style-name="gr9" draw:text-style-name="P4" draw:layer="layout" svg:width="3.21cm" svg:height="2.335cm" svg:x="5.682cm" svg:y="2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875cm" svg:height="2.335cm" svg:x="8.017cm" svg:y="2.287cm">
            <text:p text:style-name="P5"><text:span text:style-name="T1">A</text:span><text:span text:style-name="T1">P</text:span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9" draw:text-style-name="P4" draw:layer="layout" svg:width="3.21cm" svg:height="2.335cm" svg:x="5.682cm" svg:y="5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875cm" svg:height="2.335cm" svg:x="8.017cm" svg:y="5.351cm">
            <text:p text:style-name="P5"><text:span text:style-name="T1">A</text:span><text:span text:style-name="T1">P</text:span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2" xml:id="id4" draw:id="id4" draw:layer="layout" svg:width="2.238cm" svg:height="2.335cm" svg:x="12.34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6" draw:id="id6" draw:layer="layout" svg:width="2.238cm" svg:height="2.335cm" svg:x="16.40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8.892cm" svg:y1="3.454cm" svg:x2="12.346cm" svg:y2="4.986cm" draw:start-shape="id3" draw:start-glue-point="1" draw:end-shape="id4" draw:end-glue-point="3" svg:d="M8892 3454h1727v1532h1727" svg:viewBox="0 0 3455 1533">
          <text:p/>
        </draw:connector>
        <draw:connector draw:style-name="gr12" draw:text-style-name="P2" draw:layer="layout" svg:x1="8.892cm" svg:y1="6.518cm" svg:x2="12.346cm" svg:y2="4.986cm" draw:start-shape="id5" draw:start-glue-point="1" draw:end-shape="id4" draw:end-glue-point="3" svg:d="M8892 6518h1727v-1532h1727" svg:viewBox="0 0 3455 1533">
          <text:p/>
        </draw:connector>
        <draw:connector draw:style-name="gr12" draw:text-style-name="P2" draw:layer="layout" svg:x1="14.584cm" svg:y1="4.986cm" svg:x2="16.406cm" svg:y2="4.986cm" draw:end-shape="id6" draw:end-glue-point="3" svg:d="M14584 4986h1822" svg:viewBox="0 0 1823 1">
          <text:p/>
        </draw:connector>
        <draw:g>
          <draw:polygon draw:style-name="gr13" draw:text-style-name="P7" draw:layer="layout" svg:width="0.114cm" svg:height="0.114cm" svg:x="2.281cm" svg:y="5.389cm" svg:viewBox="0 0 115 115" draw:points="64,50 115,100 100,115 0,15 15,0">
            <text:p/>
          </draw:polygon>
          <draw:path draw:style-name="gr14" draw:text-style-name="P7" draw:layer="layout" svg:width="0.309cm" svg:height="0.31cm" svg:x="2.058cm" svg:y="5.415cm" svg:viewBox="0 0 310 311" svg:d="M105 106l-3 3-67 67-34 115c0 0-3 10 2 17 7 5 16 2 16 2l116-35 66-67 3-2 106-106-99-100zM47 277l-14-13 20-63 7 7 40 3v39l9 7z">
            <text:p/>
          </draw:path>
          <draw:path draw:style-name="gr14" draw:text-style-name="P7" draw:layer="layout" svg:width="0.121cm" svg:height="0.12cm" svg:x="2.307cm" svg:y="5.357cm" svg:viewBox="0 0 122 121" svg:d="M79 42l-38-37c0 0-11-11-25 0l-16 16 100 100 16-16c13-15 0-26 0-26z">
            <text:p/>
          </draw:path>
          <draw:path draw:style-name="gr15" draw:text-style-name="P8" draw:layer="layout" svg:width="0.806cm" svg:height="0.987cm" svg:x="1.174cm" svg:y="4.092cm" svg:viewBox="0 0 807 988" svg:d="M0 588c0-3 0 18 11 39 10 21 33 42 68 51 2 14 11 46 27 88 21 53 58 116 118 162 5 4 63 60 164 60 45 0 93-10 151-37 0 0 37-19 78-62 40-45 84-111 102-209 10 0 23-4 39-13 22-14 43-38 49-82 0 0 0-23-9-48-4-11-11-26-23-35-9-7-21-14-35-16h2l19-123c14-189-118-238-118-238-3-62-58-102-58-102-106-62-328 21-328 21-171 42-211 160-211 160-53 122 0 275 5 289-5 2-12 7-19 13-14 17-32 43-32 82z">
            <text:p/>
          </draw:path>
          <draw:path draw:style-name="gr15" draw:text-style-name="P8" draw:layer="layout" svg:width="1.137cm" svg:height="0.748cm" svg:x="0.927cm" svg:y="5.121cm" svg:viewBox="0 0 1138 749" svg:d="M1138 113c-26-16-53-32-85-48-3 0-3-2-5-2-7-2-14-8-21-10-63-25-125-44-187-53-28 23-49 34-49 34-58 29-106 38-151 38-101 0-159-56-164-61-2-2-4-4-6-6-77 13-139 32-177 43v-2c0 0-16 5-39 17-69 32-208 115-254 279v250c0 0 421 273 1048 100-63-68-102-155-102-255 2-141 79-262 192-324z">
            <text:p/>
          </draw:path>
          <draw:path draw:style-name="gr15" draw:text-style-name="P8" draw:layer="layout" svg:width="0.647cm" svg:height="0.647cm" svg:x="1.921cm" svg:y="5.234cm" svg:viewBox="0 0 648 648" svg:d="M324 0c-178 0-324 146-324 324s146 324 324 324 324-146 324-324-146-324-324-324zM342 388l-2 3-67 67-116 35c0 0-9 2-16-3-5-7-2-16-2-16l34-115 68-68 2-2 106-106 100 99zM460 268l-99-99 14-14 99 99zM502 227l-16 16-100-100 16-16c15-14 26 0 26 0l37 37 37 37c0 0 14 14 0 26z">
            <text:p/>
          </draw:path>
          <draw:polygon draw:style-name="gr15" draw:text-style-name="P8" draw:layer="layout" svg:width="0.073cm" svg:height="0.076cm" svg:x="2.093cm" svg:y="5.616cm" svg:viewBox="0 0 74 77" draw:points="67,11 25,7 18,0 0,63 11,77 74,58 67,51">
            <text:p/>
          </draw:polygon>
        </draw:g>
        <draw:connector draw:style-name="gr16" draw:text-style-name="P9" draw:layer="layout" svg:x1="2.776cm" svg:y1="4.986cm" svg:x2="5.682cm" svg:y2="3.454cm" draw:start-shape="id7" draw:start-glue-point="1" draw:end-shape="id3" svg:d="M2776 4986h1413v-1532h1493" svg:viewBox="0 0 2907 1533">
          <text:p/>
        </draw:connector>
        <draw:connector draw:style-name="gr16" draw:text-style-name="P9" draw:layer="layout" svg:x1="2.776cm" svg:y1="4.986cm" svg:x2="5.682cm" svg:y2="6.518cm" draw:start-shape="id7" draw:start-glue-point="1" draw:end-shape="id5" svg:d="M2776 4986h1413v1532h1493" svg:viewBox="0 0 2907 1533">
          <text:p/>
        </draw:connector>
        <draw:path draw:style-name="gr15" draw:text-style-name="P8" draw:layer="layout" svg:width="1.854cm" svg:height="1.863cm" svg:x="24.557cm" svg:y="4.105cm" svg:viewBox="0 0 1855 1864" svg:d="M265 1564c-30 64-48 136-56 215h64c7-85 27-164 59-233 61-133 165-236 313-309-184 69-311 178-380 327zM650 571c-3 0-4 1-6 2-10 27-14 57-14 89v71c0 11-4 21-12 29-7 8-17 12-27 13-13 0-23 5-30 14-9 8-14 18-14 30v59c0 12 5 23 14 33 7 7 17 12 30 12 10 0 20 4 29 11 7 7 11 16 13 27 7 63 34 119 82 167 5 6 10 10 15 15 1 0 2 1 3 3 9 7 17 13 25 19l-1-1c8 6 17 12 28 17 7-3 14-5 22-8-6-4-11-10-16-15-56-56-87-120-95-193-23 0-44-8-61-25s-25-38-25-62v-59c0-24 8-44 25-61 16-15 35-24 58-25v-71c0-37 6-71 16-101-14 1-29 4-43 7 0 0-1 0-2 0-5 1-9 2-12 3-1 0-2 0-2 0zM632 521c2 0 3 0 5-1 1 0 2 0 2 0 6-2 11-4 18-5 2 0 3 0 4 0v-60c-26-9-50-19-75-29 1 1 2 2 3 4 5 7 8 16 8 25v59c10-2 20-1 30 4 1 0 3 1 5 3zM932 1699c32-31 60-62 85-94 36-52 64-106 83-163-114 61-227 61-342 1 20 58 49 111 86 162 25 32 54 63 88 94zM1534 605c0-10-3-18-9-24-7-7-15-10-25-10-2 0-5 0-7 0h-2c-6 2-12 5-16 10-6 6-10 14-10 24s4 19 10 26c7 6 15 9 25 9s18-3 25-9c6-7 9-16 9-26zM1618 250c8 6 14 13 18 21 3 8 4 17 2 26s-7 17-14 24c-34 27-70 53-110 76v121c18 3 33 12 48 26 17 17 25 37 25 61s-8 44-25 62c-18 17-38 26-62 26s-44-9-61-26c-18-18-27-38-27-62s9-44 27-61c7-8 14-14 23-18v-100c-36 18-74 35-113 50v91c0 10-2 17-8 24-4 7-11 12-19 16-6 1-11 2-16 2 2 17 3 35 3 53v37c19 6 34 16 47 30 25 25 37 54 37 90v59c0 36-12 67-37 92-15 15-33 26-54 32-11 56-35 106-71 153 213 77 359 202 437 374 33 74 55 158 63 250h83c12 0 21 5 30 13 8 7 11 17 11 29 0 13-3 23-11 31-9 8-18 12-30 12h-114c-2 0-5 0-7 0h-1529c-1 0-2 0-2 0h-121c-11 0-21-4-29-12s-12-18-12-31c0-12 4-22 12-29 8-8 18-13 29-13h85c7-92 28-176 62-250 78-172 223-297 438-374-38-47-61-97-72-153-21-6-38-16-54-32-25-25-38-56-38-92v-59c0-36 13-65 38-90 12-14 28-24 46-30v-37c0-18 1-36 4-53-3-1-5-2-8-2-9-3-16-8-21-16-5-7-9-14-9-24v-82c-104-39-194-91-271-155-9-6-14-14-16-22-2-10-1-19 3-28 3-7 9-14 19-20 218-123 451-210 698-259 6-1 11-1 17 0 18 3 35 7 52 11 212 53 413 132 604 238z">
          <text:p/>
        </draw:path>
        <draw:connector draw:style-name="gr17" draw:text-style-name="P2" draw:layer="layout" svg:x1="18.644cm" svg:y1="4.986cm" svg:x2="20.322cm" svg:y2="4.986cm" draw:end-shape="id8" draw:end-glue-point="3" svg:d="M18644 4986h1678" svg:viewBox="0 0 1679 1">
          <text:p/>
        </draw:connector>
        <draw:g>
          <draw:path draw:style-name="gr18" draw:text-style-name="P8" draw:layer="layout" svg:width="1.563cm" svg:height="1.653cm" svg:x="24.723cm" svg:y="17.197cm" svg:viewBox="0 0 1564 1654" svg:d="M1546 1392c-66-145-222-206-383-251-48-13-96-31-133-66-23-23-39-60-37-95 0-42 27-76 48-111 13-21 24-42 32-66 2-8 5-16 8-24 5-18 8-29 15-39 6-8 16-16 24-21l5-6c3-2 6-5 8-8l19-21c11-18 18-37 21-63l3-19v-5c2-10 2-24 5-34 0-11 0-19 0-29 0-24-11-53-32-64l-26-10 2-37c3-13 3-27 6-40 8-34 13-66 13-98 3-50-11-97-32-137-23-42-63-77-113-100-14-6-24-11-32-14-61-21-124-34-190-34-16 0-29 0-43 0-42 3-95 5-137 26 0 8-5 8-8 11-16 11-29 24-39 40l-8 13c-6 8-8 16-19 24-10 8-24 18-37 23-16 8-29 19-37 32-13 24-21 53-21 90-3 32 0 69 3 108 0 13 2 27 5 40 3 8 3 13 3 21l5 32-32 10c-24 8-34 37-34 58v6c0 10 0 18 0 29 0 10 2 21 2 31l3 14c0 5 3 8 3 13 2 21 10 42 21 61 5 8 10 16 16 21 8 8 18 16 26 21l13 8 3 16c13 47 32 89 55 127l8 13 6 5c5 8 10 13 16 18l2 3c8 11 11 19 13 29 8 42 27 143-163 196-140 39-320 113-384 251-18 39-18 82-18 113v101c0 26 24 50 50 50h1464c26 0 50-24 50-50v-98c0-32-3-74-18-114zM872 1490c-11 13-24 29-37 48l-32 39c-5 8-13 11-21 11h-3c-8 0-13-5-18-11l-69-87c-10-13-10-26-10-37 5-42 37-269 47-333 0-8 8-16 19-16h74c8 0 15 6 18 16 8 66 40 296 45 333-3 13-5 27-13 37z">
            <text:p/>
          </draw:path>
          <draw:custom-shape draw:style-name="gr2" draw:text-style-name="P2" xml:id="id10" draw:id="id10" draw:layer="layout" svg:width="2.141cm" svg:height="2.335cm" svg:x="24.358cm" svg:y="16.856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2" draw:layer="layout" svg:x1="25.425cm" svg:y1="12.153cm" svg:x2="25.392cm" svg:y2="13.515cm" draw:start-shape="id2" draw:start-glue-point="2" draw:end-shape="id9" draw:end-glue-point="0" svg:d="M25425 12153v706h-33v656" svg:viewBox="0 0 34 1363">
          <text:p/>
        </draw:connector>
        <draw:connector draw:style-name="gr19" draw:text-style-name="P2" draw:layer="layout" svg:x1="25.392cm" svg:y1="15.478cm" svg:x2="25.428cm" svg:y2="16.856cm" draw:start-shape="id9" draw:start-glue-point="2" draw:end-shape="id10" draw:end-glue-point="0" svg:d="M25392 15478v688h36v690" svg:viewBox="0 0 37 1379">
          <text:p/>
        </draw:connector>
        <draw:g>
          <draw:path draw:style-name="gr20" draw:text-style-name="P10" draw:layer="layout" svg:width="0.676cm" svg:height="0.422cm" svg:x="13.14cm" svg:y="4.752cm" svg:viewBox="0 0 677 423" svg:d="M635 0h-593c-23 0-42 19-42 42v339c0 24 19 42 42 42h593c24 0 42-18 42-42v-339c0-23-18-42-42-42zM593 339h-508v-254h508z">
            <text:p/>
          </draw:path>
          <draw:path draw:style-name="gr20" draw:text-style-name="P10" draw:layer="layout" svg:width="1.1cm" svg:height="1.48cm" svg:x="12.717cm" svg:y="4.202cm" svg:viewBox="0 0 1101 1481" svg:d="M127 1355h110l-54 54c-17 17-17 44 0 59 17 17 44 17 59 0l127-127c17-17 17-44 0-59l-127-127c-17-17-44-17-59 0-17 17-17 44 0 59l54 56h-110c-24 0-42-19-42-42v-932c0-23 18-42 42-42h296v127c0 24 19 42 43 42h592c24 0 43-18 43-42v-339c0-23-19-42-43-42h-592c-24 0-43 19-43 42v127h-296c-69 0-127 58-127 127v932c0 69 58 127 127 127zM1016 339h-508v-254h508z">
            <text:p/>
          </draw:path>
          <draw:path draw:style-name="gr20" draw:text-style-name="P10" draw:layer="layout" svg:width="1.1cm" svg:height="1.48cm" svg:x="13.14cm" svg:y="4.245cm" svg:viewBox="0 0 1101 1481" svg:d="M974 126h-110l54-54c17-17 17-44 0-59-17-17-44-17-59 0l-127 127c-17 17-17 44 0 59l127 127c16 17 44 17 59 0 17-17 17-44 0-59l-54-56h110c23 0 42 18 42 42v974c0 24-19 42-42 42h-297v-169c0-24-18-42-42-42h-593c-23 0-42 18-42 42v338c0 24 19 43 42 43h593c24 0 42-19 42-43v-84h297c69 0 127-58 127-127v-974c0-69-58-127-127-127zM85 1142h508v254h-508z">
            <text:p/>
          </draw:path>
        </draw:g>
        <draw:path draw:style-name="gr20" draw:text-style-name="P10" draw:layer="layout" svg:width="1.591cm" svg:height="1.333cm" svg:x="16.752cm" svg:y="4.275cm" svg:viewBox="0 0 1592 1334" svg:d="M1591 642c-37-144-75-288-112-432-1-8-5-11-13-15-181-64-359-127-538-190-11-4-23-6-34-4-123 11-246 25-367 36-10 2-21 2-31 6-77 37-156 73-234 108-6 1-12 5-16 11-65 65-128 131-194 196-3 4-7 10-7 15-14 79-29 156-44 235-2 9 1 15 5 21 69 88 139 175 208 263 5 8 13 12 23 12 88 0 178 0 267 0 9 0 17 1 25 9 84 73 169 146 253 219 8 6 12 8 19 0 20-15 41-31 66-50 0 8 0 14 0 19 0 12 0 21 11 31 83 64 165 129 248 194 6 6 12 8 21 8 44 0 87 0 131 0 15 0 15 0 7-14-38-71-74-144-115-215-6-9-4-13 6-21 86-61 173-123 261-182 6-4 12-10 16-18 46-75 90-148 136-222 4-6 4-12 2-20zM327 204c63-28 127-59 190-90 17-10 37-11 54-13 111-12 223-21 334-33 6 0 14 0 19 2 166 58 329 115 494 173 8 2 12 6 13 13 6 25 14 52 22 77 3 10 0 12-10 12-102 0-204 0-305 0-10 0-16 2-22 11-15 29-32 58-48 85-3 5-7 9-15 9-98 0-196 0-296 0-5 0-11-2-15-7-14-24-25-45-38-68-4-5-4-11 0-17 15-19 28-40 44-61 4-6 7-8 15-8 63 0 125 0 188 0 8 0 14 4 20 8 23 15 51 13 71-6 17-19 21-48 5-71-15-21-46-33-69-18-21 16-42 14-63 14-62 0-125 0-187 0-9 0-13 2-19 10-13 21-29 42-42 63-6 8-8 8-11 0-6-19-20-23-39-23-111 2-223 0-334 0-6 0-10 0-16 0 16-21 31-48 60-62zM1378 848c-102 71-202 142-304 213-7 6-9 10-4 19 29 54 56 108 85 162 2 3 6 9 4 15-71-56-140-110-212-163-5-6-5-10-5-18 0-48 0-94 0-142-6 0-10 4-14 8-40 31-82 63-123 94-9 8-15 6-23-2-75-65-150-130-224-196-8-6-16-9-25-9-87 0-173 0-260 0-15 0-21-12-29-21-3-4 2-8 4-12 14-19 27-36 39-56 11-15 32-19 48-7 36 27 82 9 88-35 4-23-8-44-27-56-19-11-46-9-61 6-6 4-10 6-18 6-17 0-34 0-51 0-8 0-14 2-18 9-17 25-34 48-52 73-5 8-7 8-13 0-33-44-67-88-100-130-4-6-6-10-4-17 2-14 6-25 6-39 2-9 6-13 15-13 102 0 204 0 306 0 19 0 38 0 57 0 10 0 14 2 20 11 30 56 63 112 96 167 5 10 9 16 21 14 29-6 46 5 57 32 16 35 39 68 56 100 4 8 8 10 15 10 22 0 43 0 64 0 17 0 33 0 50 11 19 14 52 8 63-9 21-27 19-58 0-79-19-19-52-25-71-8-9 8-19 8-31 10-32 6-53-6-63-38-4-8-8-16-13-27 5 0 9 0 13 0 83 0 163 0 246 0 9 0 13 2 19 11 12 23 25 44 38 66 4 7 10 9 20 9 107 0 217 0 324 0 6 0 10 0 18 0-8 12-16 23-27 31zM1504 646c-17 27-32 54-49 81-4 6-8 7-16 7-111 0-225 0-336 0-8 0-11-3-15-9-14-23-27-44-39-67-4-8-9-12-19-12-129 0-255 0-384 0-10 0-17-2-21-11-31-56-64-110-96-166-6-9-10-11-21-11-131 0-262 0-390 0-14 0-14-2-14-15 4-43 37-64 62-93 4-3 9-3 13-3 64 0 129 0 192 0 64 0 129 0 192 0 10 0 14 1 19 11 33 56 66 113 98 169 4 8 10 12 20 12 126 0 253 0 380 0 10 0 13-4 17-12 16-29 33-58 48-84 4-8 8-10 16-10 94 0 190 0 284 0 10 0 13 4 15 11 8 35 18 70 27 104 4 10 0 14-9 12-62 0-123 0-185 0-8 0-11-2-17-6-25-19-56-15-75 6s-19 55 2 75c21 21 52 23 77 2 4-4 7-4 13-4 69 0 137 0 206 0 11 2 11 5 5 13z">
          <text:p/>
        </draw:path>
        <draw:custom-shape draw:style-name="gr11" draw:text-style-name="P2" xml:id="id12" draw:id="id12" draw:layer="layout" svg:width="2.238cm" svg:height="2.335cm" svg:x="20.40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" draw:id="id1" draw:layer="layout" svg:width="2.238cm" svg:height="2.335cm" svg:x="24.40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custom-shape draw:style-name="gr22" draw:text-style-name="P3" draw:layer="layout" svg:width="2.238cm" svg:height="2.335cm" svg:x="24.306cm" svg:y="7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.651cm" svg:height="1.524cm" svg:x="24.622cm" svg:y="7.623cm">
            <text:p/>
            <draw:enhanced-geometry svg:viewBox="0 0 21600 21600" draw:type="rectangle" draw:enhanced-path="M 0 0 L 21600 0 21600 21600 0 21600 0 0 Z N"/>
          </draw:custom-shape>
          <draw:g>
            <draw:polygon draw:style-name="gr24" draw:text-style-name="P12" draw:layer="layout" svg:width="0.426cm" svg:height="0.426cm" svg:x="24.806cm" svg:y="7.47cm" svg:viewBox="0 0 427 427" draw:points="427,427 0,427 427,0">
              <text:p/>
            </draw:polygon>
            <draw:path draw:style-name="gr24" draw:text-style-name="P12" draw:layer="layout" svg:width="1.238cm" svg:height="1.643cm" svg:x="24.806cm" svg:y="7.47cm" svg:viewBox="0 0 1239 1644" svg:d="M468 0v321h582v31h-582v116h-468v1176h663l46-189c2-7 6-12 11-15-5-5-12-9-18-9-19 0-35-8-46-21-11-14-14-31-10-49 2-11-5-27-15-32-17-8-29-22-32-38-4-17 0-35 11-49 7-9 7-26 0-35-11-14-15-32-11-49s15-31 32-39c10-5 17-20 15-31-4-18-1-36 10-49 11-14 28-21 46-22 11 0 24-10 27-21 6-27 28-45 55-45 9 0 18 2 26 6 10 4 27 0 34-8 23-29 67-29 90 0 7 8 24 12 34 8 8-4 17-6 26-6 26 0 49 18 55 45 3 11 16 21 27 21 18 1 35 8 46 22 10 13 14 31 10 49-2 11 5 26 15 31 17 8 28 22 32 39s0 35-12 49c-7 9-7 26 0 35 12 14 16 32 12 49-4 16-15 31-32 39-10 4-17 20-15 31 4 18 0 35-10 49-11 13-28 21-46 21-6 0-13 4-18 9 5 3 9 8 11 15l46 189h124v-1644zM542 1323h-353v-31h353zM542 1081h-353v-31h353zM1050 838h-861v-31h861zM1050 595h-861v-31h861z">
              <text:p/>
            </draw:path>
            <draw:path draw:style-name="gr24" draw:text-style-name="P12" draw:layer="layout" svg:width="0.276cm" svg:height="0.371cm" svg:x="25.46cm" svg:y="8.931cm" svg:viewBox="0 0 277 372" svg:d="M263 58c-15 19-41 19-56 0-16-19-47-26-69-16-22 11-45 0-51-24-1-7-4-13-8-18l-79 324 107-23 91 71 79-326c-5 3-10 7-14 12z">
              <text:p/>
            </draw:path>
            <draw:path draw:style-name="gr24" draw:text-style-name="P12" draw:layer="layout" svg:width="0.227cm" svg:height="0.371cm" svg:x="25.702cm" svg:y="8.931cm" svg:viewBox="0 0 228 372" svg:d="M141 18c-6 24-29 35-51 24-12-5-26-6-39-3l-51 209 30 124 91-71 107 23-79-324c-4 5-7 11-8 18z">
              <text:p/>
            </draw:path>
            <draw:path draw:style-name="gr24" draw:text-style-name="P12" draw:layer="layout" svg:width="0.533cm" svg:height="0.545cm" svg:x="25.428cm" svg:y="8.421cm" svg:viewBox="0 0 534 546" svg:d="M526 241c14-18 9-41-11-51s-33-36-28-59c4-22-10-40-33-40s-45-19-51-41c-5-22-26-32-47-22-20 9-49 3-63-15-14-17-38-17-52 0-14 18-43 24-63 15-21-10-42 0-47 22s-28 41-51 41-37 18-32 40c5 23-8 49-28 59-21 10-26 33-12 51s14 47 0 65c-14 17-9 40 12 50 20 10 33 37 28 59s9 40 32 41c23 0 46 18 51 40s26 32 47 23c20-10 49-4 63 14s38 18 52 0 43-24 63-14c21 9 42-1 47-23 6-22 28-40 51-40 23-1 37-19 33-41-5-22 8-49 28-59s25-33 11-50c-14-18-14-47 0-65zM270 448c-95 0-171-77-171-171 0-95 76-171 171-171 94 0 171 76 171 171 0 94-77 171-171 171z">
              <text:p/>
            </draw:path>
            <draw:path draw:style-name="gr24" draw:text-style-name="P12" draw:layer="layout" svg:width="0.259cm" svg:height="0.259cm" svg:x="25.567cm" svg:y="8.568cm" svg:viewBox="0 0 260 260" svg:d="M130 0c-72 0-130 58-130 130s58 130 130 130 130-58 130-130-58-130-130-130z">
              <text:p/>
            </draw:path>
          </draw:g>
        </draw:g>
        <draw:connector draw:style-name="gr25" draw:text-style-name="P1" draw:layer="layout" svg:x1="17.525cm" svg:y1="6.154cm" svg:x2="24.306cm" svg:y2="8.386cm" draw:start-shape="id6" draw:start-glue-point="2" draw:end-shape="id11" draw:end-glue-point="3" svg:d="M17525 6154v2232h6781" svg:viewBox="0 0 6782 2233">
          <text:p/>
        </draw:connector>
        <draw:frame draw:style-name="gr26" draw:text-style-name="P13" draw:layer="layout" svg:width="7.493cm" svg:height="1.841cm" svg:x="1.508cm" svg:y="8.093cm">
          <draw:text-box>
            <text:p text:style-name="P5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s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s</text:span></text:p>
          </draw:text-box>
        </draw:frame>
        <draw:frame draw:style-name="gr27" draw:text-style-name="P14" draw:layer="layout" svg:width="2.413cm" svg:height="1.27cm" svg:x="12.263cm" svg:y="2.57cm">
          <draw:text-box>
            <text:p text:style-name="P5"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,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/text:p>
          </draw:text-box>
        </draw:frame>
        <draw:frame draw:style-name="gr28" draw:text-style-name="P14" draw:layer="layout" svg:width="2.413cm" svg:height="0.935cm" svg:x="16.364cm" svg:y="2.905cm">
          <draw:text-box>
            <text:p text:style-name="P5"><text:span text:style-name="T3">A</text:span><text:span text:style-name="T3">n</text:span><text:span text:style-name="T3">a</text:span><text:span text:style-name="T3">l</text:span><text:span text:style-name="T3">y</text:span><text:span text:style-name="T3">z</text:span><text:span text:style-name="T3">e</text:span></text:p>
          </draw:text-box>
        </draw:frame>
        <draw:frame draw:style-name="gr29" draw:text-style-name="P14" draw:layer="layout" svg:width="2.855cm" svg:height="1.183cm" svg:x="20.123cm" svg:y="2.906cm">
          <draw:text-box>
            <text:p text:style-name="P5"><text:span text:style-name="T3">V</text:span><text:span text:style-name="T3">i</text:span><text:span text:style-name="T3">s</text:span><text:span text:style-name="T3">u</text:span><text:span text:style-name="T3">a</text:span><text:span text:style-name="T3">l</text:span><text:span text:style-name="T3">i</text:span><text:span text:style-name="T3">z</text:span><text:span text:style-name="T3">e</text:span></text:p>
          </draw:text-box>
        </draw:frame>
        <draw:frame draw:style-name="gr30" draw:text-style-name="P16" draw:layer="layout" svg:width="2.267cm" svg:height="0.935cm" svg:x="26.165cm" svg:y="8.006cm">
          <draw:text-box>
            <text:p text:style-name="P15"><text:span text:style-name="T4">G</text:span><text:span text:style-name="T4">r</text:span><text:span text:style-name="T4">a</text:span><text:span text:style-name="T4">d</text:span><text:span text:style-name="T4">e</text:span></text:p>
          </draw:text-box>
        </draw:frame>
        <draw:frame draw:style-name="gr31" draw:text-style-name="P14" draw:layer="layout" svg:width="8.411cm" svg:height="1.239cm" svg:x="16.367cm" svg:y="17.374cm">
          <draw:text-box>
            <text:p text:style-name="P5"><text:span text:style-name="T3">R</text:span><text:span text:style-name="T3">e</text:span><text:span text:style-name="T3">c</text:span><text:span text:style-name="T3">r</text:span><text:span text:style-name="T3">u</text:span><text:span text:style-name="T3">i</text:span><text:span text:style-name="T3">t</text:span><text:span text:style-name="T3">e</text:span><text:span text:style-name="T3">r</text:span><text:span text:style-name="T3"> </text:span><text:span text:style-name="T3">s</text:span><text:span text:style-name="T3">e</text:span><text:span text:style-name="T3">e</text:span><text:span text:style-name="T3">s</text:span><text:span text:style-name="T3"> </text:span><text:span text:style-name="T3">q</text:span><text:span text:style-name="T3">u</text:span><text:span text:style-name="T3">a</text:span><text:span text:style-name="T3">l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t</text:span><text:span text:style-name="T3">a</text:span><text:span text:style-name="T3">l</text:span><text:span text:style-name="T3">e</text:span><text:span text:style-name="T3">n</text:span><text:span text:style-name="T3">t</text:span><text:span text:style-name="T3"> </text:span><text:span text:style-name="T3">m</text:span><text:span text:style-name="T3">a</text:span><text:span text:style-name="T3">r</text:span><text:span text:style-name="T3">k</text:span><text:span text:style-name="T3">e</text:span><text:span text:style-name="T3">t</text:span><text:span text:style-name="T3">p</text:span><text:span text:style-name="T3">l</text:span><text:span text:style-name="T3">a</text:span><text:span text:style-name="T3">c</text:span><text:span text:style-name="T3">e</text:span></text:p>
          </draw:text-box>
        </draw:frame>
        <draw:frame draw:style-name="gr32" draw:text-style-name="P14" draw:layer="layout" svg:width="3.478cm" svg:height="0.717cm" svg:x="11.865cm" svg:y="11.406cm">
          <draw:text-box>
            <text:p text:style-name="P5"><text:span text:style-name="T3">B</text:span><text:span text:style-name="T3">l</text:span><text:span text:style-name="T3">o</text:span><text:span text:style-name="T3">c</text:span><text:span text:style-name="T3">k</text:span><text:span text:style-name="T3">c</text:span><text:span text:style-name="T3">h</text:span><text:span text:style-name="T3">a</text:span><text:span text:style-name="T3">i</text:span><text:span text:style-name="T3">n</text:span></text:p>
          </draw:text-box>
        </draw:frame>
        <draw:g>
          <draw:custom-shape draw:style-name="gr33" draw:text-style-name="P18" xml:id="id9" draw:id="id9" draw:layer="layout" svg:width="5.389cm" svg:height="1.963cm" svg:x="22.698cm" svg:y="13.515cm">
            <text:p text:style-name="P17"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p</text:span><text:span text:style-name="T1">l</text:span><text:span text:style-name="T1">a</text:span><text:span text:style-name="T1">c</text:span><text:span text:style-name="T1">e</text:span></text:p>
            <draw:enhanced-geometry svg:viewBox="0 0 21600 21600" draw:type="rectangle" draw:enhanced-path="M 0 0 L 21600 0 21600 21600 0 21600 0 0 Z N"/>
          </draw:custom-shape>
          <draw:g>
            <draw:path draw:style-name="gr34" draw:text-style-name="P19" draw:layer="layout" svg:width="0.015cm" svg:height="0.024cm" svg:x="24.298cm" svg:y="13.968cm" svg:viewBox="0 0 16 25" svg:d="M1 25c1 0 1 0 2 0l13-18c0-1 0-2 0-2-4-3-9-5-15-5l-1 1v23c0 0 0 1 1 1zM3 3c3 0 7 1 10 3l-10 14z">
              <text:p/>
            </draw:path>
            <draw:path draw:style-name="gr34" draw:text-style-name="P19" draw:layer="layout" svg:width="0.023cm" svg:height="0.02cm" svg:x="24.302cm" svg:y="13.976cm" svg:viewBox="0 0 24 21" svg:d="M0 20c1 1 1 1 1 1 1 0 1 0 1 0l21-7c1-1 1-1 1-2-2-5-4-9-8-12-1 0-1 0-1 0-1 0-1 0-1 1l-14 17c0 1 0 2 0 2zM15 3c3 3 5 5 6 8l-16 6z">
              <text:p/>
            </draw:path>
            <draw:path draw:style-name="gr34" draw:text-style-name="P19" draw:layer="layout" svg:width="0.035cm" svg:height="0.024cm" svg:x="24.278cm" svg:y="13.998cm" svg:viewBox="0 0 36 25" svg:d="M0 15c0 1 0 1 0 1 5 6 12 9 19 9 6 0 12-2 17-7 0 0 0-1 0-2l-16-16c-1 0-1 0-2 0l-17 14c-1 1-1 1-1 1zM19 3l14 14c-4 4-9 5-14 5-6 0-12-2-16-6z">
              <text:p/>
            </draw:path>
            <draw:path draw:style-name="gr34" draw:text-style-name="P19" draw:layer="layout" svg:width="0.024cm" svg:height="0.025cm" svg:x="24.304cm" svg:y="13.992cm" svg:viewBox="0 0 25 26" svg:d="M1 7c-1 0-1 1-1 1 0 1 0 1 0 1l16 16c1 1 1 1 1 1 1 0 1 0 1-1 5-4 7-10 7-17 0-2 0-5-1-7 0-1-1-1-2-1zM17 22l-13-13 18-6c0 2 0 4 0 5 0 6-1 11-5 14z">
              <text:p/>
            </draw:path>
            <draw:polygon draw:style-name="gr34" draw:text-style-name="P19" draw:layer="layout" svg:width="0.002cm" svg:height="0.002cm" svg:x="24.329cm" svg:y="13.97cm" svg:viewBox="0 0 3 3" draw:points="1,3 0,3 0,0 3,0 3,3">
              <text:p/>
            </draw:polygon>
            <draw:polygon draw:style-name="gr34" draw:text-style-name="P19" draw:layer="layout" svg:width="0.002cm" svg:height="0.002cm" svg:x="24.329cm" svg:y="13.975cm" svg:viewBox="0 0 3 3" draw:points="1,3 0,3 0,0 3,0 3,3">
              <text:p/>
            </draw:polygon>
            <draw:polygon draw:style-name="gr34" draw:text-style-name="P19" draw:layer="layout" svg:width="0.002cm" svg:height="0.002cm" svg:x="24.329cm" svg:y="13.981cm" svg:viewBox="0 0 3 3" draw:points="1,3 0,3 0,0 3,0 3,3">
              <text:p/>
            </draw:polygon>
            <draw:polygon draw:style-name="gr34" draw:text-style-name="P19" draw:layer="layout" svg:width="0.002cm" svg:height="0.002cm" svg:x="24.329cm" svg:y="13.987cm" svg:viewBox="0 0 3 3" draw:points="1,3 0,3 0,0 3,0 3,3">
              <text:p/>
            </draw:polygon>
            <draw:polygon draw:style-name="gr34" draw:text-style-name="P19" draw:layer="layout" svg:width="0.007cm" svg:height="0.002cm" svg:x="24.335cm" svg:y="13.97cm" svg:viewBox="0 0 8 3" draw:points="4,3 0,3 0,0 8,0 8,3">
              <text:p/>
            </draw:polygon>
            <draw:polygon draw:style-name="gr34" draw:text-style-name="P19" draw:layer="layout" svg:width="0.007cm" svg:height="0.002cm" svg:x="24.335cm" svg:y="13.975cm" svg:viewBox="0 0 8 3" draw:points="4,3 0,3 0,0 8,0 8,3">
              <text:p/>
            </draw:polygon>
            <draw:polygon draw:style-name="gr34" draw:text-style-name="P19" draw:layer="layout" svg:width="0.007cm" svg:height="0.002cm" svg:x="24.335cm" svg:y="13.981cm" svg:viewBox="0 0 8 3" draw:points="4,3 0,3 0,0 8,0 8,3">
              <text:p/>
            </draw:polygon>
            <draw:polygon draw:style-name="gr34" draw:text-style-name="P19" draw:layer="layout" svg:width="0.007cm" svg:height="0.002cm" svg:x="24.335cm" svg:y="13.987cm" svg:viewBox="0 0 8 3" draw:points="4,3 0,3 0,0 8,0 8,3">
              <text:p/>
            </draw:polygon>
            <draw:polygon draw:style-name="gr34" draw:text-style-name="P19" draw:layer="layout" svg:width="0.002cm" svg:height="0.002cm" svg:x="24.34cm" svg:y="14.02cm" svg:viewBox="0 0 3 3" draw:points="1,3 0,3 0,0 3,0 3,3">
              <text:p/>
            </draw:polygon>
            <draw:polygon draw:style-name="gr34" draw:text-style-name="P19" draw:layer="layout" svg:width="0.002cm" svg:height="0.002cm" svg:x="24.335cm" svg:y="14.02cm" svg:viewBox="0 0 3 3" draw:points="1,3 0,3 0,0 3,0 3,3">
              <text:p/>
            </draw:polygon>
            <draw:polygon draw:style-name="gr34" draw:text-style-name="P19" draw:layer="layout" svg:width="0.002cm" svg:height="0.002cm" svg:x="24.329cm" svg:y="14.02cm" svg:viewBox="0 0 3 3" draw:points="1,3 0,3 0,0 3,0 3,3">
              <text:p/>
            </draw:polygon>
            <draw:path draw:style-name="gr35" draw:text-style-name="P19" draw:layer="layout" svg:width="0.319cm" svg:height="0.319cm" svg:x="23.49cm" svg:y="14.778cm" svg:viewBox="0 0 320 320" svg:d="M160 0c-88 0-160 72-160 160s72 160 160 160 160-72 160-160-73-160-160-160z">
              <text:p/>
            </draw:path>
            <draw:path draw:style-name="gr35" draw:text-style-name="P19" draw:layer="layout" svg:width="0.319cm" svg:height="0.319cm" svg:x="24.002cm" svg:y="14.778cm" svg:viewBox="0 0 320 320" svg:d="M160 0c-88 0-160 72-160 160s72 160 160 160 160-72 160-160-73-160-160-160z">
              <text:p/>
            </draw:path>
            <draw:path draw:style-name="gr35" draw:text-style-name="P19" draw:layer="layout" svg:width="1.361cm" svg:height="0.848cm" svg:x="23.139cm" svg:y="13.852cm" svg:viewBox="0 0 1362 849" svg:d="M1352 315c-9-11-21-18-37-18h-179c-22-171-163-297-335-297-174 0-315 126-335 297h-137l-29-131c-14-62-70-108-134-108h-120c-26 0-46 20-46 46 0 25 20 45 46 45h120c21 0 40 15 44 37l116 531c17 76 85 132 164 132h617c77 0 144-51 163-127l91-366c2-15-2-29-9-41zM801 93c137 0 246 111 246 246 0 136-111 247-246 247-136 0-247-111-247-247 0-135 110-246 247-246zM1107 757h-618c-35 0-67-26-75-60l-67-307h119c24 166 166 289 335 289s310-123 335-289h121l-76 309c-9 33-39 58-74 58z">
              <text:p/>
            </draw:path>
            <draw:path draw:style-name="gr35" draw:text-style-name="P19" draw:layer="layout" svg:width="0.279cm" svg:height="0.279cm" svg:x="23.798cm" svg:y="14.053cm" svg:viewBox="0 0 280 280" svg:d="M46 186h48v48c0 26 20 46 46 46s46-20 46-46v-48h48c26 0 46-20 46-46s-20-46-46-46h-48v-48c0-26-20-46-46-46s-46 20-46 46v48h-48c-26 0-46 20-46 46s21 46 46 46z">
              <text:p/>
            </draw:path>
          </draw:g>
        </draw:g>
        <draw:connector draw:style-name="gr17" draw:text-style-name="P2" draw:layer="layout" svg:x1="22.644cm" svg:y1="4.986cm" svg:x2="24.406cm" svg:y2="4.986cm" draw:start-shape="id12" draw:start-glue-point="1" draw:end-shape="id1" draw:end-glue-point="3" svg:d="M22644 4986h1762" svg:viewBox="0 0 1763 1">
          <text:p/>
        </draw:connector>
        <draw:g>
          <draw:path draw:style-name="gr36" draw:text-style-name="P10" draw:layer="layout" svg:width="1.523cm" svg:height="1.523cm" svg:x="20.765cm" svg:y="4.222cm" svg:viewBox="0 0 1524 1524" svg:d="M127 1346h474l-36 127h-133v51h152 356 152v-51h-133l-36-127h474c70 0 127-57 127-127v-1092c0-70-57-127-127-127h-1270c-70 0-127 57-127 127v1092c0 70 57 127 127 127zM906 1473h-288l36-127h216zM1397 1295h-508-254-508c-42 0-76-34-76-76v-25h1422v25c0 42-34 76-76 76zM127 51h1270c42 0 76 34 76 76v1016h-1422v-1016c0-42 34-76 76-76z">
            <text:p/>
          </draw:path>
          <draw:path draw:style-name="gr36" draw:text-style-name="P10" draw:layer="layout" svg:width="0.294cm" svg:height="0.456cm" svg:x="21.375cm" svg:y="4.324cm" svg:viewBox="0 0 295 457" svg:d="M17 456c3 1 6 1 8 1 8 0 16-3 21-10l243-325c9-11 7-27-5-35-75-57-165-87-259-87-14 0-25 11-25 25v407c0 11 7 20 17 24zM51 52c65 4 127 25 182 61l-182 243z">
            <text:p/>
          </draw:path>
          <draw:path draw:style-name="gr36" draw:text-style-name="P10" draw:layer="layout" svg:width="0.435cm" svg:height="0.375cm" svg:x="21.446cm" svg:y="4.456cm" svg:viewBox="0 0 436 376" svg:d="M5 365c5 7 12 11 20 11 3 0 6-1 8-2l386-128c13-5 20-19 16-32-28-84-80-156-151-209-5-4-12-6-19-5-6 1-12 5-16 10l-244 325c-7 9-7 21 0 30zM274 62c46 39 81 88 104 144l-284 94z">
            <text:p/>
          </draw:path>
          <draw:path draw:style-name="gr36" draw:text-style-name="P10" draw:layer="layout" svg:width="0.456cm" svg:height="0.71cm" svg:x="20.867cm" svg:y="4.374cm" svg:viewBox="0 0 457 711" svg:d="M115 711c5 0 11-2 16-6l317-253c6-5 9-12 9-20v-407c0-14-11-25-25-25-238 0-432 194-432 432 0 99 33 192 95 269 5 7 12 10 20 10zM406 52v368l-287 229c-45-64-68-138-68-217 0-202 157-367 355-380z">
            <text:p/>
          </draw:path>
          <draw:path draw:style-name="gr36" draw:text-style-name="P10" draw:layer="layout" svg:width="0.655cm" svg:height="0.456cm" svg:x="20.999cm" svg:y="4.857cm" svg:viewBox="0 0 656 457" svg:d="M0 276c-1 7 1 14 6 19 82 103 205 162 337 162 115 0 223-45 305-126 10-10 10-26 0-36l-287-288c-10-9-24-10-34-1l-317 253c-6 5-9 11-10 17zM341 59l253 253c-70 61-158 94-251 94-108 0-209-44-281-123z">
            <text:p/>
          </draw:path>
          <draw:path draw:style-name="gr36" draw:text-style-name="P10" draw:layer="layout" svg:width="0.456cm" svg:height="0.466cm" svg:x="21.476cm" svg:y="4.755cm" svg:viewBox="0 0 457 467" svg:d="M17 130c-8 3-14 10-16 18-2 9 0 18 6 24l288 287c5 5 11 8 18 8 6 0 13-3 18-8 81-81 126-190 126-305 0-46-7-92-22-137-5-13-19-20-32-16zM312 405l-240-240 322-107c8 31 12 64 12 96 0 93-33 181-94 251z">
            <text:p/>
          </draw:path>
          <draw:polygon draw:style-name="gr36" draw:text-style-name="P10" draw:layer="layout" svg:width="0.05cm" svg:height="0.05cm" svg:x="21.933cm" svg:y="4.349cm" svg:viewBox="0 0 51 51" draw:points="25,51 0,51 0,0 51,0 51,51">
            <text:p/>
          </draw:polygon>
          <draw:polygon draw:style-name="gr36" draw:text-style-name="P10" draw:layer="layout" svg:width="0.05cm" svg:height="0.05cm" svg:x="21.933cm" svg:y="4.451cm" svg:viewBox="0 0 51 51" draw:points="25,51 0,51 0,0 51,0 51,51">
            <text:p/>
          </draw:polygon>
          <draw:polygon draw:style-name="gr36" draw:text-style-name="P10" draw:layer="layout" svg:width="0.05cm" svg:height="0.05cm" svg:x="21.933cm" svg:y="4.552cm" svg:viewBox="0 0 51 51" draw:points="25,51 0,51 0,0 51,0 51,51">
            <text:p/>
          </draw:polygon>
          <draw:polygon draw:style-name="gr36" draw:text-style-name="P10" draw:layer="layout" svg:width="0.05cm" svg:height="0.05cm" svg:x="21.933cm" svg:y="4.654cm" svg:viewBox="0 0 51 51" draw:points="25,51 0,51 0,0 51,0 51,51">
            <text:p/>
          </draw:polygon>
          <draw:polygon draw:style-name="gr36" draw:text-style-name="P10" draw:layer="layout" svg:width="0.151cm" svg:height="0.05cm" svg:x="22.035cm" svg:y="4.349cm" svg:viewBox="0 0 152 51" draw:points="76,51 0,51 0,0 152,0 152,51">
            <text:p/>
          </draw:polygon>
          <draw:polygon draw:style-name="gr36" draw:text-style-name="P10" draw:layer="layout" svg:width="0.151cm" svg:height="0.05cm" svg:x="22.035cm" svg:y="4.451cm" svg:viewBox="0 0 152 51" draw:points="76,51 0,51 0,0 152,0 152,51">
            <text:p/>
          </draw:polygon>
          <draw:polygon draw:style-name="gr36" draw:text-style-name="P10" draw:layer="layout" svg:width="0.151cm" svg:height="0.05cm" svg:x="22.035cm" svg:y="4.552cm" svg:viewBox="0 0 152 51" draw:points="76,51 0,51 0,0 152,0 152,51">
            <text:p/>
          </draw:polygon>
          <draw:polygon draw:style-name="gr36" draw:text-style-name="P10" draw:layer="layout" svg:width="0.151cm" svg:height="0.05cm" svg:x="22.035cm" svg:y="4.654cm" svg:viewBox="0 0 152 51" draw:points="76,51 0,51 0,0 152,0 152,51">
            <text:p/>
          </draw:polygon>
          <draw:polygon draw:style-name="gr36" draw:text-style-name="P10" draw:layer="layout" svg:width="0.05cm" svg:height="0.05cm" svg:x="22.137cm" svg:y="5.263cm" svg:viewBox="0 0 51 51" draw:points="25,51 0,51 0,0 51,0 51,51">
            <text:p/>
          </draw:polygon>
          <draw:polygon draw:style-name="gr36" draw:text-style-name="P10" draw:layer="layout" svg:width="0.05cm" svg:height="0.05cm" svg:x="22.035cm" svg:y="5.263cm" svg:viewBox="0 0 51 51" draw:points="25,51 0,51 0,0 51,0 51,51">
            <text:p/>
          </draw:polygon>
          <draw:polygon draw:style-name="gr36" draw:text-style-name="P10" draw:layer="layout" svg:width="0.05cm" svg:height="0.05cm" svg:x="21.933cm" svg:y="5.263cm" svg:viewBox="0 0 51 51" draw:points="25,51 0,51 0,0 51,0 51,51">
            <text:p/>
          </draw:polygon>
        </draw:g>
      </draw:page>
      <draw:page draw:name="page2" draw:style-name="dp1" draw:master-page-name="Default">
        <draw:path draw:style-name="gr37" draw:text-style-name="P8" draw:layer="layout" svg:width="3.472cm" svg:height="2.961cm" svg:x="1.889cm" svg:y="1.848cm" svg:viewBox="0 0 3473 2962" svg:d="M777 2754c-383-689-273-1475-369-2226-148 19-306 143-383-34-62-139-5-307 129-374 67-33 144-24 216-28 124 0 244-5 369-10 244-10 488-19 732-38 120-10 245-19 364-34 87-9 163-24 240 19 115 67 167 221 206 340 52 163 91 331 86 503-5 154-24 302-19 451 196-187 440-317 699-403 86-28 292-115 383-86 96 34 5 144-29 206-124 230-301 431-507 594-91 72-192 139-292 196-34 19-201 72-225 110-34 48 43 221 62 268 24 68 62 168 134 182 105 20 235-81 345-71 91 9 57 115 28 182-43 95-119 167-215 186-115 24-239 43-354 63-446 81-896 143-1351 196l5-5c-72 91-230-144-254-187zM964 2869c52 0 91-24 129-62 53-53 57-148 115-187 29-19 120-19 153-24 53-9 101-14 154-24 119-19 234-38 354-57 201-34 402-72 603-105-100-111-143-293-172-441-62 29-129 48-196 72-82 29-91 62-139 144-34 57-63 110-86 167-29 67-29 72-87 72 15 0-38-14-33-14-34-10-62 14-77-39-33 72-96 72-120 0-57 106-110 63-153-33-38 28-9 105-48 124-91 39-43-76-43-119 5-158-96-53-105 52 57-38 96 43 52 82-71 67-124-43-119-106 9-119 191-297 239-100 63-34 91 28 110 76 44-67 106-143 135-19 62-105 114 38 177 0 38-24 72-139 95-182 20-29 53-72 63-105 9-43-5-96 5-139 9-53 28-101 52-148 43-91 96-178 158-254 24-34 86-77 101-115 14-43 0-130 0-173 0-81 9-162 14-239 10-172 0-331-48-498-33-130-86-350-225-403-81-28-191 5-278 10-119 10-244 19-364 29-335 24-675 33-1010 38 139 177 124 460 139 671 14 253 19 512 43 766 19 235 53 469 120 694 47 192 124 484 292 589zM1131 2865c269-34 537-68 800-111 235-38 465-76 695-124 129-24 263-62 268-235-302 62-599 120-901 173-205 33-416 67-622 95-39 5-110 5-139 24-19 15-43 101-62 125-10 24-24 38-39 53zM1227 2036l-48-81c-48 139-134 24-48-58 58-52 101-5 130 53 43-58 134-129 153-5 43-14 43-86 86-105 91-43 53 57 106 72 43 14 52-67 81-87 57-33 101 15 105 72 19-24 34-62 58-76 57-29 62 4 48 52-29 77-154 153-177 29-44 86-154 115-192 10-38 57-149 177-182 47-19 29-82 139-120 77zM2113 1969c532-192 1030-522 1269-1054-349 58-699 202-962 441-163 148-359 369-383 599 91-130 196-254 316-364 76-72 158-139 239-201 43-34 187-158 240-149 110 29-58 110-96 134-91 58-173 120-254 192-139 119-268 254-369 402zM1026 1734c-86-28 91-263 129-110 58-86 86-86 134 0 43-52 125-196 173-48 19-19 38-62 67-72 77-23 53 48 91 72 38-4 53-67 86-81 62-34 72 9 91 62 48-67 105-124 134-9 19 4 130-96 91 19-19 62-124 72-158 14-57 77-96 105-139-9-38 62-158 114-182 14-38 53-115 110-148 19-53 77-120 172-173 48-43 62-100 124-129 14-10 24-29 77-67 67zM978 1356c10-57 67-187 129-86 58-86 87-106 139-5 43-62 134-192 158-33 15-24 48-82 72-96 67-34 67 33 91 86 58-67 120-153 154-19 47-39 119-106 138 0 53-77 134-43 58 43-38 43-115 77-125-10-33 43-119 58-139-9-47 62-124 110-162 5-39 52-115 124-154 23-43 63-115 149-158 34-24 38-96 144-124 43-10 48-91 101-77 24zM1002 1026c-29-29-14-63-33-91-24 24-29 91-77 86-53-10-19-72-5-96 38-72 134-96 153 0 43-48 96-124 144-29 53-67 96-110 139-9 38-43 129-158 148-24 53-53 130-139 149-10 19-19 38-48 62-57 53-34 34-10 72 9 14 10-14 29 19 34 24 5 29-38 48-38 67-10 34 0 72 52 43-76 124 86-24 67-24-5-34-19-58-19-47-5-76 19-114-29-44 39-130 106-154 10-38 38-124 115-148 19-43 48-110 115-149 19-52 67-76 110-134 24-5 19-72 125-110 82zM839 657c-14-34-24-62-33-96-15 24-19 86-53 96-77 14-29-96-14-125 76-129 110-48 143 43 43-47 120-129 158-24 39-52 130-138 154-23 19-20 38-63 67-72 67-24 38 33 76 62 29-19 58-86 101-86 48 0 48 62 77 81 28-19 52-76 86-86 72-24 33 29 72 57 62 44 52-23 95-33 48-10 39 14 72 43 19 19 72 10 43 57-28 44-62-4-91-4-67 4-119 57-177-24-57 57-124 105-177 5-43 47-110 110-163 28-34 53-120 77-144 5-43 58-115 134-153 24-19 14-110 144-139 72zM130 523c87-34 178-58 269-62-15-116-87-384-249-254-96 71-106 230-20 316z">
          <text:p/>
        </draw:path>
        <draw:g>
          <draw:path draw:style-name="gr38" draw:text-style-name="P8" draw:layer="layout" svg:width="3.052cm" svg:height="3.047cm" svg:x="6.207cm" svg:y="1.762cm" svg:viewBox="0 0 3053 3048" svg:d="M3011 0h-2978c-19 0-33 14-33 33v2978c0 18 14 37 37 37h2978c19 0 38-14 38-37v-2978c-5-19-24-33-42-33zM2978 70v595h-2908v-595zM70 2978v-2243h2908v2243z">
            <text:p/>
          </draw:path>
          <draw:path draw:style-name="gr38" draw:text-style-name="P8" draw:layer="layout" svg:width="0.353cm" svg:height="0.353cm" svg:x="6.482cm" svg:y="1.944cm" svg:viewBox="0 0 354 354" svg:d="M37 354h279c19 0 38-14 38-38v-279c0-18-14-37-38-37h-279c-18 0-37 14-37 37v279c5 24 19 38 37 38zM75 75h209v209h-209z">
            <text:p/>
          </draw:path>
          <draw:path draw:style-name="gr38" draw:text-style-name="P8" draw:layer="layout" svg:width="0.353cm" svg:height="0.353cm" svg:x="7.026cm" svg:y="1.944cm" svg:viewBox="0 0 354 354" svg:d="M37 354h279c19 0 38-14 38-38v-279c0-18-14-37-38-37h-279c-18 0-37 14-37 37v279c0 24 19 38 37 38zM70 75h209v209h-209z">
            <text:p/>
          </draw:path>
          <draw:path draw:style-name="gr38" draw:text-style-name="P8" draw:layer="layout" svg:width="1.288cm" svg:height="0.069cm" svg:x="7.687cm" svg:y="2.088cm" svg:viewBox="0 0 1289 70" svg:d="M37 70h1215c18 0 37-14 37-37 0-24-19-33-37-33h-1215c-18 0-37 14-37 37 0 24 19 33 37 33z">
            <text:p/>
          </draw:path>
          <draw:path draw:style-name="gr38" draw:text-style-name="P8" draw:layer="layout" svg:width="0.341cm" svg:height="0.606cm" svg:x="7.164cm" svg:y="2.771cm" svg:viewBox="0 0 342 607" svg:d="M280 597c14 14 38 14 52 0s14-37 0-51l-242-242 242-242c14-14 14-38 0-51-14-15-38-15-52 0l-269 269c-15 14-15 38 0 52z">
            <text:p/>
          </draw:path>
          <draw:path draw:style-name="gr38" draw:text-style-name="P8" draw:layer="layout" svg:width="0.336cm" svg:height="0.602cm" svg:x="7.955cm" svg:y="2.775cm" svg:viewBox="0 0 337 603" svg:d="M11 592c13 14 37 14 51 0l265-265c14-14 14-37 0-51l-265-265c-14-15-38-15-51 0-15 13-15 37 0 51l241 242-241 242c-15 9-15 32 0 46z">
            <text:p/>
          </draw:path>
          <draw:path draw:style-name="gr38" draw:text-style-name="P8" draw:layer="layout" svg:width="0.287cm" svg:height="0.797cm" svg:x="7.586cm" svg:y="2.673cm" svg:viewBox="0 0 288 798" svg:d="M26 797c19 5 37-5 42-23l219-731c5-19-5-37-23-42-19-4-38 5-42 23l-219 731c-9 19 5 37 23 42z">
            <text:p/>
          </draw:path>
          <draw:path draw:style-name="gr38" draw:text-style-name="P8" draw:layer="layout" svg:width="0.506cm" svg:height="0.074cm" svg:x="6.528cm" svg:y="3.763cm" svg:viewBox="0 0 507 75" svg:d="M37 75h433c19 0 37-14 37-38 0-23-14-37-37-37h-433c-18 0-37 14-37 37 0 24 19 38 37 38z">
            <text:p/>
          </draw:path>
          <draw:path draw:style-name="gr38" draw:text-style-name="P8" draw:layer="layout" svg:width="0.227cm" svg:height="0.074cm" svg:x="7.152cm" svg:y="3.763cm" svg:viewBox="0 0 228 75" svg:d="M37 75h154c19 0 37-14 37-38 0-23-14-37-37-37h-154c-18 0-37 14-37 37 0 24 19 38 37 38z">
            <text:p/>
          </draw:path>
          <draw:path draw:style-name="gr38" draw:text-style-name="P8" draw:layer="layout" svg:width="0.348cm" svg:height="0.074cm" svg:x="7.496cm" svg:y="3.763cm" svg:viewBox="0 0 349 75" svg:d="M37 75h275c19 0 37-14 37-38 0-23-14-37-37-37h-275c-18 0-37 14-37 37 0 24 19 38 37 38z">
            <text:p/>
          </draw:path>
          <draw:path draw:style-name="gr38" draw:text-style-name="P8" draw:layer="layout" svg:width="0.548cm" svg:height="0.074cm" svg:x="7.961cm" svg:y="3.768cm" svg:viewBox="0 0 549 75" svg:d="M0 37c0 19 14 38 37 38h475c19 0 37-14 37-38 0-23-14-37-37-37h-479c-19 0-33 19-33 37z">
            <text:p/>
          </draw:path>
          <draw:path draw:style-name="gr38" draw:text-style-name="P8" draw:layer="layout" svg:width="0.306cm" svg:height="0.074cm" svg:x="8.622cm" svg:y="3.768cm" svg:viewBox="0 0 307 75" svg:d="M270 0h-233c-18 0-37 14-37 37 0 24 14 38 37 38h233c19 0 37-14 37-38 0-23-18-37-37-37z">
            <text:p/>
          </draw:path>
          <draw:path draw:style-name="gr38" draw:text-style-name="P8" draw:layer="layout" svg:width="0.506cm" svg:height="0.074cm" svg:x="8.422cm" svg:y="4.089cm" svg:viewBox="0 0 507 75" svg:d="M470 0h-433c-18 0-37 14-37 37 0 24 14 38 37 38h433c19 0 37-14 37-38 0-23-18-37-37-37z">
            <text:p/>
          </draw:path>
          <draw:path draw:style-name="gr38" draw:text-style-name="P8" draw:layer="layout" svg:width="0.227cm" svg:height="0.074cm" svg:x="8.078cm" svg:y="4.089cm" svg:viewBox="0 0 228 75" svg:d="M37 0c-18 0-37 14-37 37 0 24 14 38 37 38h154c19 0 37-14 37-38 0-23-14-37-37-37z">
            <text:p/>
          </draw:path>
          <draw:path draw:style-name="gr38" draw:text-style-name="P8" draw:layer="layout" svg:width="0.348cm" svg:height="0.074cm" svg:x="7.612cm" svg:y="4.089cm" svg:viewBox="0 0 349 75" svg:d="M312 0h-275c-18 0-37 14-37 37 0 24 14 38 37 38h275c19 0 37-14 37-38 0-23-18-37-37-37z">
            <text:p/>
          </draw:path>
          <draw:path draw:style-name="gr38" draw:text-style-name="P8" draw:layer="layout" svg:width="0.548cm" svg:height="0.074cm" svg:x="6.952cm" svg:y="4.084cm" svg:viewBox="0 0 549 75" svg:d="M512 75c19 0 37-14 37-38 0-23-14-37-37-37h-475c-18 0-37 14-37 37 0 24 14 38 37 38z">
            <text:p/>
          </draw:path>
          <draw:path draw:style-name="gr38" draw:text-style-name="P8" draw:layer="layout" svg:width="0.306cm" svg:height="0.074cm" svg:x="6.528cm" svg:y="4.084cm" svg:viewBox="0 0 307 75" svg:d="M37 75h233c19 0 37-14 37-38 0-23-14-37-37-37h-233c-18 0-37 14-37 37 0 24 19 38 37 38z">
            <text:p/>
          </draw:path>
          <draw:path draw:style-name="gr38" draw:text-style-name="P8" draw:layer="layout" svg:width="0.32cm" svg:height="0.074cm" svg:x="6.528cm" svg:y="4.41cm" svg:viewBox="0 0 321 75" svg:d="M284 0h-247c-18 0-37 14-37 37 0 24 14 38 37 38h247c19 0 37-14 37-38 0-23-18-37-37-37z">
            <text:p/>
          </draw:path>
          <draw:path draw:style-name="gr38" draw:text-style-name="P8" draw:layer="layout" svg:width="0.32cm" svg:height="0.074cm" svg:x="6.965cm" svg:y="4.41cm" svg:viewBox="0 0 321 75" svg:d="M284 0h-247c-18 0-37 14-37 37 0 24 14 38 37 38h247c19 0 37-14 37-38 0-23-18-37-37-37z">
            <text:p/>
          </draw:path>
          <draw:path draw:style-name="gr38" draw:text-style-name="P8" draw:layer="layout" svg:width="0.441cm" svg:height="0.074cm" svg:x="7.398cm" svg:y="4.41cm" svg:viewBox="0 0 442 75" svg:d="M405 0h-368c-18 0-37 14-37 37 0 24 14 38 37 38h368c19 0 37-14 37-38 0-23-18-37-37-37z">
            <text:p/>
          </draw:path>
          <draw:path draw:style-name="gr38" draw:text-style-name="P8" draw:layer="layout" svg:width="0.362cm" svg:height="0.074cm" svg:x="7.957cm" svg:y="4.41cm" svg:viewBox="0 0 363 75" svg:d="M326 0h-289c-18 0-37 14-37 37 0 24 14 38 37 38h289c18 0 37-14 37-38 0-23-19-37-37-37z">
            <text:p/>
          </draw:path>
          <draw:path draw:style-name="gr38" draw:text-style-name="P8" draw:layer="layout" svg:width="0.492cm" svg:height="0.074cm" svg:x="8.436cm" svg:y="4.41cm" svg:viewBox="0 0 493 75" svg:d="M456 0h-419c-18 0-37 14-37 37 0 24 14 38 37 38h419c19 0 37-14 37-38 0-23-18-37-37-37z">
            <text:p/>
          </draw:path>
        </draw:g>
        <draw:line draw:style-name="gr3" draw:text-style-name="P2" draw:layer="layout" svg:x1="11.98cm" svg:y1="10.532cm" svg:x2="22.682cm" svg:y2="10.532cm">
          <text:p/>
        </draw:line>
        <draw:custom-shape draw:style-name="gr4" draw:text-style-name="P3" draw:layer="layout" svg:width="0.746cm" svg:height="0.746cm" svg:x="12.183cm" svg:y="10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3.2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46cm" svg:height="0.746cm" svg:x="14.317cm" svg:y="10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5.384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44cm" svg:height="0.746cm" svg:x="16.451cm" svg:y="10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7.517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44cm" svg:height="0.746cm" svg:x="18.584cm" svg:y="10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9.6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46cm" svg:height="0.746cm" svg:x="20.716cm" svg:y="10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46cm" svg:height="0.746cm" svg:x="21.807cm" svg:y="10.16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3.478cm" svg:height="0.717cm" svg:x="8.62cm" svg:y="10.159cm">
          <draw:text-box>
            <text:p text:style-name="P5"><text:span text:style-name="T3">B</text:span><text:span text:style-name="T3">l</text:span><text:span text:style-name="T3">o</text:span><text:span text:style-name="T3">c</text:span><text:span text:style-name="T3">k</text:span><text:span text:style-name="T3">c</text:span><text:span text:style-name="T3">h</text:span><text:span text:style-name="T3">a</text:span><text:span text:style-name="T3">i</text:span><text:span text:style-name="T3">n</text:span></text:p>
          </draw:text-box>
        </draw:frame>
        <draw:g>
          <draw:path draw:style-name="gr39" draw:text-style-name="P8" draw:layer="layout" svg:width="1.741cm" svg:height="0.697cm" svg:x="11.602cm" svg:y="2.088cm" svg:viewBox="0 0 1742 698" svg:d="M0 211c0 164 0 323 0 487 545-281 1196-281 1742 0 0-164 0-323 0-487-546-281-1197-281-1742 0z">
            <text:p/>
          </draw:path>
          <draw:path draw:style-name="gr39" draw:text-style-name="P8" draw:layer="layout" svg:width="0.281cm" svg:height="0.281cm" svg:x="11.085cm" svg:y="2.75cm" svg:viewBox="0 0 282 282" svg:d="M282 141c0 26-6 48-19 70-13 23-29 39-52 52-22 13-44 19-70 19s-48-6-71-19c-22-13-38-29-51-52-13-22-19-44-19-70s6-48 19-71c13-22 29-38 51-51 23-13 45-19 71-19s48 6 70 19c23 13 39 29 52 51 13 23 19 45 19 71z">
            <text:p/>
          </draw:path>
          <draw:path draw:style-name="gr39" draw:text-style-name="P8" draw:layer="layout" svg:width="2.931cm" svg:height="1.102cm" svg:x="11.033cm" svg:y="1.296cm" svg:viewBox="0 0 2932 1103" svg:d="M2932 815l-1466-815-1466 815 463 258v-135l59-29c281-147 604-223 921-223 316 0 639 76 920 223l59 29v165z">
            <text:p/>
          </draw:path>
          <draw:path draw:style-name="gr39" draw:text-style-name="P8" draw:layer="layout" svg:width="0.105cm" svg:height="0.333cm" svg:x="11.173cm" svg:y="2.311cm" svg:viewBox="0 0 106 334" svg:d="M106 334v-275l-106-59v334c18-5 35-5 53-5 17 0 35 0 53 5z">
            <text:p/>
          </draw:path>
        </draw:g>
        <draw:g>
          <draw:path draw:style-name="gr40" draw:text-style-name="P8" draw:layer="layout" svg:width="5.189cm" svg:height="3.243cm" svg:x="5.335cm" svg:y="14.52cm" svg:viewBox="0 0 5190 3244" svg:d="M5190 2920v-2596c0-59-14-110-43-161-30-52-68-89-120-120-51-29-102-43-161-43h-1622v162c0 105-24 193-76 284-53 90-118 155-208 208-91 52-179 76-284 76h-162c-104 0-193-24-284-76-90-53-155-118-208-208-52-91-76-179-76-284v-162h-1622c-59 0-110 14-161 43-52 31-89 68-120 120-29 51-43 102-43 161v2596c0 59 14 110 43 161 31 52 68 89 120 119 51 30 102 44 161 44h4542c59 0 110-14 161-44 52-30 90-67 120-119 29-51 43-102 43-161zM1217 730c67 0 124 15 182 49 58 33 100 75 133 133 34 59 49 116 49 183s-15 124-49 182c-33 59-75 100-133 134-58 33-115 49-182 49-68 0-125-16-183-49-58-34-100-75-134-134-33-58-48-115-48-182 0-67 15-124 48-183 34-58 76-100 134-133 58-34 115-49 183-49zM1946 2233c0 155-145 281-324 281h-811c-179 0-324-126-324-281v-281c2-108 27-198 81-292 56-97 126-167 224-223 5-3 10-6 16-9 43 52 87 90 145 123 84 49 167 71 264 71 96 0 179-22 262-71 59-33 103-71 146-123 6 3 10 6 16 9 97 56 167 126 224 223 53 94 79 184 81 292zM3730 2190h-892c-14 0-27-4-40-11-13-8-22-17-30-30-7-13-11-26-11-40 0-15 4-28 11-41 8-13 17-22 30-30 13-7 26-10 40-10h892c15 0 28 3 41 10 13 8 22 17 30 30 7 13 10 26 10 41 0 14-3 27-10 40-8 13-17 22-30 30-13 7-26 11-41 11zM4622 1865h-1784c-14 0-27-3-40-11-13-7-22-16-30-29-7-13-11-26-11-41s4-28 11-40c8-13 17-23 30-30 13-8 26-11 40-11h1784c15 0 28 3 41 11 13 7 22 17 30 30 7 12 11 25 11 40s-4 28-11 41c-8 13-17 22-30 29-13 8-26 11-41 11zM4622 1541h-1784c-14 0-27-4-40-11s-22-17-30-30c-7-13-11-25-11-40s4-28 11-41c8-13 17-22 30-29 13-8 26-11 40-11h1784c15 0 28 3 41 11 13 7 22 16 30 29 7 13 11 26 11 41s-4 27-11 40c-8 13-17 23-30 30s-26 11-41 11zM4622 1217h-1784c-14 0-27-4-40-11-13-8-22-17-30-30-7-13-11-26-11-41s4-27 11-40c8-13 17-22 30-30 13-7 26-11 40-11h1784c15 0 28 4 41 11 13 8 22 17 30 30 7 13 11 25 11 40s-4 28-11 41c-8 13-17 22-30 30-13 7-26 11-41 11z">
            <text:p/>
          </draw:path>
          <draw:path draw:style-name="gr40" draw:text-style-name="P8" draw:layer="layout" svg:width="0.972cm" svg:height="1.459cm" svg:x="7.443cm" svg:y="13.628cm" svg:viewBox="0 0 973 1460" svg:d="M406 1460h162c74 0 138-17 202-54 65-38 112-84 149-149s54-128 54-203v-648c0-75-17-138-54-203s-84-111-149-149c-64-37-128-54-202-54h-162c-75 0-138 17-203 54-65 38-111 84-149 149-37 65-54 128-54 203v648c0 75 17 138 54 203 38 65 84 111 149 149 65 37 128 54 203 54zM487 568c29 0 55 7 81 21 26 15 44 34 59 60s22 51 22 81-7 55-22 81-33 44-59 59-52 22-81 22c-30 0-56-7-81-22-26-15-45-33-60-59s-22-51-22-81 7-55 22-81 34-45 60-60c25-14 51-21 81-21z">
            <text:p/>
          </draw:path>
        </draw:g>
      </draw:page>
      <draw:page draw:name="page3" draw:style-name="dp1" draw:master-page-name="Default">
        <draw:custom-shape draw:style-name="gr41" draw:text-style-name="P1" draw:layer="layout" svg:width="7.112cm" svg:height="7.112cm" svg:x="3.66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9" draw:layer="layout" svg:width="5.096cm" svg:height="5.098cm" svg:x="4.675cm" svg:y="5.308cm" svg:viewBox="0 0 5097 5099" svg:d="M220 1528v118c-19 22-34 56-41 109v6c13-6 25-12 41-15v53c-53 15-94 56-103 165h3v6c28-18 62-25 100-34v50c-75 18-147 40-143 192v7c40-28 93-41 143-63v56c-84 28-184 38-165 219v-3 6c46-38 109-53 165-87v62c-84 44-206 47-171 239 0-3 0-3 3-3v6c43-43 112-65 168-111v68c-81 53-209 62-156 256l3 6c41-47 103-75 153-122v69c-75 56-190 84-122 261l3 6c28-40 78-71 119-108v68c-69 50-140 96-69 246l3 6c16-28 41-50 66-75v69c-41 47-59 103 0 202v121c-6-18-9-37-9-52-7-10-13-19-16-22-50-81-66-140-59-184-7-9-13-21-13-25-43-84-53-143-46-190-4-9-10-22-10-25-37-87-40-149-28-192-3-10-9-22-9-25-28-91-28-153-12-194-4-12-7-25-7-28-18-93-12-152 7-192-4-13-4-25-4-28-12-94-3-153 22-194 0-9-3-25-3-28-3-93 13-152 40-189v-28c7-94 25-150 56-187 0-10 4-25 4-25 12-97 40-150 71-181 4-12 7-25 7-28 3-12 6-25 9-34zM276 3396v84c-19 31-25 71 0 124v84c-31-43-47-78-56-109v-121c0 3 0 3 3 6v-3l3 7c13-25 31-50 50-72zM276 3125v78c-19 19-40 34-56 53v-69c19-19 37-40 56-62zM276 2210v302 3 3 439c-15 19-34 37-56 53v-68c12-16 28-32 41-47 12-31 12-72-10-141-9 13-19 22-31 29v-69c6-6 12-13 19-22 15-28 18-68 3-140-6 10-16 16-22 22v-68c6-7 9-10 16-16 18-28 25-68 15-137-9 9-22 16-31 22v-62c9-7 19-16 28-22 16-19 25-44 28-81zM276 2091v63c-15 12-37 18-56 24v-56c19-6 37-15 56-31zM276 1917v56c-19 7-37 10-56 13v-50c19-6 37-9 56-19zM276 1736v50c-19 3-37 7-56 13v-53c19-3 37-6 56-10zM276 1410v84c-6 15-12 34-19 56v6c7 0 13-3 19-6v53c-22 9-40 21-56 43v-118c16-56 34-93 56-118zM310 3660v88c-3-6-3-13-3-19-9-9-15-22-18-22-4-6-10-12-13-19v-84c6 16 19 35 34 56zM310 3359v74c-12 16-25 31-34 47v-84c9-12 22-25 34-37zM310 2804v85c-3 9-6 15-6 21 0 4 3 7 6 10v248c-12 13-21 25-34 35v-78c9-9 16-22 22-34 12-28 9-72-19-137-3 0-3 3-3 3v-439c28 93 25 152 3 193 16 37 25 69 31 93zM310 2035v237c-6 16-15 31-25 44 22 96 13 155-9 196v-302c0-16 3-35 0-56v-63h3c13-12 22-31 31-56zM310 1905v59c-12 3-21 6-34 9v-56c13-3 22-6 34-12zM310 1730v53c-12 0-21 3-34 3v-50c9-3 22-6 34-6zM310 1544v49c-12 3-25 7-34 10v-53c9 0 22-3 34-6zM310 1350v94c-12 13-25 28-34 50v-84c6-10 13-16 22-22 3-10 6-25 6-25 3-6 3-9 6-13zM310 2889v-85c4 35 4 63 0 85zM391 3542v87c-34 50-59 106 0 194v68c-49-56-74-103-81-143v-88 4-4l7 7c15-44 46-81 74-125zM391 3206v150c-3-3-6-10-9-13-15 34-47 62-72 90v-74c16-22 32-47 44-72 9-31 0-75-31-137-3 6-9 12-13 18v-248c38 84 44 140 32 183 25 37 40 72 49 103zM391 1705v178c-9 19-18 34-31 44 7 99-12 155-43 192 6 66 3 115-7 153v-237c4-18 10-46 10-77-3 0-7 3-10 6v-59c7-3 13-6 19-10 25-21 41-59 50-131-19 10-44 16-69 19v-53c29-6 57-12 81-25zM391 1537v53c-28 0-56 0-81 3v-49c25-3 53-3 81-7zM391 1207v69c-12 18-28 46-37 78l-3 6c16-3 28-3 40-6v49c-28 4-59 13-81 41v-94c25-71 53-115 81-143zM491 3720v100c-25 46-41 93 0 158v68c-47-49-69-90-75-127-6-9-15-19-18-22 0 0-4-3-7-6v-68c10 9 16 21 25 31l6 3c13-47 44-87 69-137zM491 3499v71c-10-12-19-28-31-43-13 37-44 68-69 102v-87c16-22 28-43 35-68 6-28-4-65-35-118v-150c13 34 13 62 10 87 59 78 77 137 71 187 6 6 13 12 19 19zM491 1509v112c-16 59-41 93-69 119 0 65-12 112-31 143v-178l3-3c25-19 47-53 63-124-19 9-41 9-66 12v-53c28-3 56-6 84-18 6-3 10-6 16-10zM491 1354v53c-34-4-65-7-100-4v-49c31-4 66 0 100 0zM491 1049v71c-10 16-19 31-25 47l-3 6c9 0 18 0 28-3v50c-34 3-69 15-100 56v-69c7-3 10-6 16-9 3-13 9-25 9-28 25-56 50-93 75-121zM606 3885v118c-16 37-25 78 0 121v72c-34-34-53-65-62-97-7-6-19-15-19-18-12-13-25-22-34-35v-68c12 19 25 37 46 56l7 3c9-50 40-99 62-152zM606 3701v75c-13-22-28-44-53-69-9 38-40 75-62 113v-100c9-19 18-41 25-63 0-25-7-50-25-87v-71c53 62 71 115 71 158 16 13 31 28 44 44zM606 2861v59h-3 3v59l-41 3-12-84zM606 2733v65l-69 10-9-63zM606 2614h-84v-68h84zM606 2378v75c-31-3-50-13-66-31-15-22-21-50-21-85 0-15 3-28 6-40 0-13 3-25 9-41l56 10c-3 12-9 25-12 34-3 13-6 25-6 34 0 13 3 25 6 32 6 9 12 12 22 12zM606 1992v71l-25-6 19-68zM606 1319v60c-3 0-6 3-10 3-21 96-56 146-93 174-3 25-9 47-12 65v-112c22-21 40-52 59-109-19 7-41 7-59 7v-53c28 0 56-3 81-13 12-3 21-12 34-22zM606 1179v53c-38-3-78-16-115-12v-50c37 0 74 6 115 9zM606 899v75c-6 6-10 12-13 19v6c3-3 7-3 13-3v50c-41 3-81 18-115 74v-71c12-16 28-25 43-34 3-10 10-22 13-26 18-37 37-65 59-90zM734 4025v162c-7 21-7 43 0 65v87c-25-25-38-49-47-71-9-6-19-16-22-16-25-19-44-37-59-56v-72c12 25 34 50 68 81v-3l7 3c6-59 40-115 53-180zM734 3888v84c-10-28-31-59-72-96-6 43-38 83-56 127v-118c6-19 9-37 12-56 0-16-3-35-12-53v-75c40 47 56 87 59 125 28 22 53 43 69 62zM734 3440v12l-7-9zM734 3196h-3l3 7zM734 3047v75c-25 9-41 25-50 43-10 19-10 41 0 66 0 3 3 9 3 12 3 4 6 7 9 10l38-13v69l-56 22c-7-13-16-25-22-38-6-12-16-28-19-43-19-47-22-88-9-119 12-34 37-59 78-75 9-3 18-6 28-9zM734 2895v62l-128 22v-59c12-3 25-6 37-10 13-3 25-6 35-9zM734 2776c-7 4-13 7-19 10-6 6-16 9-19 12l-90 63v59c6-3 15-6 22-13 9-3 15-6 25-12l81-56zM734 2714v59c-7 3-13 3-19 7-12 3-22 6-31 6l-78 12v-65zM734 2614h-128v-68h128zM734 2425c0 3-3 9-7 12h7zM734 2263v74c-3-3-10-6-13-6-6 0-12 3-15 6-3 4-10 10-13 19 0 3 0 6-3 13-9 28-19 47-28 59-6 6-16 15-25 19-9 3-19 6-31 6v-75c9-3 15-16 25-37 3-7 3-10 6-13 9-25 19-44 31-53 13-9 28-15 47-15 6-1 12 3 19 3zM734 2026v75l-128-38v-71zM734 1139v62c-10 6-19 12-28 15-28 88-63 138-100 163v-60c15-18 34-46 50-90-16 3-35 3-50 3v-53c25 0 53 0 81-6 16-3 31-16 47-34zM734 1015v52c-41-6-88-21-128-21v-50c40 0 84 12 128 19zM734 762v122c-44 0-84 21-128 90v-75c22-25 47-44 68-53 7-9 13-22 16-25 16-25 28-44 44-59zM734 2437v-12c3-6 3-13 6-19 3-9 3-19 3-28 0-16 0-25-6-34 0 0 0-4-3-7v-74c19 3 31 12 40 28 16 18 22 46 19 81 0 12 0 25-3 37 0 13-3 25-6 34zM734 2546h50v68h-50zM734 2839v-63c6-3 9-3 15-6-6 0-9 3-15 3v-59l53-10 15 88zM734 2957v-62l81-13 9 63zM734 3309v-69l12-6-12-31v-7l43-18 38 100zM849 4265v171c0-3-3-10-3-13-9-6-22-12-25-15-37-22-66-47-87-69v-87c9 35 37 72 93 109l7 3c0-34 6-65 15-99zM849 4034v65c-12-18-34-40-65-65-3 50-38 100-50 153v-162c3-10 3-22 3-31 0-7 0-16-3-22v-84c31 34 47 65 50 96 28 16 50 34 65 50zM849 3548v81l-12 6-35-59zM849 3374v81l-87 50-28-53v-12zM849 3081v97c-9-28-25-47-47-56-18-10-43-10-68 0v-75c31-6 59-3 84 9 12 7 22 16 31 25zM849 1992v78l-34 121-50-16 19-62-50-12v-75l68 22 19-65zM849 1652v100c-25 0-50-22-50-50s25-50 50-50zM849 999v53c-6 3-12 6-19 9-31 72-62 115-96 140v-62c15-16 31-38 47-69-16 4-32 0-47-3v-52c25 3 53 6 78 3 12-3 25-10 37-19zM849 662v72c-34 6-72 34-112 93l-3 7c37 0 78 12 115 21v57c-37-13-75-28-115-28v-122c34-41 65-62 96-75 7-6 16-18 16-21 3 0 3-4 3-4zM849 1752v-100c28 0 50 22 50 50s-22 50-50 50zM849 2070v-78l22 6zM849 3178v-97c19 19 31 41 44 69 6 12 9 28 12 43 3 13 6 29 6 41l-53 16c3-13 3-25 0-38 0-12-3-22-9-34zM976 4171v53c-12-12-31-25-55-41 0 100-119 206 55 312v49c-68-37-105-74-127-108v-171c12-38 22-78 22-119-3-15-10-31-22-47v-65c40 34 59 65 68 100 22 12 44 24 59 37zM976 3685v150c0 0-3-3-3-6-25-28-34-56-31-81 3-22 16-44 34-63zM976 3349v35l-71 40 40 72 31-19v81l-127 71v-81l50-28-41-71-9 6v-81l109-59zM976 1136v124c-18-12-37-25-46-28 0 0-19-19-13-34 0 0 10-34 19-53 6-9 22-19 40-9zM976 865v50c-3 0-6 0-12 3-37 71-75 112-115 134v-53c22-16 44-41 65-78-21 0-43-3-65-9v-57c34 10 68 19 103 16 9 0 18-3 24-6zM976 554v49c-24 13-52 38-83 72h3l-3 6c28 3 55 13 83 22v56c-40-19-80-34-127-25v-72c50-62 90-93 127-108zM976 3384v-35l16 25zM1063 4271v109c-12 59-34 118 0 174v68c-21-18-37-37-49-56-10-6-22-12-25-12-3-3-6-6-13-10v-49c7 3 10 6 16 9l3 3c-3-68 31-143 22-220-6-22-19-41-41-63v-53c47 31 72 66 84 97 0 3 3 3 3 3zM1063 3614v90l-28 22c-15 12-28 25-31 37-3 13 0 22 10 35 9 12 21 15 34 15 6 0 9 0 15-3v69h-15c-25-3-50-19-72-44v-150c7-6 13-9 16-15zM1063 3505v3l-87 50v-81l56-31zM1063 2263v149c-6 19-9 41-6 72v3c3 0 6-3 6-3v43c-12 16-15 44-9 87l3 3c0-3 3-3 6-6v47c-9 19-12 47 0 87v150c-18-53-21-88-15-115-3-7-6-13-6-16-16-53-16-91-7-115 0-7-3-16-3-16-12-56-9-90 3-115 0-6-3-15-3-19-6-56 0-90 16-112-3-9-3-15-3-18 0-50 6-85 18-106zM1063 1338v94c-15 0-34 0-43-10 0 0-13-40 6-59 0 0 25-3 31-19 0 0 3-3 6-6zM1063 1213v100c-6 3-15 3-24-3 0 0-32-28-63-50v-124c7 3 13 6 16 12 0 0 0 34-12 50 0 0 0 15 15-6 0 0 6-16 37-22 0 0 25 12 19 22 0 0-16 37-9 40 0 0 9 9 21-9zM1063 1024v99c-3 0-34-3-43-9 0 0-25-6 0-37 0 0 19 0 31-7 6-3 6-9 9-12 0-9-9-22 3-34zM1063 734v118c-28 32-59 50-87 63v-50c25-13 53-38 87-78-28-3-59-16-87-28v-56c28 12 56 22 87 31zM1063 479v59l-3 6h3v53c-24-9-56-9-87 6v-49c10-3 16-6 22-6 6-10 19-22 19-22 15-19 31-35 46-47zM1063 1313c13-3 19-9 19-9 6-16 16-41 16-41 18-59-13-65-13-65-12 3-18 9-22 15zM1063 3508v-3l4 3zM1116 4607v50c-18-13-37-25-53-35v-68c13 18 28 34 53 53zM1116 4296v53c-12-10-28-19-46-31 0 21 0 40-7 62v-109c22 9 38 16 53 25zM1116 3947v37l-22-25zM1116 3773v84c-15 12-34 19-53 22v-69c10-3 19-9 28-16zM1116 3583v77l-53 44v-90l50-41zM1116 2704v38c-34 22-62 53-31 131v3c10-12 22-22 31-31v41c-18 21-31 56 0 115v3 96c-9-25-12-44-9-62-3-6-9-13-9-16-25-49-31-84-25-112-3-6-6-12-10-15v-150l4 3c12-15 31-28 49-44zM1116 2577v34c-18 13-40 25-53 47v-47c16-12 35-22 53-34zM1116 2456v34c-18 6-40 16-53 37v-43c16-13 35-19 53-28zM1116 2054v100c-9 15-18 40-22 74h4v3c6-3 12-6 18-9v31c-25 13-46 41-46 103h3v3c12-9 28-15 43-22v32c-22 9-40 18-53 43v-149c4-4 4-7 7-7v-18c3-56 15-91 34-109v-19c3-22 9-40 12-56zM1116 1269v91c-3 9-6 16-6 22 0 0 3 3 6 6v62c-9-6-18-12-34-18h-19v-94c13-12 31-41 53-69zM1116 1058v43c-9-3-18-3-15 4 0 0 6 28 15 21v44c-3-6-6-6-12-6-31-3-37-19-41-41v-99c4 0 7-3 10-3 0 0 25-10 37 6 0 0 0 19 6 31zM1116 737v47h-3c-15 28-34 50-50 68v-118c16 3 28 3 41 6 6 0 9-3 12-3zM1116 563v53c-15-6-34-16-53-19v-53c19 4 38 10 53 19zM1116 441v54c-15 9-34 25-53 43v-59c19-16 38-28 53-38zM1141 4619v50c-9-6-15-9-25-12v-50c10 3 16 9 25 12zM1141 4311v56c-6-6-15-12-25-18v-53c10 6 19 9 25 15zM1141 3935v71l-25-22v-37zM1141 3754v84l-9 6c-3 7-9 10-16 13v-84zM1141 3610v32l-25 18v-77zM1141 2973v49c-9 19-9 38 0 69v56c-9-19-18-31-25-47v-96c7-13 16-22 25-31zM1141 2823v41c-9 6-15 12-25 22v-41c10-6 16-12 25-22zM1141 2689v37c-9 7-15 10-25 16v-38c10-2 19-9 25-15zM1141 2562v37c-6 6-15 9-25 12v-34c10-3 19-9 25-15zM1141 2443v38c-6 3-15 6-25 9v-34c10-3 19-6 25-13zM1141 2328v34c-9 0-15 4-25 7v-32c10-3 16-6 25-9zM1141 2213v31c-9 3-15 6-25 9v-31c10-3 16-6 25-9zM1141 2011v52c-3 13-6 25-9 38v6c3-3 6-3 9-6v34c-9 3-15 9-25 19v-100c10-19 16-34 25-43zM1141 1400v66c-6-6-15-13-25-16v-62c7 0 16 6 25 12zM1141 1241v81c-9 13-18 25-25 38v-91c10-9 16-18 25-28zM1141 1070v128c-3 0-6-3-9-10-3-3-6-12-16-18v-44c7 0 13 3 16 0 6-6 3-15 3-21 0 0-9-4-19-4v-43c7 9 10 12 19 12zM1141 949v66c-9-4-22-10-22-22 0 0 4-16 22-44zM1141 728v49c-9 4-15 7-25 7v-47c10-3 16-3 25-9zM1141 572v56c-9-3-15-6-25-12v-53c10 3 16 6 25 9zM1141 429v50c-6 3-15 9-25 16v-54c10-6 19-9 25-12zM1141 3642v-32l16 19zM1207 4374v330c-3-4-10-7-13-13-9-3-21-9-25-9-9-7-18-10-28-13v-50c10 7 16 10 25 13l7 3c-13-69 15-143 0-224-7-16-16-28-32-44v-56c32 22 50 41 66 63zM1207 3904v86l-10-9-52 25h-4v-71zM1207 3701v87l-66 50v-84zM1207 3063v46c-25 31-44 66 0 128v44c-3-7-10-13-10-13-34-46-46-78-46-106-3-6-7-12-10-15v-56c4 9 10 21 16 34v-3l3 3c9-22 28-41 47-62zM1207 2889v62c-22 25-53 43-66 71v-49c22-22 47-41 63-72 0-3 3-9 3-12zM1207 2281v141c-3 6-6 12-10 15 4 25 7 44 7 62h3v19h-6c0 16-7 28-13 37 13 34 16 59 13 81h6v19h-6c-4 6-7 12-10 18 6 16 13 29 16 41v78 81c-3-16-6-31-16-53-12 16-31 28-50 44v-41c16-9 28-25 38-40 9-16 9-41-3-85-10 13-22 22-35 29v-38c10-9 19-15 25-25 10-19 13-43 3-84-6 6-18 16-28 19v-37c10-7 16-13 25-19 10-19 16-40 10-84-10 9-22 16-35 22v-38c13-6 22-12 32-21 12-16 18-38 18-81-15 9-31 15-50 21v-34c19-6 35-12 50-25 6-6 13-12 16-22zM1207 2194v34c-19 10-44 10-66 16v-31c22-3 44-10 66-19zM1207 2088v31c-22 3-47 3-66 16v-34c19-6 44-10 66-13zM1207 1870v50c-13 13-22 32-28 60v6c9-6 18-6 28-10v32c-28 6-50 18-66 55v-52c3-3 3-7 7-7 0-6 3-15 3-18 12-53 31-84 53-103 0-3 3-9 3-13zM1207 1450v63c-10 3-28 9-38-22 0 0-9-13-28-25v-66c22 13 50 29 66 50zM1207 1161c-19 21-44 52-66 80v81c19-21 38-43 38-43 0-10 15-6 15-6-6 12 0 43 0 43 0 6 7 10 13 13zM1207 1101v35c-6 3-19 3-28 9-3 0-6 0-10 3-3 3 0 9 0 16 0 9-3 18-3 24 0 7-15 16-25 10v-128c7 0 13 4 19 7 3 3 9 21 16 24 6 4 18-3 31 0zM1207 940v112c-13 0-25 0-28-10 0 0-10-9 3-27 0 0-3-10-9 0 0 0-16 3-32 0v-66l3-3c4-6 35-38 63-6zM1207 681v56c-22 22-44 34-66 40v-49c19-10 41-25 66-47zM1207 603v56c-22-6-44-18-66-31v-56c22 10 44 22 66 31zM1207 392v74c-22 0-41 4-66 13v-50c13-6 25-9 38-9 9-10 18-19 22-22 0 0 3-3 6-6zM1207 1136h3c12-13 3-35 3-35h-6zM1207 1513v-63c0 3 3 3 3 7 0 0 9 40 3 52 0 0-3 0-6 4zM1207 2792v-78c9 34 6 59 0 78zM1232 4398v44h-3c0 3 3 6 3 9v34c-6 56-25 116 0 169v75c-9-7-19-16-25-25v-330c3 6 6 12 9 18 3 0 10 3 16 6zM1232 3891v121l-25-22v-86zM1232 3723v44l-25 21v-87l3-3zM1232 3212v131c-16-25-22-43-25-62v-44c0 0 3 3 3 6l3 4c3-13 10-25 19-35zM1232 3029v55c-9 10-19 16-25 25v-46c9-10 16-22 25-34zM1232 2857v50l-3 3h3v56c-3-9-9-18-13-31-6 7-9 13-12 16v-62-16-81c12 25 22 47 25 65zM1232 2639v19c-9 0-19-3-25-3v-19c6 3 12 3 25 3zM1232 2503v37c-6-10-13-16-25-22v-19c3 0 9 4 12 4zM1232 2175v116c-6 12-13 22-19 31 6 44 3 75-6 100v-141c6-15 9-34 9-59-3 3-6 3-9 6v-34c3-3 9-6 15-9 4-3 7-7 10-10zM1232 2082v34c-9 0-16 3-25 3v-31c6-3 16-3 25-6zM1232 1976v28c-9 0-19 4-25 4v-32zM1232 1811v91c-9 3-19 9-25 18v-50-3c9-22 16-40 25-56zM1232 1376v37c-3-3-6-6-9-13 0 0-10-15 9-24zM1232 1129v87c-13 16-22 28-19 35 0 0 10-3 19-7v82c-6 3-19 3-25 3v-168c9-13 19-22 25-32zM1232 968v96c-3-3-3-9-6-12h-19v-112c0 0 3 3 3 6 0 0 0 19 12 22zM1232 613v102c-9 10-19 16-25 22v-56c6-6 9-12 15-19-6 0-9-3-15-3v-56c6 4 16 7 25 10zM1232 373v97c-9 0-16-4-25-4v-74c9-7 16-13 25-19zM1232 2907v-50c3 19 3 35 0 50zM1232 4485v-34zM1248 4682v59c-7-3-13-9-16-12v-75c3 9 9 18 16 28zM1248 4405v43c-4-3-10-3-16-6v-44c6 0 12 4 16 7zM1248 4096v9l-4-3zM1248 3885v68l-4 3 4 3v69l-16-16v-121zM1248 3745v9l-16 13v-44zM1248 3187v53c-13 22-16 47 0 81v47c-7-9-13-19-16-25v-131c6-9 9-16 16-25zM1248 2942v118c-4 9-10 15-16 24v-55c0-4 3-7 6-10 3-15 0-31-6-53v-56c6 10 12 22 16 32zM1248 2636v19c-7 0-13 3-16 3v-19c3-3 9-3 16-3zM1248 2499v19h-7c3 3 7 9 7 12v91c-10-28-7-59-16-81v-37c6-4 12-4 16-4zM1248 2132v65c0 3-4 6-7 9 3 38-3 63-9 85v-116c6-9 12-25 16-43zM1248 2076v34c-4 3-10 3-16 6v-34c6 0 12-3 16-6zM1248 1973v31h-16v-28c6-3 12-3 16-3zM1248 1786v47c-4 9-7 19-13 31h3l-3 3c6 0 9-3 13-3v31c-7 0-10 4-16 7v-91c6-9 9-18 16-25zM1248 1360v59c-7 0-10-3-16-6v-37c0-4 3-4 3-4 0 0 6-6 13-12zM1248 1226v75c-4 9-10 15-13 25h-3v-82c3 0 9-3 9-6 0 0 3-3 7-12zM1248 977v218c-7 6-13 15-16 21v-87c3-6 9-9 9-9 0 0 7-12-9-56v-96c3 3 9 6 16 9zM1248 616v81c-7 6-10 12-16 18v-102c6 0 9 3 16 3zM1248 360v53l-4 3-3 7h7v53c-4 0-10-3-16-6v-97c6-6 12-10 16-13zM1248 3754v-9l6 6zM1260 4694v53c-3 0-6-3-12-6v-59c3 3 9 6 12 12zM1260 4408v46c-3-3-6-3-12-6v-43c6 0 9 3 12 3zM1260 4071v44l-12-10v-9zM1260 3972v68l-12-12v-69zM1260 3879v68l-12 6v-68zM1260 3340v40c-3-6-6-9-12-12v-47c3 6 9 13 12 19zM1260 3172v50c-3 6-9 12-12 18v-53c6-6 9-9 12-15zM1260 2970v90c-3-4-3-7-6-10 0 3-3 6-6 10v-118c6 9 9 18 12 28zM1260 2583v72h-12v-19h9c-3-3-6-9-6-12 0 0-3 0-3-3v-91c6 16 9 32 12 47zM1260 2499v16c-3 0-6 3-12 3v-19zM1260 2073v105c-3 7-6 13-12 19v-65c3-6 3-16 6-25-3 3-3 3-6 3v-34c6 0 9-3 12-3zM1260 2004h-13v-31h13zM1260 1864v28c-3 0-6 0-12 3v-31zM1260 1777v40c-3 4-6 10-12 16v-47c6-3 9-6 12-9zM1260 1347v72h-12v-59c3-3 9-10 12-13zM1260 1210v75c-3 6-6 9-12 16v-75c3-3 9-10 12-16zM1260 989v190c-3 6-6 9-12 16v-218c6 3 9 9 12 12zM1260 619v65c-3 3-6 10-12 13v-81c6 0 9 3 12 3zM1260 429v53c-3-3-6-3-12-6v-53c6 3 9 3 12 6zM1260 351v53c-3 3-6 6-12 9v-53c6-3 9-6 12-9zM1316 4732v46c-22-9-40-18-56-31v-53c12 13 31 25 56 38zM1316 4436v56c-12-13-31-25-56-38v-46c22 9 41 18 56 28zM1316 3947v165l-15 40-41-37v-44l9-21-9-10v-68l31 28zM1316 3851v65l-56 31v-68zM1316 3281v59c-12 25-22 53 0 87v44c-25-28-37-53-40-75-7-6-13-12-13-12l-3-4v-40c3 3 9 9 16 16v3c9-25 28-50 40-78zM1316 3143v41c-3-6-9-12-15-22-7 22-25 41-41 60v-50c9-13 16-25 22-41 0-19-3-40-22-71v-90c6 18 6 37 3 52 38 47 47 81 44 109 3 6 6 9 9 12zM1316 2636v22c-19 0-31-3-40-6-7 0-13 0-16 3v-72c6 44 6 59 56 53zM1316 2499v56c-3-21-15-40-56-40v-16c16-3 31 0 41 4 6 0 9 0 15-4zM1316 2325v6l-3-3zM1316 1958v71c-9 31-22 50-37 62-3 41-10 69-19 87v-105c16-13 28-34 37-75-9 3-25 6-37 6v-31c16-3 34-6 50-12 3 0 3-3 6-3zM1316 1861v31h-56v-28c19-3 37 0 56-3zM1316 1683v44c-3 6-9 16-12 25v3c3 0 9 0 12-3v31c-19 3-40 10-56 34v-40c3-3 6-6 9-10 3-6 7-12 7-15 12-31 28-53 40-69zM1316 1413v28c-6-3-9-9-9-19 0 0 3-3 9-9zM1316 1148c-22 16-44 40-56 62v75c3-3 6-3 6-3 0-6 16-6 16-6 3 0 9 37 9 37-3 3-19 19-31 34v72c9 0 16-6 16-6 9-10 25-34 40-56v-103c-6 0-12 3-22 3-3 0-18-25 22-37zM1316 1033v81c-6 9-31 37-56 65v-190c3 4 3 7 6 13 0 0 13-3 28 53 0 0 7 0 13-6 0 0 3-7 9-16zM1316 610v46c-15 6-28 10-44 10-3 6-9 12-12 18v-65h9c16 0 32-3 47-9zM1316 457v59c-19-12-37-25-56-34v-53c19 6 37 16 56 28zM1316 320v50c-15 6-34 19-56 34v-53c22-12 41-25 56-31zM1328 4735v47c-3 0-9-4-12-4v-46c3 0 9 3 12 3zM1328 4445v59c-3-3-6-9-12-12v-56c6 3 9 6 12 9zM1328 3919v165l-12 28v-165zM1328 3844v66l-12 6v-65zM1328 3446v37c-3-3-9-9-12-12v-44c3 6 9 13 12 19zM1328 3253v68c-3 7-9 13-12 19v-59c6-10 9-19 12-28zM1328 3156v53c-3-6-6-16-12-25v-41c6 4 9 10 12 13zM1328 2938v44l-3-6-6-3v-7-6-9l6-6zM1328 2636v19c-3 0-9 0-12 3v-22zM1328 2499v19h-6c3 3 6 9 6 12v91c-9-22-6-47-12-66v-56zM1328 2316v34l-6-6-3-10-3-3v-6l3-3zM1328 1945v38h-3c-3 18-6 34-9 46v-71c6-3 9-10 12-13zM1328 1861v31c-3 3-6 3-12 0v-31zM1328 1783h-12v-31h12zM1328 1671v37c-3 7-6 13-12 19v-44c6-6 9-9 12-12zM1328 1400v47c-3 0-9-3-12-6v-28c3-3 9-10 12-13zM1328 1248v93c-3 6-6 13-12 16v-103c6-3 9-6 12-6zM1328 1142v74c-6 0-9 0-12 4v-72c3-3 6-3 9-6zM1328 1018v80c-3 3-6 7-9 13l-3 3v-81c3-3 9-9 12-15zM1328 603v50c-3 0-6 3-12 3v-46c3-3 9-7 12-7zM1328 463v60c-3 0-6-3-12-7v-59c6 3 9 3 12 6zM1328 317v46c-3 4-6 4-12 7v-50c6 0 9-3 12-3zM1369 4482v315c-3-3-6-3-9-3-10-3-22-9-32-12v-47c10 3 16 6 25 9l7 3c-19-68 3-146-19-221-3-9-6-16-13-22v-59c19 12 32 25 41 37zM1369 3857v130l-41 97v-165l7-12-7 3v-66l16-9zM1369 3415v124c-9-12-16-25-19-34-3-6-9-13-12-13-3-3-6-6-10-9v-37c7 6 13 12 19 18l3 4c3-19 10-35 19-53zM1369 3247v37c-3-6-9-10-13-16-6 19-15 35-28 53v-68c4-3 4-10 7-13 0-9-3-18-7-31v-53c25 34 35 59 32 84 3 0 6 3 9 7zM1369 2942v62h-9l-13-7-3-3-6-3-3-3-3-3-4-3v-44l7-3h3l9-3 3 3h6l4 3h6zM1369 2636v19c-6 0-9-3-16-3-9 0-15 3-25 3v-19h7c0-3-3-9-7-12v-3-91c7 16 10 32 10 47 6 37 6 56 31 59zM1369 2499v22c-9-3-22-6-41-3v-19c16-3 32 0 41 0zM1369 2259v132h-3l-13-4-6-9-12-16-3-12h-4v-34l4-3 6-10 3-12v-10-9l6-6 9-7zM1369 2154v56l-6-7-3-12 6-9 3-13v-12zM1369 1855v69c-13 28-25 46-41 59v-38c10-12 19-31 25-56-6 3-15 3-25 3v-31c13 0 25 0 41-6zM1369 1755v31c-13 0-28-3-41-3v-31c13 0 28 3 41 3zM1369 1615v65c-13 7-28 13-41 28v-37c7-3 10-9 16-9 3-7 6-16 6-16 6-12 13-22 19-31zM1369 1357v75c-6 6-16 12-22 18 0 0-9 0-19-3v-47c13-12 28-28 41-43zM1369 1145v159c-3 0-9 3-16 6 0 0-12 12-25 31v-93c7-7 10-10 10-10 6-15-3-22-10-22v-74c10-3 28-13 41 3zM1369 986v88c-13 3-25 9-41 24v-80c10-10 16-19 19-22 0 0 6-7 22-10zM1369 575v53c-13 10-28 19-41 25v-50c13-9 25-15 41-28zM1369 488v60c-13-7-28-16-41-25v-60c13 10 28 16 41 25zM1369 307v50c-13 0-25 3-41 6v-46c16-7 28-10 41-10zM1388 4501v299c-7 0-13-3-19-3v-315c6 7 9 13 12 19zM1388 3876v68l-19 43v-130zM1388 3374v72c-10 22-16 46 0 71v44c-10-6-13-13-19-22v-124c6-13 12-25 19-41zM1388 3265v44c-7-6-10-16-19-25v-37c6 6 12 12 19 18zM1388 2957v44l-10 3h-9v-62l3 3 6 3v3l6 6zM1388 2848v34l-4-3v-9l-3-9v-7zM1388 2639v19c-7 0-13-3-19-3v-19c6 3 9 3 19 3zM1388 2503v27c-7-3-10-9-19-9v-22c3 0 6 4 9 4zM1388 2269v97l-4 9-6 9-9 7v-131h6zM1388 2070v152l-16-9-3-3v-56l3-4 3-15v-13l3-9 3-6 3-12 4-19zM1388 1842v35c-4 0-4 3-7 3-3 15-6 31-12 44v-69c6-3 12-6 19-13zM1388 1758v31c-7 0-13 0-19-3v-31c6 3 12 3 19 3zM1388 1593v41c-4 6-7 9-7 12l-3 3h10v31h-19v-65c6-9 12-15 19-22zM1388 1335v84c-7 3-13 6-19 13v-75c6-7 12-16 19-22zM1388 1198v109c-4-3-10-7-19-3v-159c3 3 3 6 3 9 0 0 12 34 16 44zM1388 980v97c-7-3-13-3-19-3v-88c6-3 12-3 19-6zM1388 560v56c-7 3-13 9-19 12v-53c6-6 12-9 19-15zM1388 495v59c-7-3-13-3-19-6v-60c6 3 12 7 19 7zM1388 295v62c-7-3-13-3-19 0v-50h3c3-6 9-9 16-12zM1388 2366v-97l9 9 3 13-3 15v13l-6 12-3 22v9zM1388 3001v-44l3 3 3 6h6l3 4v3 6 6l-3 3-6 6-3 7zM1388 3944v-68l18 18zM1409 4507v44c-3 0-6 0-9-3 15 59-9 127 9 187v87c-9-6-15-12-21-22v-299c6 3 15 6 21 6zM1409 3548v35c-9-7-15-13-21-22v-44c3 10 12 22 21 31zM1409 3296v106c-6 16-15 31-21 44v-72c3-9 6-21 9-31 0-9-3-22-9-34v-44c9 9 15 22 21 31zM1409 3047v31l-3-9-3-9 3-7zM1409 2839v71l-3-6-6-6-6-6-6-6v-4-34-3l12-3zM1409 2636v19c-9 0-15 3-21 3v-19c6 0 12-3 21-3zM1409 2499v19h-6c3 3 3 9 6 12v91c-12-32-6-69-21-91v-27c6-4 15-4 21-4zM1409 2032v184l-3 3h-6l-12 3v-152-7l3-15 12-13zM1409 1808v50c-6 6-15 12-21 19v-35c6-9 15-18 21-34zM1409 1789h-21v-31h21zM1409 1649v31c-9 0-15-3-21 0v-31zM1409 1572v34c-6 9-15 18-21 28v-41c6-9 15-18 21-21zM1409 1179v228c-6 3-12 6-21 12v-84c3-6 6-9 6-13 0 0 0-9-6-15v-109c3 0 12 6 18-13 0 0 0-3 3-6zM1409 983v106c-6-3-12-9-21-12v-97h21zM1409 507v90c-9 6-15 13-21 19v-56c0-3 3-3 3-6h-3v-59c6 6 12 9 21 12zM1409 276v84c-6-3-15-3-21-3v-62c3-3 3-6 3-6 6-3 12-7 18-13zM1450 4794v56c-16-9-31-19-41-28v-87c6 22 19 43 41 59zM1450 4520v46c-13-3-25-9-41-15v-44c13 3 28 10 41 13zM1450 3508v121c-7-9-10-15-13-25-6-3-12-9-15-9-3-3-10-9-13-12v-35c6 7 13 13 19 19h3c3-19 9-37 19-59zM1450 3362v37c-10-9-16-19-28-28-3 9-7 22-13 31v-106c10 16 13 31 13 44 12 6 18 16 28 22zM1450 3122v50l-3-4-7-9-3-9v-13l3-6 7-6zM1450 2988v68l-3 7-7 6-3 6-3 3-3 6h-12-10v-6-31l6-6 4-6 6-6 3-7 6-3 6-6 7-6v-6l3-10zM1450 2876v109l-3-6v-9l-7-10-3-6-6-9-3-13-6-9-10-9-3-4v-71l13 6 9 6 6 10 6 9zM1450 2636v19c-7 0-13-3-16-3-9 0-19 3-25 3v-19h6c-3-3-3-9-6-12v-3-91c6 16 6 32 10 47 6 37 6 56 31 59zM1450 2499v22c-10-3-25-6-41-3v-19c16-3 28 0 41 0zM1450 2359v22l-3-9zM1450 2178l-3 10v12 10l3 3zM1450 1967v109h-3v19 21l-7 16-6 15-6 16-6 12v13l-3 9-7 9-3 7v3-184l10-12 15-19 13-25zM1450 1749v31h-3c-10 34-25 59-38 78v-50c3-6 6-12 10-19h-10v-31c10 0 16 0 25-3 6 0 9-3 16-6zM1450 1659v31c-16-3-28-7-41-10v-31c13 3 25 6 41 10zM1450 1528v56c-16 3-28 9-41 22v-34c6-7 13-10 19-13 3-6 9-12 9-15 3-7 6-10 13-16zM1450 1139v81c-3 0-3 0-7 3 0 0-15 3-18 9 0 0-10 19 6 50 0 0 12 12 19 25v28c-7 22-16 53-35 68 0 0-3 4-6 4v-228c3-12 16-34 25-40 0 0 6-3 16 0zM1450 1039v84c-13-3-35-12-38-31l-3-3v-106c0 3 13 32 19 41 0 0 9 6 22 15zM1450 516v47h-7c-12 12-24 25-34 34v-90c10 3 22 6 31 9zM1450 251v50c-7 3-10 6-16 9h3l-6 7c6 0 12 3 19 6v56c-13-6-28-12-41-19v-84c13-9 28-18 41-25zM1450 1335v-28c0 6 3 9 3 12 0 0-3 7-3 16zM1465 4806v50c-6-3-12-6-15-6v-56c3 6 9 9 15 12zM1465 4526v50c-6-4-12-7-15-10v-46c3 3 9 6 15 6zM1465 3458v97c-3 12-6 28 0 40v53c-6-6-12-13-15-19v-121c6-16 9-31 15-50zM1465 3377v50c-3-9-9-18-15-28v-37c6 6 9 9 15 15zM1465 3106v103h-3l-3-6-6-7v-6-6-6l-3-6v-50l3-6zM1465 2904v137l-3 3-6 3-6 9v-68-3-109 3l3 10 6 6zM1465 2639v19c-6 0-12-3-15-3v-19c3 0 9 3 15 3zM1465 2503v24c-6-3-9-6-15-6v-22c3 0 6 4 9 4zM1465 2313v109l-3-3-6-13-6-19v-6-22-9l6-22 6-9zM1465 1927v298l-6-3-3-3-6-6v-35-3l3-15 3-19v-19l6-6v-21-13l-3-3-9-3v-109l3-6 3-22v-9zM1465 1733v38c-6 3-12 6-15 9v-31c3-3 9-9 15-16zM1465 1659v34c-6-3-12-3-15-3v-31zM1465 1509v72c-6 0-12 0-15 3v-56c3-6 9-12 15-19zM1465 1145v56c-6 6-12 12-15 19v-81c3 0 9 0 15 6zM1465 1052v68c-3 0-6 3-9 3h-6v-84c3 3 9 10 15 13zM1465 516v44c-6 3-12 3-15 3v-47zM1465 332v57c-6-4-12-7-15-10v-56c3 3 9 6 15 9zM1465 242v50c-6 3-12 6-15 9v-50c3-3 9-6 15-9zM1474 4813v46c-3 0-6-3-9-3v-50c3 4 6 4 9 7zM1474 4532v47c-3 0-6-3-9-3v-50c3 3 6 3 9 6zM1474 3617v40c-3-3-6-6-9-9v-53c0 6 3 15 9 22zM1474 3390v137c-6 9-9 18-9 28v-97-18-13-50c3 3 6 10 9 13zM1474 3103v106h-9v-103zM1474 2920v118h-3-6v3-137 3l6 13zM1474 2658h-9v-19h9zM1474 2499v44c-3-3-6-9-9-16v-24c3 0 6 0 9-4zM1474 2300v131h-3l-6-9v-109l6-10zM1474 1920v88l-6 12 6 9v193l-9 3v-298l6-7zM1474 1721v40c-3 3-6 6-9 10v-38c3-3 6-6 9-12zM1474 1662v31h-9v-34c3 3 6 3 9 3zM1474 1497v40c-3 4-6 7-9 10v6h9v28h-9v-72c3-6 6-9 9-12zM1474 1157v25c-3 6-6 13-9 19v-56c3 3 6 6 9 12zM1474 1064v47c-3 3-6 6-9 9v-68c3 6 6 9 9 12zM1474 513v47h-9v-44c3 0 6-3 9-3zM1474 335v63c-3-3-6-6-9-10v-56c3 0 6 3 9 3zM1474 239v47c-3 3-6 6-9 6v-50c3 0 6-3 9-3zM1474 1111v-47c4 6 4 10 7 13 0 0 9 15-7 34zM1474 1182v-25c0 7 4 10 4 16 0 0 0 3-4 9zM1487 4819v46c-3 0-9-3-13-6v-46c4 3 10 3 13 6zM1487 4538v53c-3-3-9-9-13-12v-47c4 0 10 3 13 6zM1487 3635v35c-3-6-9-10-13-13v-40c4 6 10 12 13 18zM1487 3415v74c-3 13-9 25-13 38v-137c7 9 10 19 13 25zM1487 3103v103 3h-13v-106zM1487 2948v87l-6 3h-7v-118l4 12 3 10 6 3zM1487 2636v19c-3 0-9 0-13 3v-19c4-3 10-3 13-3zM1487 2499v19h-6c3 3 6 9 6 12v91c-9-28-6-56-13-78v-44zM1487 2297v131h-3l-10 3v-131l4-3zM1487 2032v193l-13-3v-193 3zM1487 1917v72 3l-6 6-7 10v-88zM1487 1699v47c-3 6-9 12-13 15v-40c4-7 10-13 13-22zM1487 1693h-13v-31h13zM1487 1553v31c-3 0-9-3-13-3v-28zM1487 1485v34c-3 6-9 12-13 18v-40c4-3 10-9 13-12zM1487 510v47c-3 0-9 3-13 3v-47c4 0 10-3 13-3zM1487 348v59c-3-3-9-6-13-9v-63c4 4 10 7 13 13zM1487 233v46c-3 3-9 7-13 7v-47c4-3 10-6 13-6zM1499 4825v47c-3-3-6-3-12-7v-46c6 3 9 3 12 6zM1499 4544v57c-3-4-6-7-12-10v-53c6 3 9 3 12 6zM1499 3645v34c-3-3-6-6-12-9v-35c6 4 9 7 12 10zM1499 3440v31c0-3-3-3-6-7 0 10-3 19-6 25v-74c3 9 6 15 6 22 3 0 6 3 6 3zM1499 3109v94l-6 3h-6v-103h3l9 3zM1499 2945v96-3h-6l-6-3v-87h3 9zM1499 2820v28l-3-3-6-3v-3l3-10 3-6zM1499 2589v66h-12v-19h9c-3-3-6-9-9-15v-91c6 16 9 32 12 47zM1499 2499v16c-3 0-6 3-12 3v-19zM1499 2300v125l-6 3h-6v-131h3zM1499 2029v115l-9 3v10 12l3 13 6 6v37h-9-3v-193h3zM1499 1920v38 6l-3 12-9 13v-72zM1499 1662v65c-3 6-6 13-12 19v-47c3-3 3-3 3-6h-3v-31zM1499 1556v31c-3 0-6-3-12-3v-31c6 3 9 3 12 3zM1499 1475v34c-3 4-6 7-12 10v-34c6-4 9-7 12-10zM1499 504v50c-3 0-6 0-12 3v-47c6-3 9-3 12-6zM1499 354v66c-3-7-6-10-12-13v-59c6 0 9 3 12 6zM1499 227v46c-3 3-6 3-12 6v-46c6-3 9-6 12-6zM1499 1958l3-10 4-12-4-16h-3zM1565 4597v290h-3c-22-3-44-9-63-15v-47c16 6 31 13 50 16h6c-21-66-9-144-37-219-6-6-9-15-19-21v-57c25 16 44 32 56 50 4 0 7 3 10 3zM1565 3452v28c-3 0-6 3-13 6 7 6 10 10 13 16v105c-13 32-22 63 0 94v41c-19-16-28-32-34-44-7-3-13-10-16-10-3-3-9-6-16-9v-34c7 6 13 9 19 15h3c0-40 25-81 25-130-3-16-15-38-47-59v-31c19 12 32 21 41 34 6-6 12-10 19-13 0-3 3-6 6-9zM1565 2882v69l-10 9-9 10-6 6-10 9-3 6h-3v6 4l6 9 10 6 3 9 3 7 3 3 6 9 7 9h3v162l-3-3h-3l-4-6h-3l-6-3-3-3-3-4h-6-10-3-6-6l-3 4-7 3v-94l7 7 6 6 6 3h12l13-3 3-3 3-3 3-7-3-6v-6l-3-9-6-7-10-3-3-6-6-3-3-6-6-7-3-6-7-6-3-3v-96l10-3 6-7 9-9 6-6 10-7 9-9 3-6 7-6zM1565 2817v44h-6l-13-4h-9l-13-3h-6l-9-3h-7l-3-3v-28l7-3 9-3 9-3h10 12l13 3zM1565 2636c-34 3-47 0-56-12 0-3-3-7-3-10-4-6-4-15-7-25v66c7-3 10-3 16-3 9 3 25 6 50 3zM1565 2499v19h-3c0 0 0 3 3 3v84c-13-43 3-90-66-90v-16c19-3 31 0 41 4 9 0 15-4 25-4zM1565 2325v41h-13-18l-16 6-6 6v16 12 16l-10 3h-3v-125h7l9 6 9 7 10 9 28 3zM1565 1942v56h-3v13l3 3v62h-3l-10-3-6-3-6-3h-6l-7 6-6 6 3 12 6 7 7 9 6 12 6 7 3 9 3 15-3 10v15l-3 7 6 9 7-3 3-3v49h-3v7h-10l-12-3-13-4-3-6-15-3h-10v-37h13l6-6 3-13v-9l-6-13-16-3v-115h7l6-9 12-19 7-12 12-19 9-18zM1565 1618v41c-3 3-6 6-10 6 4 6 4 9 10 12v28c-13-9-19-18-25-28-6 3-13 10-19 10-6 15-12 31-22 40v-65h13c15-7 31-19 53-44zM1565 1572v31c-22 0-44-10-66-16v-31c22 6 44 12 66 16zM1565 1416v37c-3 0-3 4-6 4h3l-3 3c0 0 3 3 6 3v28c-22-3-41 0-66 18v-34c10-3 16-6 22-9 3-6 9-12 9-16 13-12 22-25 35-34zM1565 466v54c-25 15-44 24-66 34v-50c19-6 41-19 66-38zM1565 398v62c-22-9-44-25-66-40v-66c22 16 44 31 66 44zM1565 214v47c-19 0-41 3-66 12v-46c25-10 47-13 66-13zM1608 4604v47c-9-3-18-7-31-10 22 59 0 137 31 197v74c-6-6-15-12-21-19-7-3-19-3-22-6v-290c15 0 31 4 43 7zM1608 3742v28c-18-10-31-19-43-28v-41c6 12 22 28 43 41zM1608 3545v34c-6-9-18-15-34-24 0 15-3 34-9 52v-105c3 6 6 15 6 21 16 7 28 16 37 22zM1608 3409v21c-6 7-15 16-28 31 7 0 13 3 19 7 3 0 6 3 9 3v25c-6-7-12-10-18-13-3-3-7-3-10-3-6-3-9-3-15 0v-28c15-22 31-37 43-43zM1608 3022v143l-6-6-6-3h-3-6l-7-3h-9l-3 3v6 6l6 7 6 3 3 6 7 3 3 7 3 3 3 3 3 6v6l-3 7-3 3-9 6-10-3-6-3-3-3-3-4v-162l6 10 3 6 9 3 7-3 3-6v-10l-3-6-10-6-3-3-3-6-3-7-3-6 3-9 6-3 3-3h10l3 3 6 3 6 6zM1608 2948l-3 3-6 6v9 10l6 6 3 3v3zM1608 2820v78l-3 6-12 16-16 15-12 16v-69l3-6 3-6v-6l-6-3v-44l6 3h9l13 3h9zM1608 2636v19c-6 0-9-3-15-3-10 3-19 3-28 3v-19h9c-3-6-3-9-6-15-3-7-3-10-3-16v-84c9 16 9 37 12 56 3 16 6 28 6 37 4 3 4 7 7 10 3 6 9 12 18 12zM1608 2499v22c-9-6-25-6-43-3v-19c18-3 34-3 43 0zM1608 2328v41h-3l-9-3h-16-15v-41h18l19 3zM1608 2091v100h-3l-3 3-6 6-6 10v9l-3 6h-10l-9 3-3 7v-50l3-7 6-9 3-9 3-10 3-12 7-9 3-7 9-12 3-12zM1608 1936v109l-6 3-6 9-13 10-6 6-6 3h-6v-62 3l6 6h12 7l6-6 3-13-3-9-3-6-6-3h-13l-6 6-3 6v-56l3-6 15-3h16zM1608 1668v81c-6-6-9-13-12-22-13-6-25-16-31-22v-28c6 10 15 16 28 28 0-6 3-9 3-12 3-10 9-16 12-25zM1608 1572v28c0 0-3 0-6 3-12 25-25 40-37 56v-41c3-6 3-9 6-12-3 0-3 0-6-3v-31c9 3 18 3 31 3 3 0 9-3 12-3zM1608 1475v31c-15-6-28-12-43-15v-28c15 0 28 6 43 12zM1608 1385v31c-12 6-28 19-43 37v-37c15-16 31-25 43-31zM1608 423v59c-15 16-31 28-43 37v-53c0-3 3-3 6-6h-6v-62c12 9 28 18 43 25zM1608 189v84c-12-6-28-12-43-12v-47h6c9-6 19-15 22-15 6-4 12-7 15-10zM1627 4865v59c-6-6-12-9-19-12v-74c7 9 13 18 19 27zM1627 4610v44c-6 0-12-3-19-3v-47c7 3 13 3 19 6zM1627 3679v100c-3 0-9-3-9-3-3-3-7-3-10-6v-29c3 0 7 4 10 4l3 3c-3-22 3-44 6-69zM1627 3561v40c-3-6-9-15-19-22v-34c10 6 16 10 19 16zM1627 3486v22c0 0-3-3-6-3-3-3-10-6-13-9v-25c7 6 13 9 19 15zM1627 3387v34c-6 0-12 3-19 9v-21c4 0 4-4 7-4 3-6 9-12 12-18zM1627 3029v62l-3-3-6 3-3 6-4 3v6 6l4 4 6 6 3 3 3 6v50l-3-3-3-3-6-3-4-4-3-3v-143h3l4 3 9 4zM1627 2932v78l-3-6-6-7-3-6-7-3v-40l3-3 4-3zM1627 2807v66 3l-3 7-6 3-3 6-7 6v-78l7-3 3-3zM1627 2639v19c-6 0-12-3-19-3v-19c7 3 13 3 19 3zM1627 2503v31c-3-7-9-10-19-13v-22c4 0 7 4 10 4zM1627 2331v53l-12-12-7-3v-41l16 3zM1627 1948v202l-6 13-3 12 3 7 6 9v56-3-10-15l-9-3 3-6v-13l-6-3-7-3v-100l3-3 4-15 6-13 3-9-3-6-6-3h-7v3-109l16 9zM1627 1646v31c-19 28-25 41 0 66v24c-6-6-12-12-19-18v-81c7-6 13-16 19-22zM1627 1559v31c-6 3-12 6-19 10v-28c7-4 13-10 19-13zM1627 1481v35c-6-3-12-7-19-10v-31c7 3 13 3 19 6zM1627 1372v38c-6 0-12 3-19 6v-31c7-3 10-3 13-6 3 0 6-3 6-7zM1627 429v47c-3 0-6-3-6-3-6 3-10 6-13 9v-59c7 0 10 3 16 3 0 3 3 3 3 3zM1627 177v105c-6-3-12-6-19-9v-84c7-6 13-9 19-12zM1649 4881v53c-9-3-16-6-22-10v-59c6 7 13 13 22 16zM1649 4616v47c-6-3-13-6-22-9v-44c9 3 16 3 22 6zM1649 3561v22 221c-9-6-13-16-19-22l-3-3v-100c3-19 9-40 6-65-3-4-3-7-6-13v-40c3 3 6 6 9 6 4 0 7-3 13-6zM1649 3502v21c-6-6-16-9-22-15v-22c6 3 16 10 22 16zM1649 3365v28c-3 3-6 6-9 9 3 3 6 3 9 3v22h-3c-3-3-6-3-10-6h-9v-34c9-10 16-16 22-22zM1649 3150v56h-3l-3-3-3-7-7-9-3-3-3-3v-50c3 0 9 9 6 6 0-3 13 10 13 10zM1649 2923v183l-6-3-3-3-4-3-3-6h-3-3v-62h3v-7l3-6-3-3-3-3v-78l6-3 7-6h6zM1649 2773v91h-9l-4 3-6 3-3 3v-66h3l6-9 7-9 3-13zM1649 2636v19c-9 0-16 3-22 3v-19c6 0 13-3 22-3zM1649 2499v19h-6c0 3 3 9 6 12v91c-13-32-6-66-22-87v-31c9-4 16-4 22-4zM1649 2334v75l-3-3-10-12-9-10v-53l16 3zM1649 2178v75h-3-6l-13-6v-56l9-6 7-7zM1649 1964v143l-13 19-3 15-6 9v-202zM1649 1761v22c-9-6-16-9-22-16v-24c6 6 13 9 22 18zM1649 1537v112c-3 6-9 10-13 16-3 3-6 9-9 12v-31c16-22 28-37 13-62-7 3-10 3-13 6v-31c6-6 13-12 22-22zM1649 1488v34c-6-3-16-3-22-6v-35c6 4 16 7 22 7zM1649 1354v53c-6 0-16 0-22 3v-38c3-3 6-3 6-6 7-3 10-9 16-12zM1649 429v44c-6 3-16 3-22 3v-47zM1649 167v47c-6 3-9 6-16 9h3l-6 4c6 3 13 6 19 9v62c-6-6-16-12-22-16v-105c6-3 16-6 22-10zM1658 4887v50c-3 0-6-3-9-3v-53c3 3 6 6 9 6zM1658 4619v47c-3 0-6-3-9-3v-47c3 0 6 3 9 3zM1658 3601v91c-6 25-12 49 0 75v46c-3-3-6-6-9-9v-221c3 6 6 12 9 18zM1658 3555v24c-3 0-6 4-9 4v-22c3 0 6-3 9-6zM1658 3508v19c-3 0-6-4-9-4v-21c3 0 6 3 9 6zM1658 3412v21c-3-3-6-3-9-6v-22c0 4 3 4 6 4 0 3 0 3 3 3zM1658 3359v25c-3 0-6 6-9 9v-28c3-3 6-6 9-6zM1658 3156v66l-6-7v-3l-3-6v-56l6 6zM1658 2917v195h-3l-3-3-3-3v-183l6-3zM1658 2720v144h-6-3v-91l3-12v-10l3-15v-9-7zM1658 2568v87h-9v-19h6c-3-3-6-9-6-15v-91c3 13 6 25 9 38zM1658 2499v16c-3 0-6 3-9 3v-19zM1658 2334v85h-3l-6-10v-75zM1658 2138v118l-9-3v-75l3-3v-18l3-16zM1658 1973v122l-6 6-3 6v-143zM1658 1743v53c-3-3-6-7-6-10l-3-3v-22c0-6 3-9 6-12 0-3 0-6 3-6zM1658 1528v40c-3 0-3 0-6 4 3 0 3 3 6 6v59c-3 3-6 9-9 12v-112c3-3 6-6 9-9zM1658 1491v31h-9v-34c3 0 6 3 9 3zM1658 1344v66c-3-3-6-3-9-3v-53c3-4 6-7 9-10zM1658 426v47h-9v-44c3 0 6 0 9-3zM1658 242v62c-3-3-6-6-9-6v-62c3 3 6 3 9 6zM1658 164v47c-3 0-6 3-9 3v-47c3-3 6-3 9-3zM1658 2095l7-10 9-25 3-15v-16-12l3-19-9-6-9-12-4-7zM1693 4906v43c-13-3-25-6-35-12v-50c10 6 22 13 35 19zM1693 4638v56c-10-9-22-19-35-28v-47c13 7 25 13 35 19zM1693 3807v28c-16-6-25-15-35-22v-46c6 15 16 27 35 40zM1693 3620v31c-7-6-16-9-29-16 4 19-3 38-6 57v-91 3c13 6 25 13 35 16zM1693 3511v28c-13 19-25 31-35 40v-24c4-7 10-13 16-22-6 0-12-3-16-6v-19c10 6 22 9 35 3zM1693 3437v21c-3-3-10-6-16-9-6-6-15-12-19-16v-21c13 6 25 15 35 25zM1693 3321v44c-10-3-22 3-35 19v-25c4-3 10-6 13-10 9-12 15-22 22-28zM1693 3181v66h-3l-7-4-6-6-16-9-3-6v-66l6 9 13 10 9 3zM1693 2901v75l-7-6-3-4h-9l-6 4-4 3v6 6l4 6 6 6 6 7h3 10v87 6 3 34l-7 3-9-6-6-6-3-3-6-3-4-7v-195h4l9-3 9-4 10-6zM1693 2704v79 3l-3 9v12l3 7v43h-7l-12 4-9 3h-7v-144l10-6 9-3 13-7zM1693 2636v19c-7 0-13 0-19-3-6 0-12 3-16 3v-87 9c4 16 4 28 7 37 3 3 3 7 3 10 6 9 12 12 25 12zM1693 2503v18c-10-3-19-6-35-6v-16c13-3 25 0 35 4zM1693 2263v180h-3l-10-6-12-6-10-12v-85l16-3 3-6v-12l-3-10 3-9 6-6 7-13 3-9zM1693 2073v105l-7 7-3 12-6 13-13 15v9l-6 16v6-118l3-6 10-16 9-21 10-10zM1693 1690v31c-29 40-41 50 0 87v22c-19-13-29-25-35-34v-53c10-22 25-38 35-53zM1693 1609v28c-7-6-13-16-25-25-4 9-7 16-10 25v-59c0 3 3 3 3 6 13 9 22 19 32 25zM1693 1494v28h-3c-10 19-22 34-32 46v-40c0 0 0-3 4-6h-4v-31c10 3 19 3 28 6 4-3 4-3 7-3zM1693 1316v31c-10 7-19 16-31 28l-4 4c13 3 25 6 35 12v31c-13-6-22-12-35-12v-66c13-12 25-22 35-28zM1693 416v47c-13 7-25 10-35 10v-47c10 0 22-3 35-10zM1693 270v69c-13-13-22-26-35-35v-62c13 9 22 19 35 28zM1693 149v46c-10 4-22 10-35 16v-47c13-6 25-12 35-15zM1693 3134h6 6l3-6v-3-3l-3-6-3-4-3-6-3-3-3-3zM1693 3247v-66l3 3 6 3 9 3 3 4 4 12v9l-4 10v9l-9 3-6 6zM1727 4915v44c-13-3-22-7-34-10v-43c12 3 21 6 34 9zM1727 4663v122c-3-28-13-53-25-81-3-4-6-7-9-10v-56c15 6 25 16 34 25zM1727 3754v100l-3-3c-10-3-22-10-31-16v-28c9 6 18 9 31 16h3c-3-22 0-44 0-69zM1727 3645v53-6c-6-13-16-28-34-41v-31c15 9 25 19 34 25zM1727 3483v25c-9 9-16 15-25 22-3 3-6 6-9 9v-28c12-3 21-12 34-28zM1727 3455v22c-13-3-22-9-34-19v-21c12 9 25 18 34 18zM1727 3293v19c-6 6-19 19-31 34 6 3 9 3 15 7 7 3 13 6 16 9v25c-9-7-16-13-22-16s-9-3-12-6v-44c12-15 25-25 34-28zM1727 2907v31l-3-3-3-3h-7-9l-3 10v3l3 6 3 9 6 6 7 7h6v59l-3 6v6 9l3 3v60-4l-6-3-3-6-4-6v-3l-6-3-3-3h-6l-7 3v-87h4l6-10v-6l-3-6-3-3-4-3v-75h4 9 13l6 3zM1727 2798v44l-16 6-9 3-9 6v-43h9 6l7-3 6-7 6-3zM1727 2708v15l-6 10-3 9-7 9-3 3-6 7-3 6-3 9-4 7v-78l10-3h16l9 3zM1727 2636v19c-13 3-25 3-34 0v-19c9 3 21 3 34 0zM1727 2499v19h-6c3 3 6 9 6 12v91c-13-38 0-84-34-100v-18h6c9 0 22-4 28-4zM1727 2228v122l-6 3-3 6 6 10v9l3 6v41 9l-6 6-13 7-15-4v-180l3-10 3-9 3-9 9-4h10zM1727 2029v87l-6 13-13 18-6 10-6 9-3 12v-105l6-13 6-15 6-10 10-3zM1727 1777v34c-3 10-6 19 0 28v31c-9-12-16-18-19-28-6-3-9-9-15-12v-22c3 3 9 6 12 9 3-3 3-9 6-12 3-12 10-22 16-28zM1727 1649v22l-3-3c-3 19-19 37-31 53v-31c12-16 15-31 0-53v-28c12 12 21 22 25 31 3 3 6 6 9 9zM1727 1475v34c-13 7-22 10-34 13v-28c12-3 21-6 34-19zM1727 1407v34c-9-6-22-12-34-19v-31c12 3 25 9 34 16zM1727 1304v28c-9 3-22 9-34 15v-31c12-6 25-9 34-12zM1727 401v50c-13 3-22 9-34 12v-47c12-3 21-9 34-15zM1727 298v69c-9-10-22-19-34-28v-69c12 9 25 19 34 28zM1727 140v46c-9 0-22 3-34 9v-46c12-3 25-6 34-9zM1727 2425v-41l3 3v10 12 10zM1727 2723v-15l3 3 3 3zM1743 4918v44c-7-3-10-3-16-3v-44c6 0 9 0 16 3zM1743 4675v184c-7-21-10-49-16-74v-122c6 3 9 6 12 12zM1743 3660v200l-4-3c-3 0-9-3-12-3v-100c3-19 3-37 0-56v-53c6 6 9 12 16 15zM1743 3458v38c-7 3-10 9-16 12v-25c3-3 3-3 6-6h-6v-22c6 3 9 3 16 3zM1743 3374v22c-4 0-7-3-10-3 0-3-3-3-6-6v-25c6 3 9 9 16 12zM1743 3274v35c-7 0-10 0-16 3v-19c6-9 9-15 16-19zM1743 3066v59h-7l-6-6-3-3v-60h3l3 7zM1743 2970v59h-7l-9 3v-59h3zM1743 2917v31l-7-6-6-4h-3v-31l3 3 6 4zM1743 2795v41h-4l-9 6h-3v-44h3l9-3zM1743 2596v59h-16v-19h9c-3-3-6-9-9-15v-91c6 16 9 32 12 47 0 6 0 16 4 19zM1743 2499v16c-7 0-10 0-16 3v-19zM1743 2160v118l-4 3-6 10v6l10 9v41l-7 3h-6-3v-122l6-6 3-9 3-10-6-6-3-15 3-13 6-6zM1743 2029v47l-4 9-6 16-3 9-3 6v-87h3 9zM1743 1855v25c-7-3-10-6-16-10v-31c3 6 9 13 16 16zM1743 1758v31c-7 10-13 16-16 22v-34c6-6 9-13 16-19zM1743 1659v24c-7-3-10-9-16-12v-22c6 3 9 6 16 10zM1743 1466v34c-7 3-10 6-16 9v-34c6-3 9-6 16-9zM1743 1413v34c-7-3-10-3-16-6v-34c6 0 9 3 16 6zM1743 1294v38h-16v-28h3c3-3 9-10 13-10zM1743 734v50c-4-3-7-7-10-13 0 0-3-18 10-37zM1743 392v50c-7 3-10 6-16 9v-50c6-3 9-6 16-9zM1743 310v66c-7-3-10-6-16-9v-69c6 3 9 9 16 12zM1743 136v47c-7 0-10 3-16 3v-46c6 0 9-4 16-4zM1743 2076v-47l12 3v10 9l-9 16zM1743 2347v-41l3 13 3 6 3 12zM1743 2836v-41h3 9l3 3v10 9l-3 9-6 7zM1783 4679v43c-6-3-12-3-19-3 13 25 16 56 19 91v158c-6-3-12-3-16-3-9 0-18-3-24-3v-44h12-3 6c-6-18-12-37-15-59v-184c15 0 28 0 40 4zM1783 4252v72l-28-13 25-62zM1783 3692v28c-6-3-12-10-22-13 10 50-31 113 22 156v31c-19-9-31-22-40-34v-200c3 7 6 13 9 19 12 3 22 6 31 13zM1783 3427v25c-9 9-16 16-25 22-6 6-12 15-15 22v-38c12-3 24-12 40-31zM1783 3399v22c-16-3-28-16-40-25v-22c12 10 28 22 40 25zM1783 3237v19c-9 6-19 18-31 34 6 3 9 3 15 6 7 4 13 7 16 10v25c-9-7-16-13-22-16-3-3-9-3-12-6h-6v-35c15-21 28-34 40-37zM1783 2867v124h-3l-6 3-7 3v7 3l4 9 3 3 6 6h3v59l-3 7-6 6v3l-7 12-3 7-6 3-9 3h-7v-59h4l6-6 6-4v-6l-3-9-3-6-6-6h-4v-59-7-9-6-31 3h7 12 6l4-6v-4l-7-6-3-6-6-6-6-6v-4-6l3-3 12-6 7-7 6 4h3zM1783 2639v19c-12 0-22-3-28-6-6 0-9 0-12 3v-59c0 6 0 12 3 18 0 3 3 7 3 10 6 9 15 15 34 15zM1783 2503v27c-6-9-19-15-40-15v-16c15-3 28 0 37 4zM1783 2150v35l-6 6-3 9 3 6 6 4v56-3l-19 3-15 6-6 6v-118l9-6 15-4zM1783 2070v34l-6-9v-13l6-9zM1783 1833v34c0 3 0 7-3 10 0 6 0 12 3 18v32c-9-13-16-19-19-28-9-7-15-13-21-19v-25c3 6 12 12 18 19 3-7 3-10 6-16 7-9 10-19 16-25zM1783 1705v22c0 0 0-3-3-3-3 19-19 37-28 53h-3c-3 6-3 9-7 12v-31c16-22 29-44 0-75v-24c16 15 29 28 32 40 3 0 6 3 9 6zM1783 1425v32c-16 18-28 31-40 43v-34c3-6 9-9 12-16-3 0-9-3-12-3v-34c12 3 24 9 40 12zM1783 1260v31c-3 3-9 6-12 13l-4 3c7 0 13 3 16 3v34c-12-6-25-12-40-12v-38-3c15-12 28-22 40-31zM1783 703v115c-12-3-28-12-40-34v-50c6-13 18-25 40-31zM1783 339v77c-12 10-28 19-40 25v-49c3 0 9-3 12-7-3-3-9-6-12-9v-66c12 10 24 22 40 29zM1783 133v53c-12-3-25-3-40-3v-47h34c3 0 6-3 6-3zM1783 2185v-35l6 4 6 6 4 9-13 13zM1811 4912v68c-3-3-9-9-16-12h-12v-158c6 34 9 71 28 102zM1811 4682v43c-6 0-16-3-28-3v-43c12 0 22 3 28 3zM1811 4262v71l-28-9v-72zM1811 3882v28c-9-6-19-10-28-16v-31c9 6 19 13 28 19zM1811 3704v34c-6-6-16-12-28-18v-28c12 3 22 9 28 12zM1811 3396v22c-9 15-19 28-28 34v-25c3-3 3-3 6-6h-6v-22c9 3 19 3 28-3zM1811 3327v22c-6-3-12-9-19-15-3 0-6-3-9-3v-25c12 6 22 15 28 21zM1811 3200v28c0 3-3 6-3 6h3v22c0 0-3-3-6-3-6-3-13 0-22 3v-19c12-15 22-28 28-37zM1811 2886v167h-3l-3 7v3l-6 6-7 6-6 6-3 3v-59h6l10-3 3-9-3-6v-3l-4-7-6-3-6-3v-124h3l6 6 3 6 4 4h6zM1811 2636v19c-9 0-19 3-28 3v-19c9 0 19-3 28-3zM1811 2499v19h-9c6 6 9 16 9 28v87c0-6-3-9-3-12-13-35-6-72-25-91v-27c12-4 22-4 28-4zM1811 2210v56h-6-16-6v-56h6 13zM1811 2054v65h-12-4l-9-12-3-3v-34l12-10 13-6zM1811 1927v21c-9-9-19-15-28-21v-32c6 10 16 19 28 32zM1811 1793v34c0 3-3 6-3 6-9 16-19 25-22 31 0 3-3 3-3 3v-34c12-12 22-28 28-40zM1811 1727v34c-3-12-12-21-28-34v-22c12 9 22 16 28 22zM1811 1416v31c-6 3-16 3-25 6l-3 4v-32c9 0 19-3 28-9zM1811 1326v37c-9-6-19-12-28-19v-34c9 6 19 9 28 16zM1811 1244v29c-6 6-16 12-28 18v-31c12-6 22-12 28-16zM1811 965v34c0-6-3-13-6-19 0 0 0-6 6-15zM1811 690v122c-3 3-6 6-9 9 0 0-7 0-19-3v-115c6-3 9-3 16-3 0 0 3-3 12-10zM1811 354v47h-6c-6 6-16 9-22 15v-77c9 6 19 12 28 15zM1811 118v81c-6-4-16-10-28-13v-53c9-3 19-9 19-9 3-3 6-3 9-6zM1855 4952v50c-16-6-32-15-44-22v-68c12 16 25 28 44 40zM1855 4694v47c-13-6-25-9-44-16v-43c16 3 31 6 44 12zM1855 4277v72l-44-16v-71zM1855 3745v177c-7 0-16-3-16-3-9-3-19-6-28-9v-28c9 3 16 6 25 9v-3l3 3c-12-40 0-87-12-134-4-6-7-12-16-19v-34c19 13 31 25 40 41zM1855 3343v37c-16 19-28 32-41 35 0 3 0 3-3 3v-22c12-6 22-16 34-31-12-3-22-6-34-16v-22c16 13 28 19 44 16zM1855 3259v25c-4-3-7-3-7-6-12-10-21-16-31-19-3-3-3-3-6-3v-22c6 3 9 3 12 6 13 7 22 13 32 19zM1855 3159v37c-13 0-25 10-44 32v-28c12-10 22-16 28-19 6-9 9-16 16-22zM1855 2870v124l-4-3-9-6-6-6-3-3h-6-4l-6 3v6l3 3 7 9 3 4 3 6v6l3 9v10l-3 3-3 3-7 3-6 6-3 3-3 3v-167h3 9 10l6-3 6-7 6-6zM1855 2636v19c-10 0-16 0-22-3-6 0-13 3-22 3v-19h3c0 0 0-3-3-3v-87c3 9 6 19 6 31 3 16 6 28 6 37 4 3 4 7 7 10 3 9 12 12 25 12zM1855 2503v18c-10-3-22-6-44-3v-19c19-3 34 0 44 4zM1855 2088v146l-13 10-15 9-10 10-6 3v-56l6-4 6-6 4-6 6-6 6-6 3-10v-12-10l3-12-3-6-9-13h-19-3v-65l9-3 13 3 9 6-3 13 6 6 6 9zM1855 1870v32c-7 9-10 15-13 18-3 7-3 10-6 13-3 12 3 22 19 37v25c-19-15-28-28-35-40-3-3-6-3-9-7v-21c3 0 6 3 9 3 0-3 3-10 7-16 6-15 18-28 28-44zM1855 1771v25c-7-3-10-10-19-16-3 19-13 31-25 47v-34c6-10 6-22 0-32v-34c9 9 16 19 19 28 9 6 18 12 25 16zM1855 1388v34c-16 13-28 19-44 25v-31c12-3 28-13 44-28zM1855 1350v35c-16-6-28-13-44-22v-37c16 9 28 18 44 24zM1855 1229v37c-13 0-28 0-44 7v-29c12-3 25-6 34-6 3-3 6-6 10-9zM1855 940v115h-22c0 0-10-25-22-56v-34c6-10 19-19 44-25zM1855 669v102c-13 10-28 25-44 41v-122c12-3 28-12 44-21zM1855 357v44c-16 3-28 3-44 0v-47c12 3 28 3 44 3zM1855 99v47c-4 3-10 3-13 6l-6 3c6 3 12 9 19 12v66c-13-13-28-25-44-34v-81c16-6 31-13 44-19zM1892 4968v43c-13-3-25-6-37-9v-50c9 7 21 10 37 16zM1892 4710v59c-10-9-22-19-37-28v-47c15 3 27 10 37 16zM1892 4293v71l-37-15v-72zM1892 3757v28c-10-6-19-9-31-12 12 47-19 109 31 146v34c-16-9-28-18-37-31v-177c15 3 27 6 37 12zM1892 3489v7l-3-7zM1892 3318v28c-6 7-16 10-22 13-6 9-9 15-15 21v-37c12 0 21-9 37-25zM1892 3287v19c-13-3-25-13-37-22v-25c12 12 24 22 37 28zM1892 3125v22c-6 6-16 15-28 31 6 0 9 3 12 3 6 3 13 6 16 9v22c-16-9-28-19-37-16v-37c12-16 24-28 37-34zM1892 2982v6l-3 9-7 7-6 3-6 3-6-3-6-6-3-7v-124l3-3h3l6-3 6 3 6 3 3 3v9 10 9 6l-3 3-6 7-3 3-3 6-6 3-3 3v3 3 7l3 3 6 6 6 3 6 6 3 3 4 7 3 3zM1892 2362v81c-10 13-16 28-16 53v7c6-4 10-7 16-7v19c-16 12-25 31-19 68v6c6-6 13-9 19-15v22c-16 12-25 31-13 71v6c3-6 10-9 13-12v28c-6 12-10 28 0 56v56c-3-6-3-12-3-18-3-7-7-16-7-19-12-28-15-50-12-66-3-9-6-15-6-18-3-10-3-16-6-22l-3-3v-19c0 3 3 3 3 3 0-12 0-22 3-28-3-6-3-15-3-18-7-31-3-50 3-66-3-3-3-3-6-6v-18h6c0-32 3-50 12-63 0-9 3-15 3-18 3-28 10-47 16-60zM1892 2126v56l-10 18-12 16-9 12-6 6v-146l12 10 12 6 3 9 7 6zM1892 1952v80c-6-6-13-15-16-21-6-7-15-13-21-16v-25c6 3 12 10 21 16 0-3 3-10 6-16 4-6 7-12 10-18zM1892 1814v28c-6 16-19 35-28 50-3 3-6 7-9 10v-32c18-21 31-43 0-74v-25c18 15 27 28 34 40zM1892 1363v28h-3c-13 12-25 22-34 31v-34l3-3h-3v-34c9 3 21 9 31 12zM1892 1204v28c-3 3-6 6-10 6v3h-3c7 3 10 3 13 7v34c-13-9-25-13-37-16v-37l3-3c12-10 24-16 34-22zM1892 915v134c-10 3-25 6-37 6v-115h6c0 0 15-10 31-25zM1892 644v99c-10 6-22 16-37 28v-102c15-7 31-16 37-25zM1892 535v84c-6-22-16-56-16-62 6-9 10-16 16-22zM1892 348v47c-13 3-25 6-37 6v-44c12-3 24-6 37-9zM1892 202v71c-13-12-25-28-37-40v-66c12 10 24 22 37 35zM1892 87v46c-13 3-25 7-37 13v-47c12-3 24-9 37-12zM1892 2988v-6zM1895 5011h-3v-43h3zM1895 4713v59-3h-3v-59zM1895 4364h-3v-71h3zM1895 3922v31h-3v-34c0 3 0 3 3 3zM1895 3785h-3v-28h3zM1895 3486v13l-3-3v-7zM1895 3318v25c0 0-3 0-3 3v-28zM1895 3306h-3v-19h3zM1895 3190v25c0 0-3 0-3-3v-22zM1895 3147h-3v-22h3zM1895 2748v63c-3-4-3-7-3-10v-56c0 0 0 3 3 3zM1895 2658v28c-3 0-3 0-3 3v-28c0 0 3 0 3-3zM1895 2596h-3v-22h3zM1895 2493v22h-3v-19zM1895 2359v47c0 3-3 6-3 10v6l3-3v24h-3v-81c0-3 3-3 3-3zM1895 2138v37l-3 7v-56 3zM1895 1948v41c-3 6-3 9 0 15v31c-3 0-3-3-3-3v-80c0 0 3 0 3-4zM1895 1814v25c0 0 0-3-3-3v7-29zM1895 1391h-3v-28h3zM1895 1282h-3v-34h3zM1895 1201v31h-3v-28c0 0 3 0 3-3zM1895 912v137h-3v-134c0-3 3-3 3-3zM1895 641v102h-3v-99zM1895 532v93c0 0-3-3-3-6v-84c0 0 0-3 3-3zM1895 348v44l-3 3v-47zM1895 202v74c0 0-3 0-3-3v-71zM1895 87v43c0 0-3 0-3 3v-46zM1895 2175v-37 9 16zM1910 4971v44c-6 0-12 0-15-4v-43c3 0 9 3 15 3zM1910 4722v81c-3-9-9-21-15-31v-59c6 3 9 6 15 9zM1910 4299v72l-15-7v-71zM1910 3931v28c-6 0-12-3-15-6v-31c3 3 9 6 15 9zM1910 3763v31c-3-3-9-6-15-9v-28c6 3 9 3 15 6zM1910 3464v56l-9-12-6-9v-13l3-6zM1910 3287v37c-6 10-12 13-15 19v-25c0-3 3-6 6-9-3 0-6 0-6-3v-19c3 0 9 3 15 0zM1910 3203v25c-3-3-3-3-6-6-3-4-6-4-9-7v-25c6 3 9 10 15 13zM1910 3103v34c-6 3-9 3-15 10v-22h3c3-9 9-16 12-22zM1910 2739v31c-3 10-3 22 0 37v41c-6-15-12-28-15-37v-63 3c0 0 0 4 3 7 3-7 6-13 12-19zM1910 2645v22c-6 6-12 13-15 19v-28c3-3 9-6 15-13zM1910 2565v18c-6 3-12 6-15 13v-22c3-3 9-6 15-9zM1910 2487v19c-6 3-12 6-15 9v-22c3 0 9-3 15-6zM1910 2412v19c-6 3-12 6-15 12v-24c3-3 9-3 15-7zM1910 2303v63c-6 9-12 21-15 40v-47c0-3 0-3 3-3 0-9 3-16 3-19 3-12 6-24 9-34zM1910 2026v25c-6-6-12-12-15-16v-31c0 7 6 13 15 22zM1910 1930v31c-6 6-9 12-12 19 0 3-3 6-3 9v-41c3-6 9-12 15-18zM1910 1830v22c-3-3-9-10-15-13v-25c6 7 9 10 15 16zM1910 1506v50l-9-12-3-10v-12l6-9zM1910 1360v28c-6 0-12 0-15 3v-28c3 0 9-3 15-3zM1910 1257v37c-6-3-9-9-15-12v-34c6 3 9 6 15 9zM1910 1195v28c-6 3-9 6-15 9v-31c6-3 9-6 15-6zM1910 890v149c-6 3-9 7-15 10v-137c3-7 9-13 15-22zM1910 523v211c-3 3-9 6-15 9v-102c0 0 3-3 3-7 0 0-3-3-3-9v-93c3-3 9-6 15-9zM1910 342v47c-6 0-12 3-15 3v-44c3-3 9-6 15-6zM1910 220v75c-6-6-12-13-15-19v-74c6 6 9 12 15 18zM1910 81v46c-6 0-9 3-15 3v-43c6-3 9-3 15-6zM1963 4980v44c-18-3-37-6-53-9v-44c16 3 31 6 53 9zM1963 4738v40h-6c0 4 3 10 6 13v174c-25-47-28-106-53-162v-81c7 7 13 9 16 16 12 0 25-3 37 0zM1963 4318v34l-12 34-41-15v-72zM1963 3801v174h-6c-19-3-34-9-47-16v-28c13 7 25 13 41 16h3c-13-37-3-87-22-131-3-6-12-15-22-22v-31c22 13 35 25 44 38zM1963 3387v161l-3-3-19-3-24-15-7-7v-56l4-3 15-15 6-9c6-19-3-32 22-41zM1963 3231v43c-15 16-25 26-37 29-3 9-9 15-16 21v-37c13 0 28-13 47-34-16-3-31-16-47-25v-25c19 15 35 28 53 28zM1963 3053v31c-12 4-25 13-43 38 6 0 9 3 12 3 13 6 22 12 31 18v25l-3-3c-22-15-37-28-50-28v-34c16-19 31-31 44-37 3-3 6-10 9-13zM1963 2786v28c-22 22-40 47-6 93 0 3 3 3 3 7 3 0 3 0 3-4v35c-3 0-3-3-3-7-3-3-9-12-12-12-19-28-25-47-28-62-3-7-6-13-10-16v-41c4 7 7 16 10 26 3 0 3 3 6 3 6-16 22-32 37-50zM1963 2456v261c-15 19-43 31-53 53v-31c16-16 35-28 44-47 6-12 6-28 0-53-13 13-28 19-44 28v-22c13-6 25-15 35-28 9-12 9-28 6-55-13 12-25 15-41 21v-18c13-7 25-13 35-25 9-10 12-25 12-53-12 9-31 12-47 19v-19c16-6 31-9 44-22 3-3 6-6 9-9zM1963 2397v22c-18 6-37 6-53 12v-19c16-6 35-6 53-15zM1963 2210v28c-3 6-6 12-9 18 0 0 0 3-3 7 3-4 9-4 12-4v19c-18 3-34 19-43 56-3 0-3 3-3 7 15-7 31-10 46-10v19c-18 0-40 0-53 16v-63c7-12 13-22 19-28 3-6 6-16 6-19 10-22 19-37 28-46zM1963 1992v31c-3 3-6 6-9 12 0 4-3 7-3 10-3 9 0 18 12 31v28c-15-16-25-25-28-37-9-7-18-10-25-16v-25c7 6 13 9 22 19 0-6 3-13 6-19 7-12 16-25 25-34zM1963 1880v25c-6-3-9-6-12-13-6 22-19 38-31 56-3 4-6 7-10 13v-31c19-25 31-47 0-78v-22c19 13 28 25 35 37 6 7 12 10 18 13zM1963 1472v165l-3-6-25-38-18-31-7-6v-50l10-9 37-22zM1963 1332v31c-18 12-37 19-53 25v-28c16-6 31-13 53-28zM1963 1294v35c-18-7-34-22-53-35v-37c16 12 35 25 53 37zM1963 1179v31c-15 0-31 3-53 13v-28c19-10 38-13 53-16zM1963 603v390c-3 6-9 15-12 22 0 0-13 15-41 24v-149c22-31 44-81 31-150 0 0-6-15-15-12 0 0-6 0-16 6v-211c7 0 13-3 22-3 13 0 9 9 16 21 0 0 3 31 15 62zM1963 270v93c-18 10-37 19-53 26v-47c13-7 25-13 38-19-13-6-25-19-38-28v-75c16 16 35 34 53 50zM1963 77v47c-15-3-34 0-53 3v-46c19-4 38-4 53-4zM1966 4977v47h-3v-44-3zM1966 4803v174c0-3-3-6-3-12v-174c0 3 3 9 3 12zM1966 4778h-3v-40h3zM1966 4321v18l-3 13v-34zM1966 3804v174l-3-3v-174c0 0 3 0 3 3zM1966 3380v168h-3v-161zM1966 3231v37c0 3-3 3-3 6v-43zM1966 3147v25c0-4-3-4-3-4v-25zM1966 3047v34c0 0-3 0-3 3v-31c0-3 3-3 3-6zM1966 2898v59c0-3-3-9-3-12v-35c0-3 3-6 3-12zM1966 2776v31c0 4-3 7-3 7v-28c0-3 3-6 3-10zM1966 2443v94c0 3-3 9-3 9 3 9 3 16 3 25v37c0 6 0 9-3 13 3 3 3 9 3 12v87c0-3 0-6-3-9v6-261c0-3 3-6 3-13zM1966 2397v19c0 3-3 3-3 3v-22zM1966 2328v22h-3v-19c0 0 3 0 3-3zM1966 2278h-3v-19h3zM1966 2203v28c0 0-3 3-3 7v-28c0-4 3-4 3-7zM1966 2082v25l-3-3v-28c0 3 3 6 3 6zM1966 1983v31c0 3-3 6-3 9v-31c0-3 3-6 3-9zM1966 1886v25c0-3-3-3-3-6v-25c0 3 3 3 3 6zM1966 1469v177l-3-9v-165zM1966 1297v60c0 3-3 3-3 6v-31-3-35c0 0 3 0 3 3zM1966 1210h-3v-31h3zM1966 607v370c0 6-3 9-3 16v-390c0 0 0 4 3 4zM1966 273v87c0 0-3 0-3 4v-94zM1966 124h-3v-47h3zM1966 2608v-37c3 15 3 28 0 37zM1966 4339v-18l7 3zM1973 4825v199h-7v-47h3-3v-174c3 7 7 13 7 22zM1973 4778h-7v-40h7zM1973 3804v25h-4c4 6 4 15 4 25v124h-7v-174zM1973 3374v174h-7v-168zM1973 3231v28c0 3-4 6-7 9v-37zM1973 3153v22c0 0-4-3-7-3v-25c3 3 7 3 7 6zM1973 3038v43h-7v-34c3-3 7-6 7-9zM1973 2889v81c0-4-4-7-7-13v-59c3-3 7-6 7-9zM1973 2767v34c0 3-4 6-7 6v-31c3-3 7-6 7-9zM1973 2652v40 3 41c0-6-4-10-7-16v-87c3 6 7 12 7 19zM1973 2394v77 4c3 28 0 49-7 62v-94c3-6 7-15 7-27h-7v-19c3-3 7-3 7-3zM1973 2328v19c0 0-4 0-7 3v-22zM1973 2259v16c0 0-4 0-7 3v-19zM1973 2197v25c0 3-4 6-7 9v-28c3 0 3-3 7-3zM1973 2088v25c0-3-4-3-7-6v-25c3 3 7 3 7 6zM1973 1976v32c0 3-4 3-7 6v-31c3-3 7-3 7-7zM1973 1892v25c0-3-4-3-7-6v-25c3 0 7 3 7 6zM1973 1466v84 3 6 100l-7-13v-177zM1973 1301v53c0 0-4 3-7 3v-60c3 0 7 0 7 4zM1973 1173v37h-7v-31c3-3 7-3 7-6zM1973 607v355c0 6-4 12-7 15v-370zM1973 279v78c0 0-4 0-7 3v-87c3 0 7 3 7 6zM1973 124h-7v-47h7zM1973 2692v-40c6 18 3 31 0 40zM1991 4900v124h-9-9v-199c6 22 12 50 18 75zM1991 4738v44c-6 0-12-4-18-4v-40zM1991 3953v37c-6-3-12-6-15-12h-3v-124c6 34 0 68 18 99zM1991 3807v28c-6-3-12-3-18-6v-25c6 0 12 3 18 3zM1991 3362v189h-12l-6-3v-174l15-9zM1991 3218v25c-3 0-6 4-6 4-6 6-9 9-12 12v-28c6-3 12-6 18-13zM1991 3165v22c-6-3-12-9-18-12v-22c6 3 12 9 18 12zM1991 3022v25c-3 6-9 13-15 19 6 0 9 0 15 3v22c-6-3-12-7-18-10v-43c6-6 12-13 18-16zM1991 2861v34c-12 19-22 40 0 68v28c-6-9-12-15-18-21v-81c6-10 12-19 18-28zM1991 2733v59c-3-3-3-6-6-6-3 6-6 9-12 15v-34h3c0-9 0-19-3-31v-41c9 16 15 28 18 38zM1991 2369v31c0 3-3 3-3 3 0 34-3 53-15 68v-77c0 0 3 0 3-4 6-3 9-9 15-21zM1991 2325v22h-18v-19c6 0 12 0 18-3zM1991 2275h-18v-16h18zM1991 2166v44c-6 3-12 6-18 12v-25c3-6 6-12 9-15 3-7 6-10 9-16zM1991 2091v35-4c-6-3-12-6-18-9v-25c6 3 9 7 15 13 0-3 0-6 3-10zM1991 1908v75c-6 6-9 15-15 21l-3 4v-32c12-18 18-37 0-59v-25c9 7 12 10 18 16zM1991 1596v94l-15-25-3-6v-100l3 9 6 19zM1991 1460v65l-9 12-6 4-3 9v-84zM1991 1307v31c-6 6-12 9-18 16v-53c6 3 12 3 18 6zM1991 1164v52c-6 0-12-3-18-6v-37h6c3-3 6-6 12-9zM1991 610v280c-3 22-9 47-18 72v-355c6 3 12 3 18 3zM1991 289v56c-6 3-12 9-18 12v-78c6 3 12 7 18 10zM1991 77v53c-6-3-12-3-18-6v-47zM2001 4931v93h-10v-124c3 9 6 21 10 31zM2001 4782h-10v-44h10zM2001 3963v34c-4 0-7-3-10-7v-37c3 3 6 6 10 10zM2001 3810v28c-4-3-7-3-10-3v-28c3 0 6 3 10 3zM2001 3353v87l-4 12-3 12 7 13v78l-10-4v-189zM2001 3209v25c-4 3-7 6-10 9v-25c3 0 6-3 10-9zM2001 3172v18c-4 0-7-3-10-3v-22c3 0 6 3 10 7zM2001 3075v22c-4-3-7-3-10-6v-22c3 3 6 3 10 6zM2001 3016v22c-4 3-7 6-10 9v-25c3-3 6-6 10-6zM2001 2976v25l-4-4c-3-3-6-6-6-6v-28c3 7 6 10 10 13zM2001 2839v40c-4 7-7 10-10 16v-34c3-7 6-13 10-22zM2001 2776v41c0-9-7-16-10-25v-59c3 12 3 25 0 34 3 3 6 6 10 9zM2001 2322v65c-4 7-7 10-10 13v-31c3-7 6-16 6-25-3 0-3 0-6 3v-22c3 0 6-3 10-3zM2001 2259v19c-4 0-7 0-10-3v-16zM2001 2150v32 3c-4 0-4 3-4 3h4v18c-4 0-7 4-10 4v-44c3-6 6-9 10-16zM2001 2070v71c-4-6-7-12-10-15v-35c0-3 0-6 3-6 0-6 3-9 7-15zM2001 1924v40c-4 6-7 12-10 19v-75c3 6 6 12 10 16zM2001 1606v99l-10-15v-94zM2001 1453v63l-10 9v-65l6-3zM2001 1310v28h-7-3v-31c0 0 3 0 3 3zM2001 1157v31 35c-4 0-7-3-10-7v-52c3-3 6-3 10-7zM2001 603v178c0 3-4 3-4 6 0 0 4 47-6 103v-280h3zM2001 295v50h-7-3v-56c3 3 6 6 10 6zM2001 74v59c-4 0-7-3-10-3v-53c3 0 6-3 10-3zM2038 4984v55c-13-3-19-9-28-15h-9v-93c9 21 18 37 37 53zM2038 4744v47c-13-3-25-6-37-9v-44c12 3 24 3 37 6zM2038 3984v28c-16-3-28-9-37-15v-34c9 9 21 15 37 21zM2038 3826v34c-9-9-22-16-37-22v-28c15 3 28 10 37 16zM2038 3701v44-3l-13-16v-13l10-9zM2038 3471v96l-9-6-25-6h-3v-78l9 6 15-3 13-6zM2038 3324v60l-6 6-13 15-15 22-3 13v-87h3l18-19zM2038 3168v25c-16 19-25 35-37 41v-25c3-3 9-6 12-13-3-3-9-3-12-6v-18c12 3 21 6 37-4zM2038 3100v25c-9-6-16-13-22-16-6-6-9-9-15-12v-22c12 6 24 16 37 25zM2038 2910v47c-13 19-19 40 0 65v25c-9-6-16-12-19-22-6 4-12 7-18 13v-22c3-3 6-6 9-6-3-3-6-6-9-9v-25c0 3 3 3 3 3 0 3 3 3 3 6 6-25 22-47 31-75zM2038 2854v35c-3-10-9-22-22-35-3 10-9 19-15 25v-40l3-3c0-6 0-13-3-19v-41c15 25 21 44 18 60 6 6 13 12 19 18zM2038 2256v50c-6 13-16 22-22 28-3 25-9 41-15 53v-65h3c9-6 18-19 28-47-10 3-19 3-31 3v-19c12 0 24 0 37-3zM2038 2191v19c-13-4-25-4-37-4v-18c12 0 24 0 37 3zM2038 2020v34c-3 3-3 3-6 6-10 13-16 22-22 31 0 4-3 7-3 10-3 12 0 21 12 34 3-3 3-3 6-3 4-6 7-16 10-16 0-3 0-3 3-6v34c-13 6-25 16-37 38v-32c3 0 3-3 3-3 0-3 0-3-3-6v-71c12-19 28-35 37-50zM2038 1955v31c-6-13-16-22-31-34-3 3-3 9-6 12v-40c15 12 28 21 37 31zM2038 1855v31l-3-3v-19zM2038 1662v137l-3-10-6-25-10-28-18-28v-3-99 3l21 28zM2038 1531v50l-3-3-3-10v-18l3-13zM2038 1435v59l-13 6-15 9-9 7v-63zM2038 1304v28c-16 3-25 6-37 6v-28c9 0 21-3 37-6zM2038 1213v41c-13-10-25-22-37-31v-35c12 7 24 16 37 25zM2038 1142v28c-13 3-22 9-37 15 3 0 3 3 3 3h-3v-31c12-6 24-12 37-15zM2038 582v105c-3 3-3 7 0 10v93c-6-6-13-9-19-13 0-3-12 0-18 4v-178l24-9c4-6 7-9 13-12zM2038 304v44c-13 0-25 0-37-3v-50c3 3 3 3 6 3 9 3 18 6 31 6zM2038 59v99c-13-9-25-18-37-25v-59c6-3 15-6 15-6 6-3 16-6 22-9zM2082 5008v47c-16-3-32-9-44-16v-55c12 9 25 18 44 24zM2082 4760v53c-10-10-25-16-44-22v-47c16 3 31 9 44 16zM2082 4308v22l-7-19zM2082 3848v28c0-4 0-4-4-4 4 4 4 7 4 10v140c-16-4-32-7-44-10v-28c9 3 22 6 34 10h3c-15-38-12-84-31-128-3-3-6-6-6-6v-34c9 6 19 12 25 22zM2082 3635v107 3l-7 18-12 4c0 3-16-13-16-13l-9-9v-44l6-6 10-13v-12l12-16 12-12zM2082 3427v47l-7 9-9 16 3 12 9 6h4v75l-16-13-22-9-6-3v-96l12-13 16-12zM2082 3296v47l-13 13-15 12-16 16v-60l9-6 22-12zM2082 3119v34c-16 19-28 31-41 37-3 0-3 3-3 3v-25c9-3 19-12 31-31-9 0-22-6-31-12v-25c12 12 28 22 44 19zM2082 2973v65 18 38c-7-6-10-13-13-19-6-6-12-9-15-12-7-3-13-10-16-16v-25c3 7 12 16 19 22 3 3 3 3 6 6 0-25 15-49 19-77zM2082 2923v37c0-12-10-25-28-40 0 12-10 25-16 37v-47-6-15-35c12 16 19 32 19 44 9 9 18 19 25 25zM2082 2194v37c-10 19-19 32-32 38-3 15-9 28-12 37v-50-3c12-3 25-15 37-40-12 3-25 0-37-3v-19c12 3 28 3 44 3zM2082 2070v18c-10 7-19 16-28 28 0 3-4 6-4 6 10 0 22 4 32 7v18c-13-6-29-9-44-3v-34c16-22 31-34 44-40zM2082 2001v25c-4-6-10-12-19-18-3 15-16 31-25 46v-34c3-9 6-22 0-34v-31c9 9 16 18 19 25 9 9 18 15 25 21zM2082 1783v97 6l-10 19-9 6-9-3-10-9-3-7-3-6v-31-3l3-19-3-16v-12-6-137l19 37 12 28 6 28zM2082 1413v239l-4-6-9-15-6-13-10-12-9-6-3-10-3-9v-50l9-9 10-6 3-7v-9l-7-6-9-3-6 3v-59l3-3 37-16zM2082 1251v56c-16 12-32 19-44 25v-28c9-7 22-13 37-22-15-6-25-16-37-28v-41c12 13 28 28 44 38zM2082 1136v28c-13-3-28 0-44 6v-28c16-6 31-6 44-6zM2082 721v97c-16-9-32-22-44-28v-93c0 3 0 3 3 6 0 0 13 6 41 18zM2082 563v99c-16 4-32 10-41 13 0 0-3 6-3 12v-105c9-7 25-13 44-19zM2082 298v47c-16 3-32 3-44 3v-44c12 0 28 0 44-6zM2082 46v44c-10 3-19 6-28 9l-7 3c13 10 25 22 35 31v78c-13-19-29-37-44-53v-99c16-7 31-10 44-13zM2082 1880v-97l3 6 3 32v22l-3 24zM2097 5011v47c-6 0-9-3-15-3v-47c6 3 9 3 15 3zM2097 4766v62c-3-3-6-6-6-9-3-3-6-3-9-6v-53c6 3 9 3 15 6zM2097 4302v59h-3l-12-31v-22zM2097 3956v66h-15v-140c9 22 9 49 15 74zM2097 3851v25h-15v-28c6 3 9 3 15 3zM2097 3517v187l-3 3-6 13-6 22v-107l6-9 6-12-3-13-9-9v-75l12 3zM2097 3415v46l-15 13v-47h3zM2097 3290v47l-15 6v-47l6-3zM2097 3112v22c-6 6-9 13-15 19v-34c6-3 9-3 15-7zM2097 3081v25c-6-6-9-9-15-12v-38c3 10 6 19 15 25zM2097 2945v56c-6 12-12 24-15 37v-65c0-3 3-7 3-10l-3-3v-37c6 6 12 15 15 22zM2097 2188v18c-3 0-3 4-3 4-3 9-6 15-12 21v-37h3c3-3 6-3 12-6zM2097 2132v18c-6 0-9-3-15-3v-18c6 0 9 3 15 3zM2097 2054v31c-6 0-9 0-15 3v-18h3c3-7 9-13 12-16zM2097 2014v31c-3-6-9-13-15-19v-25c6 3 9 7 15 13zM2097 1407v127l-6 7-3 12 9 3v106h-3l-6-7-6-3v-239zM2097 1260v37c-6 4-9 7-15 10v-56c6 3 9 6 15 9zM2097 1129v38c-6 0-9-3-15-3v-28h6c3-3 6-3 9-7zM2097 728v96c-6 0-9-3-15-6v-97c6 0 9 4 15 7zM2097 557v102c-6 0-9 3-15 3v-99c6-3 9-3 15-6zM2097 295v47c-6 0-9 3-15 3v-47c6 0 9 0 15-3zM2097 149v81c-6-7-9-13-15-19v-78c6 7 9 10 15 16zM2097 43v44c-6 0-9 3-15 3v-44c6-3 9-3 15-3zM2097 2431h-3zM2169 5021v43c-28 0-53-3-72-6v-47c19 7 41 10 72 10zM2169 4778v44h-16c7 6 10 16 16 28v143c-28-50-37-112-72-165v-62c6 6 16 12 22 16 19 0 34-4 50-4zM2169 4274v258l-59-12 37-181-50 22v-59zM2169 4025v28c-34-7-56-16-69-31h-3v-66c6 31 22 59 72 69zM2169 3876v49c-3-6-6-12-13-21-9-13-28-22-59-28v-25c31 3 53 12 72 25zM2169 3726v47l-6-10v-18-16zM2169 3443l-13 3-9 18-12 10-13 18-9 10-10 9-6 6v187l3-16 10-12 3-12 6-13 6-12 10-13 9-25 6-9-3-9-6-13-6-12-7-16 3-12 13-19 19-15 6-4zM2169 3349v50l-19 16-25 22-28 24v-46l3-6 19-16 19-16 18-21zM2169 3262v50l-13 3-24 6-29 13-6 3v-47l34-16 32-12zM2169 3019v19c-6-3-9-6-13-6 0 34-34 74 13 108v19c-19-9-28-19-34-28-7-3-13-9-16-9 0 0-3 0-3-3-6 6-13 12-19 15v-22l3-3c0-3-3-3-3-3v-25c3 7 13 16 22 22 3 0 6 3 6 3-3-28 13-56 10-87-3-12-10-25-35-40 0 6-3 12-3 22v-56c0 3 3 9 3 12 32 19 47 37 50 53 6 3 13 6 19 9zM2169 2119v22c-9 6-19 13-25 13-16 31-31 46-47 52v-18c6-6 16-16 25-31-6 0-16-3-25-7v-18c13 3 25 6 38 6 9 0 21-6 34-19zM2169 2001v28c-16 0-34 10-53 31-3 0-3 3-6 3 18 4 37 13 59 19v22c-25-9-47-28-72-19v-31-9-31c6 9 13 15 16 25 15-16 28-22 40-25 7-3 13-10 13-13zM2169 1743v40l-3-3-6-6-7-7 3-9 7-12zM2169 1528l-13 6-12 7-12 6-13 6-9 9-10-3-3-3v106l3 3h16 9l10-3 3-3 3-7h9l7 7v6 6 9 10l3 6h6 3v-103l-16 10-9 3h-19-12l3-13 19-9 15-9 16-10 3-3zM2169 1372v60l-31 15-13 10-3 12 13 6 12-9 16-6h6v31l-6 3-19 6-12 9-19 10-13 12-3 3v-127l25-13 38-18zM2169 1257v28c-28 9-47 12-66 9-3 0-6 3-6 3v-37c3 0 6 3 9 6 16 3 35 0 63-9zM2169 1101v28c-13 4-28 7-44 16l-3 3c16 9 31 22 47 37v44c-25-22-44-53-72-62v-38c3 0 3-3 6-3 25-12 47-18 66-25zM2169 749v119c-22-13-47-28-72-44v-96c19 6 41 12 72 21zM2169 538v106c-13 0-44 6-72 15v-102c22-6 47-13 72-19zM2169 230v83c-28 13-53 22-72 29v-47c13-3 28-9 47-16-19-12-34-31-47-49v-81c22 25 44 56 72 81zM2169 34v47c-22-4-44 0-72 6v-44c25-6 50-9 72-9zM2169 2431h-72l72 53zM2169 644v-106h3c0 0 59 50 0 103 0 0-3 0-3 3zM2197 4940v124h-28v-43h9-3 6c-3-10-9-19-12-28v-143c12 28 19 59 28 90zM2197 4822h-28v-44h28zM2197 4280v125l-25 127h-3v-258h3zM2197 4031v25c-9 0-19-3-28-3v-28c6 3 19 3 28 6zM2197 3885v25h-3c3 3 3 3 3 6v106c-12-28-16-63-28-97v-49c3 3 6 6 6 9zM2197 3654v141l-6 6h-16l-3-10-3-15v-3-47l3-3 12-13 10-15v-22l3-12zM2197 3430v41l-16 9-12 12v-49l12-6zM2197 3349v31 4l-12 6-16 9v-50l6-3h19zM2197 3265v38 3l-12 3-16 3v-50l16-3zM2197 3041v134c-3-3-6-3-6-3-10-4-16-10-22-13v-19c3 4 12 7 22 13 0 0 3 0 6 3-6-28 3-56-3-87-3-9-9-22-25-31v-19c12 6 22 16 28 22zM2197 2088v22c-9 16-19 25-28 31v-22c3-3 6-6 12-12-6 0-9-3-12-3v-22c6 3 15 6 25 6zM2197 1980v18c-3 3-9 6-12 10-4 3-4 3-7 6 7 0 13 3 19 6v22c-9-7-19-13-28-13v-28c9-9 19-18 28-21zM2197 1849v9-6zM2197 1727v53l-9 9-13-3-6-3v-40l6-7 10-6zM2197 1578v121l-6-3h-16-6v-103l22-12zM2197 1509v38l-3 3-13 9-12 3v-34l3-3 16-6zM2197 1447v38h-6l-13 3-9 3v-31l9-7zM2197 1360v56l-28 16v-60l25-9zM2197 1213v56c-9 7-19 13-28 16v-28c6-3 12-6 22-9-10-7-16-13-22-19v-44c9 10 19 19 28 28zM2197 1098v28c-6 0-19 0-28 3v-28c9-3 19-3 28-3zM2197 756v131c-6-3-16-10-28-19v-119c9 4 19 4 28 7zM2197 254v53c-3 0-6-3-9-3-7 3-13 6-19 10v-84c9 9 19 18 28 24zM2197 37v50c-9-3-19-6-28-6v-47c9 0 19 0 28 3zM2197 2431h-28v53l28 22zM2197 3303v-38l6 16 3 12zM2197 3380v-31l9 7-3 15zM2197 3471v-41l3-3 22 3 6 7 3 12-6 6-9 6zM2197 4405v-125l25 3zM2241 5011v57c-3 0-10-4-13-7-12 0-25 3-28 3h-3v-124c9 28 22 53 44 71zM2241 4782v46c-13-3-25-6-44-6v-44c16 0 31 4 44 4zM2241 4031v34c-7-3-10-6-13-9h-19-12v-25h3l-3-3h6c-3 0-3-3-6-6v-106c19 37 12 87 44 115zM2241 3888v28c-10-3-25-6-44-6v-25c19 0 31 3 44 3zM2241 3579v125 3l-7 7-6 9-6 12-3 13-3 12-3 13-7 15-9 7v-141l6-9 10-16 6-15 12-19zM2241 3069v22c-7-7-16-10-25-16 6 37-25 78 25 109v19c-16-10-25-16-35-25-3 0-6-3-9-3v-134c6 6 9 12 12 15 13 7 22 10 32 13zM2241 2063v22c-16 16-28 19-41 22l-3 3v-22c12 0 28-6 44-25zM2241 2042v21c-16-3-28-15-44-21v-22c16 6 28 15 44 22zM2241 1958v31c-13-3-25 0-44 9v-18c12-7 22-10 31-10 3-6 10-9 13-12zM2241 1817v75h-7l-12-6-16-9-6-10-3-9v-9l6-7 13-12 9-9zM2241 1553v40c-3 0-3 3-7 3-3 4-6 7-9 7 0 3 3 6 3 6 3 3 3 3 6 6h7v134l-7 3-18 9-13 10-6 9v-53l6-3 10-6 3-10-3-6-16-3v-121l16-6zM2241 1429v108h-16-12l-10 7-6 3v-38l6-3 10-6 21-3 7-6-7-13h-9-9l-10 7h-9v-38l16-9 22-3zM2241 1347v56h-10l-28 13h-6v-56l28-6zM2241 1235v28c-10 0-16-3-25-3-7 3-13 6-19 9v-56c9 7 19 13 28 19 3 3 9 3 16 3zM2241 1089v56c-13-9-25-16-44-19v-28c6 0 12 0 19 3 6-3 12-6 15-6 3-3 7-3 10-6zM2241 765v134c-10 0-22-3-32-6 0 0-3-3-12-6v-131c16 3 28 6 44 9zM2241 270v43c-16 0-28-3-44-6v-53c3 4 6 4 6 7 13 3 25 6 38 9zM2241 28v87c-13-10-25-22-44-28v-50c6 0 9 3 12 3 10-3 22-9 25-9 4 0 7 0 7-3zM2241 2431h-44v75l44 31zM2269 5030v50c-10-3-19-6-28-12v-57c9 7 18 13 28 19zM2269 4791v47c-7-4-16-7-28-10v-46c12 3 21 6 28 9zM2269 4046v28c-10-3-19-6-28-9v-34c9 6 18 12 28 15zM2269 3897v31c-7-3-16-9-28-12v-28c12 3 21 6 28 9zM2269 3511v193l-10-3-18 3v-125l3-6 9-12 3-16 6-18 7-13zM2269 3193h-3c-10-3-19-6-25-9v19c9 3 15 6 28 9zM2269 3094v99c-7-25 0-56-10-84-3-6-9-12-18-18v-22c15 9 21 15 28 25zM2269 2048v19h-7c-9 9-15 15-21 18v-22h3-3v-21c6 3 12 6 18 6zM2269 1942v19c-3 3-7 3-10 6-3 0-3 3-6 3 6 3 13 6 16 10v21c-7-6-16-12-28-12v-31c12-6 21-13 28-16zM2269 1793v87l-10 6-12 6h-6v-75h3l15-9 10-12zM2269 1606v37l-3 3-7 3-6 6v7l6 3h10v81h-10-9l-9 3v-134h6c3 0 6 3 9 3 3-3 6-6 10-6 3-3 3-3 3-6zM2269 1419v168c-3-3-7 0-10-3-3 0-6 3-9 3s-3 3-6 3l-3 3v-40l3-3 12-9-3-4h-12v-108h6l15-7zM2269 1344v47l-16 9-12 4v-57l12-3zM2269 1232v28c-10 0-19 3-28 3v-28c9 0 18 0 28-3zM2269 1080v28c-3 0-10 3-16 6h-3c6 6 12 12 19 19v46c-7-12-16-22-28-34v-56c12-3 21-6 28-9zM2269 771v128h-28v-134c9 3 18 3 28 6zM2269 313h-28v-43h28zM2269 21v44 3h-7c4 3 7 6 7 6v78c-7-12-16-25-28-37v-87c9-3 18-3 28-7zM2269 2960v3zM2269 2431h-28v106l28 21zM2269 1391v-47h3l12 3 6 10 4 12-10 13-9 6zM2303 5043v43c-13-3-22-3-34-6v-50c12 3 21 9 34 13zM2303 4803v66c-3-7-9-13-13-19-6-3-12-9-21-12v-47c12 3 25 6 34 12zM2303 4053v28c-13-4-22-4-34-7v-28c9 4 21 7 34 7zM2303 3910v84c-6-22-16-41-28-59-3-4-3-4-6-7v-31c9 7 18 10 25 16 3 0 6 0 9-3zM2303 3393v165l-9 6-7 15-6 22v22l6 19 10 6 6 3v153l-3-3-6-3-10-10-3-9v-16l3-18-3-32-9-6-3-3v-193l6-15 3-19 3-19 3-21 6-16 10-22zM2303 3103v19c-6-3-13-6-22-6 9 27-9 68 22 93v19c-6-3-13-7-19-13-3 0-9-3-15-3v-19h3-3v-99c3 0 3 3 3 3 12 0 22 3 31 6zM2303 2032v22c-13 6-22 9-34 13v-19c9 0 21-6 34-16zM2303 2004v22c-13-6-22-15-34-25v-21c12 6 21 15 34 24zM2303 1933v19c-9 0-19 3-34 9v-19c15-6 25-9 34-9zM2303 1581v255l-3 7-13 21-18 16v-87l3-10 3-16v-12l-3-9h-3v-81l15-3 3-10c0-6 0-12-3-15l-9 3-6 3v-37h3c0-3 3-6 3-10 0-3-3-6-6-9v-168l3-3 9-6 13 6 3 9v16l3 19-3 15v19l3 9-3 22v31l3 16v9zM2303 1223v25c-13 6-22 9-34 12v-28c12-3 21-6 34-9zM2303 1173v43c-13-9-22-21-34-37v-46c12 12 21 24 34 40zM2303 1074v27c-9 0-22 4-34 7v-28c12-3 25-3 34-6zM2303 774v119c-3 3-6 3-9 3 0 0-10 3-25 3v-128c12 0 21 3 34 3zM2303 264v43c-13 3-22 3-34 7v-44c12-3 21-3 34-6zM2303 115v90c-9-19-22-38-34-53v-78c12 13 25 25 34 41zM2303 15v44c-9 0-22 3-34 6v-44c12-3 25-6 34-6zM2303 2857l-34 103v3l34-25zM2303 2431h-34v127l34 25zM2322 5046v43c-7-3-13-3-19-3v-43c6 0 12 0 19 3zM2322 4810v87c-7-10-13-19-19-28v-66c6 3 9 7 12 10 3 0 3 0 7-3zM2322 4056v25h-19v-28c6 3 12 3 19 3zM2322 3910v25h-10c3 6 6 12 10 15v87c-7-12-13-28-19-43v-84zM2322 3654v131l-4 13-9 9-6-3v-153l9 3zM2322 3365v180l-13 6-6 7v-165l9-9 3-16zM2322 3218v16c-7 0-13-3-19-6v-19c6 3 12 6 19 9zM2322 3112v22c-7-6-10-9-19-12v-19c6 3 12 6 19 9zM2322 2014v28c-7 3-13 9-19 12v-22c3 0 3 0 6-3-3 0-3 0-6-3v-22c6 4 12 7 19 10zM2322 1927v28c-7-3-13-3-19-3v-19h3c6-3 12-6 16-6zM2322 1584v12 4 12 196 3l-10 10-9 15v-255h6 13zM2322 1192v49c-7 3-13 7-19 7v-25c3 0 3-3 3-3l-3-4v-43c6 6 12 12 19 19zM2322 1101h-19v-27h19zM2322 777v110c-7 3-13 6-19 6v-119c6 3 12 3 19 3zM2322 258v46c-7 0-13 3-19 3v-43c6-3 12-3 19-6zM2322 136v94c-7-10-13-16-19-25v-90c6 6 12 15 19 21zM2322 12v44c-7 0-13 0-19 3v-44c6-3 12-3 19-3zM2322 2801l-19 56v81l19-12zM2322 2431h-19v152l19 13zM2322 1596v-12 6zM2349 5089h-27v-43h27zM2349 4806v146c-9-18-18-37-27-55v-87c9 0 18-4 27-4zM2349 4510v50c-9-3-18-6-24-9l9-50c3 3 9 6 15 9zM2349 4330v124c-3-3-6-6-9-9-12-15-18-37-15-59 3-25 9-43 24-56zM2349 4028v53h-9-18v-25h6v-3h3c-3-3-6-10-9-16v-87c9 25 15 56 27 78zM2349 3910v28c-9-3-18-3-27-3v-25zM2349 3660v53l-9 16-6 12-3 10-6 19-3 15v-131h9zM2349 3340v81l-9 12-9 13-6 15v10l3 12 9 3 12 3v53h-3l-24 3v-180l9-12 9-13zM2349 3225h-6c-9-3-15-3-21-7v16c6 3 15 6 27 9zM2349 3128v15 82c-12-25-9-57-21-85-3-3-3-3-6-6v-22c6 4 12 10 15 16zM2349 2017v15c-9 3-15 3-21 3-3 0-3 4-6 7v-28c0 0 3 3 6 3zM2349 1914v16c-3 3-9 3-12 6 0 0-3 3-6 3 6 3 12 6 18 13v24c-9-9-18-18-27-21v-28-3c9-4 18-7 27-10zM2349 1649v62l-9 7-9 6-6 9-3 13v21l3 22-3 19v-196 3 13 12l9 9h15zM2349 1210v28c-6 0-12 0-15-3-6 3-9 3-12 6v-49c6 6 12 12 21 18zM2349 1077v34c-9-6-18-10-27-10v-27c9 0 15 0 24 3zM2349 781v87c-9 6-18 12-27 19v-110c9 4 18 4 27 4zM2349 180v115c-9 3-18 6-27 9v-46c6 0 15-4 21-7-9-6-15-12-21-21v-94c9 16 18 28 27 44zM2349 9v43c-9 0-18 0-27 4v-44c9-3 18-3 27-3zM2349 2714l-27 87v125l27-19zM2349 2431h-27v165l27 21zM2349 3713v-52l13 6 3 15-3 10-3 9zM2374 5089h-25v-43h25zM2374 4803v41c-6 0-15 3-21 3 9 12 15 25 21 37v124c-9-18-15-37-25-56v-146c10-3 19-3 25-3zM2374 4520v46c-6 0-12-3-21-3l-4-3v-50c4 3 7 3 7 3 6 4 12 7 18 7zM2374 4311v159c-9-3-18-9-25-16v-124c4-3 4-3 7-6 6-6 12-10 18-13zM2374 4056v31c-6-3-12-3-18-10 0 4-3 4-7 4v-53c7 12 16 22 25 28zM2374 3916v25c-6 0-15-3-25-3v-28c10 0 19 3 25 6zM2374 3489v56h-12l-13-3v-53h7zM2374 3353v37l-3 6-18 22-4 3v-81h7l12 3zM2374 3228c-21-22-12-56-25-85v82 18h19c3 4 3 7 6 7zM2374 3131v19c-6-3-15-3-25-7v-15c10 0 19 3 25 3zM2374 2004v19c-9 6-15 9-25 9v-15c7-3 16-6 25-13zM2374 1976v25c-9-6-15-15-25-25v-24c10 6 16 15 25 24zM2374 1908v19c-6 0-15 0-25 3v-16c10-3 19-6 25-6zM2374 1649v53h-6l-15 9h-4v-62h16zM2374 1213v28c-9 0-15 0-25-3v-28c7 3 16 3 25 3zM2374 1067v69c-6-10-15-19-25-25v-34c7-3 10-3 13-7 3 0 9 0 12-3zM2374 784v46c-3 13-12 25-25 38v-87c10 3 19 3 25 3zM2374 211v75c-6 3-15 6-25 9v-115c10 9 16 22 25 31zM2374 9v47c-6-4-15-4-25-4v-43zM2374 2431h-25v186l25 19-25 78v193l25-21zM2374 830v-46c7 0 10 0 13 3 0 0 0 19-13 43zM2374 3390v-37h3l7 9v12zM2402 4946v140c-9 0-18 3-28 3v-43h19v-3h6c-9-13-15-22-25-35v-124c13 22 19 44 28 62zM2402 4800v44h-28v-41c10-3 19-3 28-3zM2402 4520v49c-6 0-12 0-18-3h-10v-46h10zM2402 4305v50c0 3-3 3-3 3-6 6-9 16-9 28-3 12 0 22 6 28 0 3 3 6 6 9v50h-9c-6 0-12-3-19-3v-159c10-3 19-6 28-6zM2402 4065v28c-9 0-18-3-28-6v-31c10 6 19 9 28 9zM2402 3925v38c-3-4-6-7-9-10-3-6-9-9-19-12v-25c13 0 19 3 28 9zM2402 3492v41l-9 6-12 6h-7v-56h7 18zM2402 3240v19c-12-3-18-6-28-9v-22c7 6 16 9 28 12zM2402 3143v25l-3-3c-6-6-12-12-25-15v-19c13 3 22 6 28 12zM2402 1995v16h-3c-9 6-15 9-25 12v-19h7c-4 0-4-3-7-3v-25c10 7 16 13 25 16 0 3 3 3 3 3zM2402 1902v31c-6-6-15-10-28-6v-19h16c3-3 9-3 12-6zM2402 1649v44 3l-9 6h-9-10v-53h3 19zM2402 1210v28c-9 0-18 3-28 3v-28c10 0 19 0 28-3zM2402 1061v28c-6 0-15 3-21 3l-4 3c10 6 16 16 25 25v56c-9-12-15-28-28-40v-69c10-3 19-3 28-6zM2402 236v53c-6-3-12-7-15-7s-10 0-13 4v-75c10 9 19 19 28 25zM2402 12v50c-9-3-18-6-28-6v-47c10 0 19 0 28 3zM2402 2431h-28v455l28-19zM2402 1693v-44l3 3 7 3v10l-4 6v12zM2402 3533v-41l10 7 3 15-10 19zM2427 4996v87h-6c-6 3-13 3-19 3v-140c6 19 16 34 25 50zM2427 4844h-25v-44h25zM2427 4510v56c-9 0-15 0-25 3v-49c10 0 19-3 25-10zM2427 4426v44h-3c-6 3-12 3-22 3v-50c3 3 10 3 16 3zM2427 4305v47c0 0-3 0-3-3-9 0-16 3-22 6v-50h22zM2427 4068v28c-9 0-19-3-25-3v-28c6 3 16 3 25 3zM2427 3925v84c-6-15-15-31-25-46v-38c3 0 3 3 6 3 7 0 13 0 19-3zM2427 3243v19c-9 0-19-3-25-3v-19c6 3 16 3 25 3zM2427 3150v15h-6c3 3 3 7 6 10v59c-9-19-12-44-25-66v-25c3 4 3 4 6 7zM2427 1995v16c-9 3-19 3-25 0v-16zM2427 1895v16c-3 3-6 3-9 3 0 0-3 3-6 3 6 3 12 7 15 13v28c-6-13-15-22-25-25v-31h3c10-3 16-7 22-7zM2427 1157v72c-9 3-19 6-25 9v-28c6 0 16-3 25-6-9-6-19-19-25-28v-56c10 13 16 25 25 37zM2427 1058v28c-9 0-15 0-25 3v-28c10 0 16-3 25-3zM2427 248v47c-9-3-19-6-25-6v-53c0 0 0 3 3 3 7 3 13 6 22 9zM2427 18v56c-9-6-15-9-25-12v-50c10 3 16 3 25 6zM2427 2431h-25v436l25-16zM2446 5018v62c-6 3-13 3-19 3v-87c6 9 13 15 19 22zM2446 4800v47c-6-3-13-3-19-3v-44zM2446 4479v81c-6 0-13 3-19 6v-56c0-3 3-3 3-3 6-6 13-15 16-28zM2446 4414v43c-6 7-13 10-19 13v-44c3 0 9-3 13-6 3-3 3-6 6-6zM2446 4308v53c-6-6-13-9-19-9v-47c6 0 13 3 19 3zM2446 4096h-19v-28h19zM2446 3922v28h-16c6 6 10 16 16 22v74c-6-12-13-24-19-37v-84c6 0 13 0 19-3zM2446 3231v31h-13-6v-19h6c-3-3-6-6-6-9v-59c6 18 9 40 19 56zM2446 3150v15h-19v-15c6-3 13 0 19 0zM2446 1989v19c-6 3-13 3-19 3v-16c6 0 13-3 19-6zM2446 1952v28c-6-7-13-16-19-22v-28c6 6 13 12 19 22zM2446 1892v16c-6 0-13 3-19 3v-16c6-3 13-3 19-3zM2446 1179v44c-6 3-13 6-19 6v-72c6 7 13 16 19 22zM2446 1086h-19v-28h19zM2446 251v44h-19v-47c6 0 13 3 19 3zM2446 15v75c-6-6-13-13-19-16v-56c6 0 13-3 19-3zM2446 2419l-6 12h-13v420l19-15zM2511 5052v44c-25 0-47-7-62-16h-3v-62c15 15 37 28 65 34zM2511 4822v65c-6-9-12-15-22-25-12-6-25-12-43-15v-47c25 6 46 13 65 22zM2511 4398v44c-3 43-15 78-37 99-10 7-19 13-28 19v-81c3-6 3-15 3-25l-3 3v-43c3-6 6-12 6-22 0-12 0-21-6-28v-3-53c22 7 37 19 50 38 9 12 15 31 15 52zM2511 4068v31c-9-3-15-6-22-9-6 0-15 3-18 3-10 0-19 0-25 3v-28h9 3c-3-6-9-15-12-22v-74c15 37 25 81 65 96zM2511 3256c-37 0-56-9-65-25v31h6c6 3 12 6 22 6-6 19-6 44 0 78-6 19-6 44 0 81-6 16-6 41 0 81-6 15-6 40 0 78-6 18-6 43 0 81-6 15-6 40 0 81-6 15-6 40 0 78-6 18-6 43 0 81-3 6-3 9-3 15h-25v28c31-3 53 0 65 9v-31c-6 0-12-3-22-3 3-18 13-25 22-31v-18c-6 0-15 3-22 9-6-47 3-62 22-72v-18c-6 3-15 6-22 9-6-44 3-62 22-72v-18c-6 3-15 6-22 9-6-44 3-62 22-69v-22c-6 4-15 7-22 13-6-47 3-62 22-72v-18c-6 3-15 6-22 9-6-44 3-62 22-72v-18c-6 3-15 6-22 9-6-43 3-62 22-68v-19c-6 0-15 3-22 9-6-46 3-62 22-71v-19c-6 3-15 6-22 9-3-24-3-40 3-53h19zM2511 3159v16h-15c6 9 12 21 15 34v41c-12-22-19-50-37-72-6-6-16-10-28-13v-15c15 0 28 6 34 12 12-3 22-3 31-3zM2511 1983c-15 3-28 0-37-3-13-10-22-19-28-28v28c3 3 3 6 6 6-3 3-3 3-6 3v19c6-4 15-7 25-10 9 3 25 3 40 3zM2511 1204v25c-6 3-12 3-19 3-6 9-6 28-3 53 7-6 16-9 22-12v21c-19 7-28 25-22 69 7-3 16-6 22-9v18c-19 10-28 28-22 72 7-6 16-9 22-9v18c-19 10-28 25-22 72 7-6 16-9 22-12v21c-19 7-28 25-22 69 7-3 16-7 22-10v19c-19 9-28 25-22 71 7-6 16-9 22-9v19c-19 9-28 25-22 71 7-6 16-9 22-12v22c-19 6-28 25-22 68 7-3 16-6 22-9v19c-12 6-22 15-22 37h3c7-3 13-3 19-3v16c-3 0-6 0-9 3h-6c6 6 12 12 15 19v34c-12-25-25-53-65-50v-16c9-3 15 0 22 0 3-9 3-18 6-25-6-40-6-65 0-81-6-40-6-65 0-81-6-37-6-62 0-81-6-37-6-62 0-77-6-41-6-66 0-81-6-38-6-63 0-78-6-41-6-66 0-81-6-38-6-63 0-78-10-3-16-3-22-6h-6v-44c3 6 9 13 15 16 13 9 28 12 50 9zM2511 1058v25 3h-3l3 3v56c-12-28-28-53-65-59v-28c12 0 22 3 31 6 6 0 15-3 15-3 7 0 13-3 19-3zM2511 248v44c-25 6-47 6-65 3v-44c18 3 40 3 65-3zM2511 3v43c-6 0-15 3-25 3v3h-6c12 13 22 29 31 41v106c-19-38-37-81-65-109v-75c3 0 9-3 9-3 22-3 41-6 56-9zM2511 2213l-65 206v417l65-47zM2511 4442v-44c3 13 3 28 0 44zM2521 5052v47c-4 0-7 0-10-3v-44zM2521 4822v75c-4-4-7-7-10-10v-65c0 0 3 0 3 3 0-3 3-3 7-3zM2521 4071v28h-10v-31c3 3 6 3 10 3zM2521 3931v35c-4 0-7-3-7-7h-3v-31c3 3 6 3 10 3zM2521 3872v19c-4 0-7 3-10 3v-18c3-4 6-4 10-4zM2521 3791v19c-4 3-7 3-10 3v-18c3-1 6-4 10-4zM2521 3732h-10v-19h10zM2521 3632v19c-4 0-7 0-10 3v-22zM2521 3551v19c-4 3-7 3-10 3v-18c3 0 6-4 10-4zM2521 3492h-10v-18h10zM2521 3393v19c-4 0-7 3-10 3v-19c3-3 6-3 10-3zM2521 3312v19c-4 3-7 3-10 3v-19c3 0 6 0 10-3zM2521 3225v46h-10v-15h6c-3-3-3-6-6-6v-41c3 6 6 9 10 16zM2521 3175h-10v-16h10zM2521 1983v15c-4 0-7 0-10 3v-18zM2521 1933c-4-3-7-6-10-9v34c3 3 6 6 10 12zM2521 1930h-4zM2521 1883v19h-10v-16c3 0 6 0 10-3zM2521 1830v22h-10v-19c3 0 6 0 10-3zM2521 1752v19c-4 0-7 0-10 3v-22zM2521 1671v19c-4 0-7 3-10 3v-19c3-3 6-3 10-3zM2521 1590v19c-4 3-7 3-10 3v-19c3 0 6 0 10-3zM2521 1513v18c-4 0-7 0-10 3v-21zM2521 1432v18c-4 0-7 3-10 3v-18c3-3 6-3 10-3zM2521 1350v22h-10v-18c3 0 6 0 10-4zM2521 1273v18c-4 0-7 0-10 3v-21zM2521 1229h-10v-25h10zM2521 1098v59c-4-3-7-9-10-12v-56c3 3 6 6 10 9zM2521 1083h-10v-25h10zM2521 292h-10v-44h10zM2521 105v106c-4-3-7-9-10-12v-106c3 6 6 9 10 12zM2521 46h-10v-44h10zM2521 2191l-10 22v576l10-6zM2586 5052v44c-25 3-47 3-66 3v-47c16 3 38 3 66 0zM2586 4806v44c-12 0-22 3-34 6 12 13 25 28 34 44v105c-22-34-41-74-66-108v-75c22-6 44-12 66-16zM2586 4071v25c-28 6-50 6-66 3v-28c16 3 38 6 66 0zM2586 3925v25c-12 0-22 3-34 6 12 13 22 34 34 53v56c-25-28-37-68-66-99v-35c0 4 4 4 7 7 22-10 40-13 59-13zM2586 3860v22c-25 6-50 3-66 9v-19c10-3 19-3 29-6 15 0 28-3 37-6zM2586 3779v22c-25 6-50 6-66 9v-19c10 0 19-3 29-3 15-3 28-6 37-9zM2586 3701v19c-25 6-50 6-66 12v-19c10-3 19-6 29-6 15-3 28-3 37-6zM2586 3620v19c-25 9-50 6-66 12v-19c10-3 19-3 29-6 15 0 28-3 37-6zM2586 3542v19c-25 6-50 6-66 9v-19c10 0 19-3 29-3 15-3 28-6 34-6zM2586 3461v19c-25 6-50 6-66 12v-18c10-3 19-3 29-6 15-4 28-4 34-7zM2586 3380v19c-25 10-50 6-66 13v-19c10-3 19-3 29-6v3c15-3 28-6 34-10zM2586 3303v18c-25 6-50 6-66 10v-19c10 0 19-3 29-3 15-3 25-6 34-6zM2586 3256c-41 6-56-13-66-31v46c4 0 10 0 19-3 10 7 25 7 47 3zM2586 3159v16c-6 0-9 3-15 3 6 6 9 12 15 18v35c-12-16-22-35-37-47-7-6-16-9-29-9v-16c13 0 25 3 35 6 12-3 22-6 31-6zM2586 1983c-19 0-28-3-37-10-13-12-22-25-29-40v37c0 3 4 6 7 10-3 0-7 3-7 3v15c7 0 16-3 25-6 10 6 22 9 41 6zM2586 1886v16l-3 3 3 3v34c-12-22-25-43-66-40v-19c16 0 29 3 41 6 6 0 16-3 19-3zM2586 1821v18c-25 7-50 7-66 13v-22c10 0 19-3 29-3 15-3 28-3 37-6zM2586 1740v18c-25 6-50 6-66 13v-19c10-3 19-3 29-6 15-3 28-3 37-6zM2586 1659v21c-25 7-50 3-66 10v-19c10-3 19-3 29-6 15 0 28-3 37-6zM2586 1581v19c-25 6-50 6-66 9v-19c10 0 19-3 29-3 15-3 28-6 37-6zM2586 1500v19c-25 6-50 6-66 12v-18c10-4 19-4 29-7 15-3 28-3 34-6zM2586 1419v22c-25 6-50 3-66 9v-18c10-3 19-3 29-3 15-4 28-7 34-10zM2586 1341v19c-25 6-50 6-66 12v-22c10 0 19-3 29-3 15-3 28-3 34-6zM2586 1260v19c-25 6-50 6-66 12v-18c10-4 19-4 29-7 15-3 28-3 37-6zM2586 1195v31c-6-3-12-6-15-6-19 3-38 9-50 9v-25c6 0 15-3 24-6-9-10-18-25-24-41v-59c18 28 34 69 62 97zM2586 1058v28c-19-6-37-9-66-3v-25c25-6 47-6 66 0zM2586 211v65h-3c-22 6-44 13-63 16v-44c7 0 16-3 25-6-9-9-18-19-25-31v-106c19 35 38 72 66 106zM2586 3v43c-19-3-41-3-66 0v-43c22-4 44-4 66 0zM2586 2213l-37-112-29 90v592l29-22 37 25zM2652 5011v72c-4 3-10 3-10 3-22 3-40 6-56 10v-44c6 0 16-3 25-3v-3h6c-12-13-22-25-31-41v-105c19 37 34 80 66 111zM2652 4803v44c-19-3-41 0-66 3v-44c25-3 47-6 66-3zM2652 4324v65l-29 22-34-40zM2652 4068v28c-13 0-22-3-32-6-6 0-15 3-15 3-6 3-13 3-19 3v-25l3-3-3-3v-56c13 28 28 53 66 59zM2652 3250c-44 3-53-28-66-54v35c3 9 9 16 16 22-3 0-3 0-7 3h-9v15c6 0 13 0 22-3 0 16-3 25-13 28-3 4-6 4-9 7v18c0 0 3-3 6-3 7 0 10-3 16-6 3 41 0 56-13 65-3 0-6 3-9 3v19h6c7-3 10-3 16-6 3 40 0 56-12 65-4 0-7 0-10 3v19c0 0 3 0 6-3 7 0 10-3 16-6 3 43 0 59-12 65-4 3-7 3-10 6v19c0 0 3-3 6-3 7 0 10-3 16-7 3 41 0 56-12 66-4 0-7 3-10 3v19h6c7-4 10-7 16-10 6 53 0 66-22 72v19c3 0 6-3 10-3 3-4 9-4 12-7 6 50 0 63-22 69v22c3-3 6-3 10-3 3-4 9-4 12-7 6 50 0 63-22 69v22c3-3 6-3 10-6 3 0 9-4 12-7 3 28 3 44-3 56-6-3-13-3-19 0v25c22 0 38 3 50 9 6 4 9 10 16 16v-44c-4 0-4 0-7 4-6-4-12-7-22-10 7-15 7-37 0-75 7-15 7-40 0-77 7-16 7-41 0-82 7-15 7-40 0-81 7-15 7-40 0-77 7-16 7-41 0-81 7-15 7-40 0-81 7-15 7-41 0-78 4-6 4-16 4-28 9 3 15 3 25 0zM2652 3150v18c0 0-4 0-7 4 3 0 7 3 7 3v31c-7-10-16-19-25-28-10-3-22-6-41-3v-16c19-3 31-3 44 3 6-6 15-9 22-12zM2652 1992c-13-3-19-6-25-12-22-22-25-53-41-72v34c3 16 9 28 19 41h-19v15c9 0 19 0 31-3 10 6 19 13 34 13v-16zM2652 1204v28h-25c0 9-4 16-4 19 7 40 7 65 0 81 7 40 7 62 0 81 7 37 7 62 0 78 7 40 7 65 0 81 7 37 7 62 0 77 7 41 7 66 0 81 7 41 7 66 0 81 7 38 7 59 0 78 10 0 19 3 25 7h4v28c-10-13-29-22-63-22h-3v-16h19c6-9 6-28 3-56-3 3-9 3-13 6-3 0-6 3-9 3v-18c22-7 28-19 22-72-3 3-9 6-13 6-3 3-6 3-9 3v-18c22-7 28-19 22-69-3 0-9 3-12 3-4 3-7 3-10 6v-21c22-7 28-19 22-69-6 3-9 6-16 6-3 0-6 4-6 4v-19c3-3 6-3 10-6 12-7 15-22 12-66-6 4-9 7-16 10h-6v-19c3 0 6-3 9-3 13-9 16-25 13-65-6 3-9 3-16 6-3 0-6 0-6 3v-22c3 0 6 0 9-3 13-9 16-25 13-66-6 4-9 7-16 7-3 3-6 3-6 3v-19c3-3 6-3 9-6 13-6 16-22 13-66-6 4-13 7-16 10h-6v-19c3 0 6-3 9-3 10-6 13-13 13-25-10-3-16-3-22-6v-31c13 9 34 12 66 9zM2652 1061v25h-10-3c3 9 9 15 12 22v74c-15-37-24-81-65-96v-28c6 0 16 3 22 6 6 0 15-3 19-3zM2652 721v25c-4-9-7-15 0-21zM2652 251v47c-29-3-50-12-66-22v-65c6 9 13 16 22 25 12 9 25 12 44 15zM2652 18v63c-16-16-38-29-66-35v-43c25 3 47 6 62 15zM2652 2419l-66-206v573l66 50zM2673 5027v53h-3c-6 0-12 3-18 3v-72c6 7 12 10 21 16zM2673 4806v47c-6-3-15-6-21-6v-44c6 0 15 0 21 3zM2673 4308v128l-6-59-15 12v-65zM2673 4068v28h-21v-28c6 0 12 3 21 0zM2673 3922v28h-3 3v50c-6-10-12-16-21-25v-44c6-3 15-6 21-9zM2673 3247v15c-9 3-15 3-21 3v-15c6 0 12-3 21-3zM2673 3200v28c-9-6-15-16-21-22v-31c9 9 15 18 21 25zM2673 3147v15c-6 3-12 3-21 6v-18c6 0 15-3 21-3zM2673 1992v19c-9 0-15-3-21-3v-16zM2673 1895v19h-6c3 3 3 6 6 10v59c-9-19-9-44-21-59v-29h15zM2673 1151v78c-9 0-15 0-21 3v-28h15c-6-6-12-16-15-22v-74c6 12 12 28 21 43zM2673 1058v28h-21v-25c6-3 15-3 21-3zM2673 700v68c-3 0-3-3-3-3 0 0-12-9-18-19v-25c3-6 9-18 21-21zM2673 254v44h-21v-47c6 3 12 3 21 3zM2673 15v90c-6-9-12-15-21-24v-63c6 0 15-3 21-3zM2673 2431h-18l-3-12v417l21 15zM2720 5046v43c-19 0-34-3-47-9v-53c13 9 28 16 47 19zM2720 4813v74c-6-9-19-18-28-28-6-3-12-6-19-6v-47c13 4 28 7 38 13 3-3 6-3 9-6zM2720 4305v255l-40 3-7-127v-128zM2720 4018v69c-19 6-34 9-47 9v-28c13 0 25-3 44-6l3-3c-19-16-31-37-47-59v-50c19 19 32 47 47 68zM2720 3913v28c-12 0-28 3-47 9v-28c19-3 35-6 47-9zM2720 3464v66l-6 3-6-3-7-10v-9-12l10-7 3-9 3-9zM2720 3356v49l-9-6-3-9v-13l6-9 6-9zM2720 3234v16h-9c-6 3-16 6-19 6-6 3-12 6-19 6v-15c0 0 3-4 7-4 3 0 3 0 6-3-6-3-10-6-13-12v-28c10 18 25 34 47 34zM2720 3134v19 3 22c-6-3-12-10-19-13-9-3-18-3-28-3v-15c10-3 19-3 28 0 7-7 13-10 19-13zM2720 2008c-9-4-15-10-19-16-15-22-18-47-28-68v59c0 3 3 6 3 9h-3v19c3 0 10-3 16-3 9 9 19 12 31 18zM2720 1908v19c-9-7-25-13-47-13v-19c22 4 38 7 47 13zM2720 1213v28c-12-3-22-9-31-15-6 0-13 0-16 3v-78c7 19 16 34 32 50 3 6 9 9 15 12zM2720 1067v31c-9-6-28-12-47-12v-28c19 3 35 3 47 9zM2720 812v50c-9-10-25-25-19-35 0 0 0-9 19-15zM2720 703v78c-19-4-40-10-47-13v-68c3-3 10-3 19-3 0 0 13 3 28 6zM2720 254v44h-47v-44c13 4 28 0 47 0zM2720 12v40c-3 0-9 4-15 4h-7c10 12 16 25 22 37v121c-15-34-28-74-47-109v-90h3c16-3 32-3 44-3zM2720 2636v-205h-47v420l47 35zM2720 4560v-255h6l16 255zM2751 5089h-31v-43h31zM2751 4803v121c-9-12-18-24-31-37v-74c13-3 22-7 31-10zM2751 4046v31c-6 4-12 7-15 7s-10 3-16 3v-69c9 13 19 19 31 28zM2751 3916v28c-9-3-18-3-31-3v-28c13 0 22 0 31 3zM2751 3430v84l-6 3-16 13h-9v-66c6-9 13-12 13-12l9-3 3-6v-10zM2751 3318v69l-9 6-6 9-16 3v-49l6-7 3-12 16-13zM2751 3228v15c-12 7-22 7-31 7v-16c9 0 19-3 31-6zM2751 3181v25c-9-9-18-19-31-28v-22c13 6 22 16 31 25zM2751 3125v15c-9 3-18 7-31 13v-19c13-6 22-9 31-9zM2751 2014c-12 0-22-3-31-6v18c9 0 19 3 31 3zM2751 1914v19h-3 3v81c-12-28-3-66-31-87v-19c6 0 9 3 13 6zM2751 1705v84l-6-3-3-6-3-6-3-13v-15l3-13v-9l6-10zM2751 1631v37l-3-3v-16-12zM2751 1220v24c-12 0-22-3-31-3v-28c9 3 19 3 31 7zM2751 1074v55c-9-12-15-24-31-31v-31c9 3 16 7 22 10 0 0 6 0 9-3zM2751 806v62c-6 0-9 0-15 3 0 0-7-6-16-9v-50c9-3 19-3 31-6zM2751 709v75c-9-3-18-3-31-3v-78c9 3 19 6 31 6zM2751 656v22c-3-6-3-9-3-12 0 0 0-4 3-10zM2751 152v140c-12 3-22 3-31 6v-44c9 0 16 0 25-3-9-9-16-24-25-37v-121c13 19 22 37 31 59zM2751 9v43h-31v-40c13-3 22-3 31-3zM2720 2886l31 21v-184l-31-87zM2720 2636l31-22v-183h-31zM2776 5043v43c-9 3-19 3-25 3v-43c6 0 16 0 25-3zM2776 4797v44c-6 0-15 3-22 6 7 6 16 15 22 22v93c-9-13-15-25-25-38v-121c10-3 16-6 25-6zM2776 4053v28c-9 0-15 0-25-4v-31c6 4 16 7 25 7zM2776 3913v50c-6-7-12-13-22-16 0-3-3-3-3-3v-28c3 0 10 3 13 3 3-3 9-3 12-6zM2776 3418v46l-3 10-3 9-6 9-10 16-3 6v-84l13-9 6-3zM2776 3296v66 3l-9 9-10 6-6 7v-69l13-12zM2776 3203v31c-9 3-19 9-25 9v-15c3-3 6-3 13-6 0 0 3 0 3-4-6-3-13-6-16-12v-25c6 9 16 15 25 22zM2776 3119v25c0-4-3-4-3-4h-22v-15c6-3 13-3 19-3 3 0 6-3 6-3zM2776 2023c0-3-3-3-3-6-16-28-12-59-22-84v81 15h10c3 6 9 10 15 16zM2776 1920v19c-6-3-12-3-22-6h-3v-19 3c10 0 19 3 25 3zM2776 1475v352l-3-6-6-7-13-12-3-9v-4-84l3-25-3-12v-37-3l3-13 3-6 4-16v-6l3-9v-6l3-31 3-16v-16l3-15v-13zM2776 1244h-25v-24h25zM2776 1074v27c-3-3-3 0-6 0h-3c3 4 6 10 9 16v87c-9-25-15-53-25-75v-55h6zM2776 806v62h-25v-62h19zM2776 715v69h-25v-75c6 3 16 3 25 6zM2776 631v75c-9-6-22-12-25-28v-22c3-6 10-22 25-25zM2776 205v84c-9 0-19 3-25 3v-140c6 15 16 34 25 53zM2776 12v44c-9-4-15-4-25-4v-43c10 0 16 0 25 3zM2751 2907l25 19v-122l-25-81zM2751 2614l25-18v-165h-25zM2776 3464v-46h3l6 6 4 3-4 10-3 15-3 9zM2795 5086h-19v-43h19zM2795 4893v94c-6-10-13-19-19-25v-93c6 9 13 18 19 24zM2795 4791v43c-6 4-13 4-19 7v-44c6-3 13-3 19-6zM2795 4081h-19v-28h19zM2795 3907v24l-3 4c0 0 0 3 3 3v43c-6-6-13-12-19-18v-50c6-3 13-6 19-6zM2795 3527v40l-6-16v-9zM2795 3290v63h-3l-10 6-6 3v-66l9-6zM2795 3206v19c-6 3-16 6-19 9v-31c6 3 13 3 19 3zM2795 3106v19c-3 0-3 3-3 3l3 3v22c-6-3-13-6-19-9v-25c6-7 13-10 19-13zM2795 2035v19c-6-3-13-6-19-9v-22c3 3 9 6 19 12zM2795 1930v18c-6-3-13-6-19-9v-19c6 4 13 7 19 10zM2795 1453v268l-3 6-3 13 3 9 3 3v94h-3l-10-3-3-13-3-3v-352l3-6 13-16zM2795 1161v83h-19v-24h9c-3-7-6-10-9-16v-87c6 12 13 28 19 44zM2795 1077v24h-19v-27c6 0 13 0 19 3zM2795 809v59h-19v-62c3 3 9 3 19 3zM2795 718v66h-13-6v-69c6 0 13 0 19 3zM2795 631v75h-6-13v-75h9zM2795 482v53c-6-12-16-31 0-53zM2795 230v65c-6-3-10-6-13-9-3 3-3 3-6 3v-84c6 9 13 18 19 25zM2795 12v47c-6-3-13-3-19-3v-44zM2776 2926l19 12v-81l-19-53zM2776 2596l19-13v-152h-19zM2857 4984v87c-22 6-44 12-62 15v-43c9-4 21-7 34-10l6-3c-15-12-28-28-40-43v-94c18 31 37 66 62 91zM2857 4785v46c-16-3-37 0-62 3v-43c21-3 43-6 62-6zM2857 4314v75l-41-37zM2857 4009v56c-25 9-47 12-62 16v-28c12 0 31-3 49-13h4c-19-15-35-37-53-59v-43c25 18 37 52 62 71zM2857 3891v28c-16 0-34 3-62 12v-24c25-13 46-16 62-16zM2857 3471v40l-9 9-10 13-6 12 3 16h13l9-3v56l-3 18 3 10v115l-9-12-10-19-6-22-6-19-3-21-10-10-9-9-3-6 3-13-3-12v-13l-3-22-3-12v-40l9-4 22-18 22-25zM2857 3371v62h-6l-7-6-6-3-3-9v-10l3-15 3-6 3-7 10-6zM2857 3278v59c-6 0 0-3 0-3l-9 3-7 3-15 6-6 3h-16l-9 4v-63l3-3 12-3 31-6zM2857 3172v28c-28 18-47 25-62 25v-19c12 0 28-3 46-16 0 0 3-3 7-3-19-6-35-22-53-34v-22c21 9 37 34 62 41zM2857 3072v22 22c-3-4-9-7-16-7-12-3-28 3-46 16v-19c15-12 31-15 43-15 6-7 13-16 19-19zM2857 1955v18c-6-3-13-6-22-9h-6c9 25 3 56 12 84 3 6 10 12 16 19v21c-13-9-22-18-28-28-16 0-25-3-34-6v-19c6 4 15 7 25 10-10-31 9-72-25-97v-18c6 3 12 6 18 12 7 0 16 3 19 3 9 3 19 7 25 10zM2857 1799v59l-13-3-21-3v-3h-19l-9-4v-93l3 6 3 9 6 7 9 6 13 6 15 7zM2857 1435v62l-6 6h-3l-13 10-3 3-3 9v6l6 6 3 7 6 3 7 6h6v56h-22l-19 9-9 10-3 9 3 6 9 6 10 3 9 7 9 6 10 6 3 3v50l-3-3h-13l-6-3-6-7h-19l-9 4-6 6v-268l12-6 19-6 15-6h13zM2857 1238v28c-22-6-41-12-53-25-3 0-6 3-9 3v-83c6 21 15 40 28 59 9 9 18 15 34 18zM2857 1089v37c-13-12-31-21-62-25v-24c28 0 46 6 62 12zM2857 821v59c-16-3-37-9-62-12v-59c18 3 43 6 62 12zM2857 616v171c-16 0-37-3-62-3v-66h15c0 0 16-6 3-15 0 0-9 3-18 3v-75c12 3 34 3 37 7 0 0 19-7 25-22zM2857 557v59c0-3-13-3-31-3 0 0-19-31-13-44 0 0 0-6 7-9 12 0 24 0 37-3zM2857 470v78c-6-4-19-4-34-4 0 0-10-3-22-3 0 0-3-3-6-6v-53c0-3 0-3 3-6 12-6 31-10 59-6zM2857 273v44c-25-4-47-13-62-22v-65c3 6 9 12 12 18 13 10 28 19 50 25zM2857 31v59c-16-16-34-25-62-31v-47c25 3 46 9 62 19zM2795 2938l34 25-34-106zM2795 2583l62-46v-106h-62zM2857 3433v-62h3l12 9 7 7 6 6 3 12-3 13-3 9-6 6zM2897 5011v50c-3 0-6 0-9-3-9 6-25 10-25 10-3 0-3 3-6 3v-87c12 12 25 21 40 27zM2897 4791v53c0-3-3-3-3-6-12-4-22-7-37-7v-46c15 0 28 3 40 6zM2897 4277v87-15l-40 40v-74l34-35zM2897 4028v28c-3 0-9 0-15-3-6 3-13 6-16 9-3 0-6 0-9 3v-56c12 9 25 16 40 19zM2897 3885v56c-6-6-15-13-25-19-3 0-9-3-15-3v-28c9 3 15 3 22 6 6-6 15-9 18-12zM2897 3623v53l-12 9-3 16 3 12 12 10v59h-12l-19-9-9-16v-115l3 6h9l13-9 9-10zM2897 3539v47 3l-28 6-12 19v-56l12-7 13-6zM2897 3446v46l-12 7-22 9-6 3v-40l9-10 10-15zM2897 3284v56l-6-6h-22c-6 3-9 3-12 3v-59l12 3h19zM2897 3159v22c-9 3-15 6-25 9-6 3-12 6-15 10v-28c12 0 25 0 40-13zM2897 3116v21c-12-6-25-15-40-21v-22c15 3 28 15 40 22zM2897 3050v19c-9 0-21 9-40 25v-22c15-12 31-19 40-22zM2897 1983v130c-3-3-6-9-6-12-12-3-25-10-34-13v-21c6 6 15 9 28 15-6-34 22-78-28-109v-18c15 9 28 15 34 25 3 0 6 3 6 3zM2897 1817v57l-9-4-6-3-6-3-7-3-6-3h-6v-59l15 6 19 9zM2897 1677v50h-3-15-16l-6-3v-50l12 3h22zM2897 1562v62l-3-3-6-6-16-3-15-3v-56l12 3 13 3 12 3zM2897 1444v53h-3l-12-3-22 3h-3v-62l15-3 13 6 6 3zM2897 1244v25c-15 0-28 0-40-3v-28c12 3 25 6 40 6zM2897 1098v28h-3c3 0 3 3 3 7v105c-15-34-9-84-40-112v-37c6 3 9 6 12 9h19zM2897 830v160c-3 0-9-4-9-10 0 0 0-59 9-84 0 0-15-6-40-16v-59h9c0 0 13 9 31 9zM2897 473v236c-6 3-12 6-25 6 0 0-28 13 4 19h21v62c-9-3-21-6-40-9v-171-59c19-3 31-6 0-9v-78c12 0 25 0 40 3zM2897 276v44c-12 0-28 0-40-3v-44c12 3 25 3 40 3zM2897 34v124c-6-25-18-50-40-68v-59c6 3 9 3 12 6 10 0 25-3 28-3zM2857 2537l40-31v-75h-40zM2928 5018v46c-9 0-18 0-31-3v-50c10 4 22 7 31 7zM2928 4785v84c-9-10-18-19-31-25v-53c6 3 10 3 13 3 6-3 12-6 18-9zM2928 4271v242l-31-149v-87zM2928 4025v28c-9 3-21 3-31 3v-28c10 0 22 0 31-3zM2928 3869v28c-6 3-12 7-21 13 9 3 15 9 21 15v44c-9-10-18-19-31-28v-56c13-6 22-13 31-16zM2928 3717v56h-3l-18 6-10 3v-59l25-3zM2928 3610v54l-9 6-22 6v-53l10-6zM2928 3520v47h-3l-15 9-13 10v-47l3-3 16-6zM2928 3433v41l-3 3-15 9-13 6v-46h3l16-6zM2928 3293v72l-12-9-6-10-10-6h-3v-56l10 6 12 3zM2928 3128v31c-9 9-21 16-31 22v-22c6-3 13-6 19-9 0-3 3-3 3-7-6 0-12-3-22-6v-21c13 6 22 9 31 12zM2928 3016v25c-3 3-6 6-9 9 3 0 6 3 9 3v22c-6-3-15-6-25-6h-6v-19h3c10-15 19-25 28-34zM2928 1998v19c-3-3-12-9-18-13-3 0-3 0-7-3 7 28-6 59 0 87 4 10 13 19 25 31v19c-12-9-21-16-31-25v-130c6 0 10 3 13 3 6 3 12 9 18 12zM2928 1830v53h-3l-15-3v-6h-13v-57l6 4 25 6zM2928 1680v50h-12l-19-3v-50h25zM2928 1568v69h-6l-3-6-12-3-10-4v-62l16 6zM2928 1450v53l-6-3-9-3h-16v-53l3 3h7zM2928 1229v50c-3-3-6-6-9-10h-22v-25h6c-3-3-3-3-6-6v-105c16 28 19 62 31 96zM2928 1105v24c-9-3-18-3-31-3v-28c13 3 22 3 31 7zM2928 821v159c-3 3-6 6-9 10 0 0-12 3-22 0v-160c10 0 19 0 28-3 0 0 0-3 3-6zM2928 737v68h-3c0 0-6-6-28-9v-62c10 3 22 3 31 3zM2928 448v174c-9-3-15-3-15-3 0 0-25 19 12 40 0 0 10 38-28 50v-236c10-16 19-22 31-25zM2928 279v41h-31v-44c10 3 22 3 31 3zM2928 34v43h-9l-6 4c6 6 12 15 15 24v146c-12-28-18-62-31-93v-124zM2897 2506l31-22v-53h-31zM2928 3365v-72l7-3 6-9 3-7 15-6 10 3 3 7-3 15v10l-7 9v12 16 16l-6 6-9 9zM2928 4513v-242h16l50 249-59 12zM3000 5011v47c-25 6-50 10-72 6v-46c22 3 44 3 72-7zM3000 4757v46c-13 3-28 10-47 16 19 12 34 31 47 50v80c-22-25-44-56-72-80v-84c28-13 50-22 72-28zM3000 3987v38c-3 0-6 3-6 3-25 12-47 22-66 25v-28c13-3 28-7 44-16h3c-19-9-31-25-47-40v-44c25 22 44 53 72 62zM3000 3857v37c-3 0-6-3-13-6-12-3-31 0-59 9v-28c25-9 47-9 66-6 3-3 6-6 6-6zM3000 3676v72l-16 3-15 6-25 10-16 6v-56l19-10 19-9 15-10zM3000 3579v44l-19 12-12 10-13 12-6 4-19 3h-3v-54l7-2 15-7 34-9 10-6zM3000 3483v47h-3c0 0-13 9-19 12-6 0-12 6-12 6l-13 7-12 9-13 3v-47l10-3 28-15 15-10zM3000 3399v44l-9 3-13 9-12 6-16 7-22 6v-41l16-6 37-18zM3000 3075v28c0 3 0 3-3 3 3 3 3 6 3 6v31c-6-9-13-15-16-21-15 12-28 18-37 21-6 7-12 10-16 13 0 0 0 3-3 3v-31c16 0 34-6 56-31 0 0 3 0 3-3-18-3-37-13-59-19v-22c25 7 47 25 72 22zM3000 2951v22c-6 6-16 15-25 28 9 0 19 3 25 6v18c-13-3-25-6-38-6-9 3-21 6-34 22v-25c10-6 19-9 28-12 16-31 28-44 44-53zM3000 2020v19c0 3-3 3-6 6 3 3 6 3 6 6v22c-3-6-13-13-22-19 0 0-3 0-6-3 3 28-13 56-10 87 4 12 13 25 35 44 0-7 3-13 3-19v47-10c-31-18-47-37-53-53-6-3-12-6-19-9v-19c7 3 10 7 16 10-3-38 34-78-16-112v-19c19 10 28 19 34 28 7 3 13 6 16 9 6-9 16-12 22-15zM3000 1827v53l-9 9h-22l-10-6h-18-13v-53l13 3 18 3 22-6zM3000 1705v44l-13-3h-9l-19-6h-12l-9-7-10-3v-50h25l10 7 12 6 16 6 9 3zM3000 1587v62l-3-3-6-3h-10l-22-3-18-3h-13v-69h7 15l12 7h16l12 3 7 6zM3000 1400v116l-6-7-10-3h-9l-3 3-6 4h-16l-9-7-10-3h-3v-53h3l10-3 15-6 10-12 9-10 6-9 10-7zM3000 1279v25c-31-3-56-13-72-25v-50c3 6 7 15 13 22 9 12 28 22 59 28zM3000 1133v65c-6-31-22-59-72-69v-24c34 3 56 15 69 28zM3000 495v65c-22-6-47-9-50-3-6 6 25 15 50 22v251c-3 0-6 0-9-3 0 0-38 16 9 32v71c-13-6-28-12-34-18 0 0-16 0-19 15 0 0-6 35-19 53v-159c7-3 13-12 0-15v-69h7c9 3 24-53 24-53 4-15 10-56 10-56-7-3-25-6-41-6v-174c10 0 19 3 31 12-9 22 7 25 25 35zM3000 270v62c-6-6-16-9-22-15-19 3-34 3-50 3v-41c7 0 10 0 16-3-6-6-9-15-16-25v-146c25 50 38 112 72 165zM3000 40v47c-19-6-44-10-72-10v-43c28 3 53 3 72 6zM2928 2484l72-53h-72zM3015 5008v44c-3 3-9 3-15 6v-47c6 0 12 0 15-3zM3015 4890v78c-3-6-9-12-15-19v-80c6 6 12 15 15 21zM3015 4753v47c-3 0-9 0-15 3v-46c6 0 12 0 15-4zM3015 3990v28h-6c-3 4-6 4-9 7v-38c6 3 9 3 15 3zM3015 3844v60c-3-4-9-7-15-10v-37c6-3 12-9 15-13zM3015 3670v72l-9 3-6 3v-72l6-3zM3015 3573v44h-3l-12 6v-44l12-6zM3015 3471v49l-3 3-12 7v-47l6-3zM3015 3390v40 3l-9 4-6 6v-44l9-3zM3015 3256v62-9l-3-13v-9l-3-9v-19zM3015 3131v25c-6-6-9-9-15-12v-32c3 7 9 13 15 19zM3015 3069v19l-3 3c-3 3-9 9-9 12h-3v-28c6-3 12-3 15-6zM3015 3010v19c-3 0-9-4-15-4v-18c6 0 12 3 15 3zM3015 2926v37c-6 3-9 7-15 10v-22c3 0 3 0 6-3 3-6 6-16 9-22zM3015 2119v66 9 3 37c-6-9-12-18-15-24v-47c6-16 12-28 15-44zM3015 2063v38c0-10-6-19-15-28v-22c6 3 12 9 15 12zM3015 1998v37c-3 0-9 0-15 4v-19c6-9 12-16 15-22zM3015 1814v56l-3 4-12 6v-53l9-6 7-4v-3zM3015 1708v44l-12-3h-3v-44zM3015 1600v55l-3-3-12-3v-62l6 3zM3015 1391v41l-3 3v9 9l3 4v68l-9-6-3-3h-3v-116l3-3 6-3 6-6zM3015 1282c-6 0-9-3-15-3v25c6 0 12 3 15 3zM3015 1133v146c-9-25-9-53-15-81v-65zM3015 868v69c-3 0-9-4-15-7v-71c3 0 6 3 6 3 0 0 3 3 9 6zM3015 582v105c-3 10-6 16-6 19 0 0-6 28-9 40 0 0 6 7 15 13v75c-3 0-9 0-15-4v-251c6 0 12 0 15 3zM3015 498v65c-3 0-9-3-15-3v-65c6 3 9 3 15 3zM3015 289v53c-6-3-9-7-15-10v-62c3 3 6 6 6 9 3 3 6 7 9 10zM3015 43v47c-3 0-9-3-15-3v-47c6 3 12 3 15 3zM3000 2431h3zM3015 1432v-41l7 3 3 6 3 13-6 6-3 10zM3044 4999v47c-10 3-19 6-29 6v-44c10-3 19-6 29-9zM3044 4924v69c-10-9-19-16-29-25v-78c10 13 19 22 29 34zM3044 4750v44c-10 0-19 3-29 6v-47c10 0 19-3 29-3zM3044 3990v25c-10 3-19 7-29 3v-28c10 4 19 0 29 0zM3044 3829v31c-7 3-13 6-22 12 9 4 15 10 22 13v43c-10-9-19-15-29-24v-60c10-6 19-9 29-15zM3044 3657v85h-4l-9-7-9 7h-7v-72l16-10zM3044 3558v43l-7 3-22 13v-44l25-12zM3044 3455v44l-7 3-15 9-7 9v-49l10-7 15-9zM3044 3374v50l-4-3-9 3-9 3-7 3v-40l13-6 9-10zM3044 3262v84h-7l-9-6-6-13-7-9v-62l13-3h9l6 6v3zM3044 3125v59c-4-6-4-9-7-12-6-7-15-13-22-16v-25c7 3 13 9 19 16 3-4 3-10 6-13 0-3 4-6 4-9zM3044 3041v25c-10 12-19 18-29 22v-19c10-6 19-16 29-28zM3044 3016v19c-10 0-19-3-29-6v-19c10 3 19 6 29 6zM3044 2892v22c-7 6-13 18-19 31h19v18h-29v-37c10-19 19-28 29-34zM3044 2238v31-10c-13-9-22-18-29-25v-37c4 13 13 25 29 44zM3044 2095v21c0-3-4-3-4-3 0-3-3-3-6-3 0 22-15 47-19 75v-66c4-6 4-12 0-18v-38c7 7 13 13 16 19s9 9 13 13zM3044 1970v25c-7 6-13 13-19 22 6 0 9 3 15 6h4v25c-4-3-7-6-10-9-3 0-6-4-12-4h-7v-37c10-12 19-22 29-28zM3044 1718v131l-7 6-12 6-10 9v-56l4-12 9-3 3-6v-16-9l-3-3-3-7-3-3-7-3v-44h7l6 7zM3044 1606v49l-13 4-9-4h-7v-55l7 6 12-3zM3044 1481v60l-7-7-9-3-6-3-7-3v-68l4 3 3 9 9 9 6 3zM3044 1139v25c-7 0-13-3-19-3h-6c15 31 15 68 25 102v56c-4-3-7-9-10-12h-19v-25h4c-4 0-4-3-4-3v-146c10 3 19 3 29 6zM3044 880v63h-13c0 0-6-3-16-6v-69c7 3 16 9 29 12zM3044 762v81c-10-3-19-6-29-9v-75c7 3 16 6 29 3zM3044 588v56h-10c-6 18-12 34-19 43v-105h10c9 3 15 6 19 6zM3044 510v65c-4 0-4 0-7-3-6-3-12-6-22-9v-65c10 3 19 6 29 12zM3044 304v47c-10-3-19-6-29-9v-53c10 6 19 9 29 15zM3044 52v53c-7-6-16-12-29-15v-47c10 3 19 6 29 9zM3044 3346v-84l3 6v19l3 13 6 12 6 9 3 10-6 12-12 3zM3065 4946v90c-6 3-15 7-21 10v-47l6-3c-3 0-3-3-6-3v-69c6 10 15 16 21 22zM3065 4794h-21v-44h21zM3065 3981v28c-6 3-15 6-21 6v-25c6-3 15-6 21-9zM3065 3907v40c-6-6-12-12-21-19v-43c9 6 15 15 21 22zM3065 3823v28c-6 0-12 3-21 9v-31c9-3 15-6 21-6zM3065 3648v106l-9-3-12-10v-84l9-6zM3065 3539v53h-3l-18 9v-43l6-10zM3065 3390v96l-12 3-6 7-3 3v-44l6-6v-9l-3-13-3-3v-50h3l12 6zM3065 3094v31c-15 25-18 34 0 56v25c-9-6-15-16-21-22v-59c6-9 15-22 21-31zM3065 3010v28 6c-9 9-15 16-21 22v-25h3c0-3 0-3 3-6h-6v-19c9 0 15 0 21-6zM3065 2948v18c-6 0-12 0-21-3v-18c9 0 15 3 21 3zM3065 2842v59c0 0-3 0-6 3-3 0-9 6-15 10v-22c3 0 3-3 6-3 3-19 9-35 15-47zM3065 2191v40c-3 10-3 16-6 25 0 7 3 16 6 25v28c-12-15-18-28-21-40v-31c3-16 15-32 21-47zM3065 2113v28c-3-6-9-15-21-25v-21c9 6 15 12 21 18zM3065 2039v24-3c-9-6-15-9-21-12v-25c9 6 15 9 21 16zM3065 1948v32c-6 0-12 6-21 15v-25c6-3 9-6 12-6 3-6 6-9 9-16zM3065 1702v72 3 16l-3 18v16l-6 12-12 10v-131h3l12-7zM3065 1606v56l-6-3-9-4h-7v-49h13zM3065 1485v65h-9l-3-6-6-3h-4v-60l16 4zM3065 1301v34c-6-6-15-9-21-16v-56c3 10 6 19 9 25s9 9 12 13zM3065 1145v28c-6-3-12-6-21-9v-25c9 3 15 3 21 6zM3065 887v59c-6-3-15-3-21-3v-63c6 4 15 4 21 7zM3065 749v103c-6-3-12-6-21-9v-81c6-3 15-6 21-13zM3065 690v47c0-6-6-12-12-12 0 0-6-16 3-31 0 0 3 0 9-4zM3065 520v124c-6-3-12-3-21 0v-56c12 3 12-3 0-13v-65c6 3 9 6 15 10zM3065 310v47c-6-3-15-6-21-6v-47c6 3 15 3 21 6zM3065 62v59c-6-6-12-13-21-16v-53c9 4 15 7 21 10zM3075 4952v81c-3 3-6 3-10 3v-90c4 3 7 3 10 6zM3075 4750v47c-3 0-6-3-10-3v-44zM3075 3978v28c-3 3-6 3-10 3v-28c4 0 7 0 10-3zM3075 3913v37c-3 0-6-3-10-3v-40c4 3 7 3 10 6zM3075 3820v28c-3 0-6 0-10 3v-28c4 0 7-3 10-3zM3075 3645v112h-3l-7-3v-106zM3075 3536v50l-10 6v-53l4-3zM3075 3402v87l-10-3v-96h4zM3075 3190v22c-3 0-6-3-10-6v-25c4 3 7 6 10 9zM3075 3084v32c-3 3-6 6-10 9v-31c4-3 7-6 10-10zM3075 3007v22c-3 3-6 6-10 9v-28c4 0 7-3 10-3zM3075 2951v19c-3-4-6-4-10-4v-18c4 3 7 3 10 3zM3075 2833v31c-3 6-6 12-6 18 0 0 3 0 6-3v22h-10v-59c4-3 7-6 10-9zM3075 2294v25c-3-3-6-6-10-10v-28c4 3 7 7 10 13zM3075 2122v94c-3 6-6 12-10 15v-40c10-16 13-31 0-50v-28c4 3 7 6 10 9zM3075 2045v25c-3-3-6-7-10-7v-24c4 3 7 3 10 6zM3075 1939v41h-10v-32c4-3 7-6 10-9zM3075 1693v74h-3l-7 7v-72l7-6zM3075 1609v65l-3-3-7-9v-56zM3075 1488v68l-10-6v-65zM3075 1307v31c-3-3-6-3-10-3v-34c4 3 7 6 10 6zM3075 1148v28c-3 0-6-3-10-3v-28c4 0 7 0 10 3zM3075 890v56h-10v-59c4 0 7 3 10 3zM3075 687v168c-3 0-6-3-10-3v-103h4c0 0 0-6-4-12v-47c4 0 7 0 10-3zM3075 644h-10v-124h10zM3075 313v44h-10v-47c4 0 7 3 10 3zM3075 65v65c-3-3-6-6-10-9v-59c4 3 7 3 10 3zM3097 4965v59c-7 3-16 6-16 6-3 3-3 3-6 3v-81c6 7 15 10 22 13zM3097 4753v50c0 0-4-3-7-3-3-3-9-3-15-3v-47c9 0 15 3 22 3zM3097 4330v25l-7-22zM3097 3931v66c-7 3-16 6-22 9v-28c6-3 12-6 18-9l4-3c-7-3-16-10-22-16v-37c6 6 15 12 22 18zM3097 3816v28c-7 0-13 0-22 4v-28c9 0 15-4 22-4zM3097 3632v66l-10 9v6 13 12 13 6l-6 3-6-3v-112l18-13zM3097 3443v140h-4l-18 3v-50l9-3 9-10v-18l-3-13-9-3h-6v-87l3 7 15 28zM3097 3187v47c0 0 0-3-4-6-6-3-12-10-18-16v-22c3 3 9 10 18 13 0-3 0-7 4-13zM3097 2976v31c0 0 0 3-4 3 4 3 4 6 4 6v65c-4 10-10 19-16 25-3 3-6 6-6 10v-32c12-18 22-37 6-62-3 3-6 3-6 7v-22c6-6 15-16 22-31zM3097 2970h-22v-19h22zM3097 2879v19c-7 0-16 0-22 3v-22zM3097 2770v66c-10 6-16 12-22 28v-31c3-3 6-7 9-10 3-22 6-40 13-53zM3097 2278v41 3 19 40c-13-25-19-44-19-56 0-3-3-3-3-6v-25c3 3 6 6 9 9 3-9 6-15 13-25zM3097 2113v22c-4 3-7 6-10 6v6c3 3 10 7 10 10v25-4c-4-3-4-3-7-6-3 16-9 28-15 44v-94 4c9-4 15-7 22-13zM3097 2063v19c-7-3-16-9-22-12v-25c6 6 15 12 22 18zM3097 1917v25c-4 3-10 10-16 19 6 0 12 3 16 6v22c0-3-4-3-7-6-3 0-6-3-9-3h-6v-41c9-9 15-19 22-22zM3097 1612v118 3l-4 10-12 15-6 10v-75l3-6v-10l-3-3v-65h6zM3097 1500v75l-7-7v-9l-15-3v-68h3l19 9zM3097 1319v25c-7 0-16-3-22-6v-31c6 3 12 9 22 12zM3097 1157v35c-7-7-13-10-22-16v-28c9 3 15 6 22 9zM3097 893v56c-7-3-13-3-22-3v-56c6 0 12 3 22 3zM3097 675v193c-7-3-13-9-22-13v-168c9-3 18-6 22-12zM3097 504v152c-4-6-10-9-22-12v-124c9 0 15-4 22-16zM3097 317v43c-7 0-16-3-22-3v-44c6 0 15 4 22 4zM3097 74v100c-4-16-13-31-22-44v-65c3 3 9 6 12 9zM3109 4971v50h-3c-3 0-6 3-9 3v-59c6 3 9 3 12 6zM3109 4750v60c-3 0-6-4-12-7v-50c3 0 6 0 6 4 3-4 3-4 6-7zM3109 4324v56l-12-25v-25zM3109 3938v52c-3 0-6 4-12 7v-66c6 4 9 4 12 7zM3109 3813v35h-6c-3-4-3-4-6-4v-28c3 3 6 3 6 3 3-3 3-3 6-6zM3109 3626v62h-3l-6 10h-3v-66zM3109 3458v118l-12 7v-140zM3109 3172v78c-6-7-9-10-12-16v-47c3-6 9-12 12-15zM3109 3032v28c-3 9-6 15-12 21v-65c3 3 6 9 6 13 3 0 3 0 6 3zM3109 2948v43c-3 6-6 10-12 16v-31h3c0-3 0-6 3-6h-6v-19c6 0 9-3 12-3zM3109 2882v16h-12v-19c6 3 9 3 12 3zM3109 2758v31c-3 6-6 15-9 25h9v19c-3 0-6 3-12 3v-66c3-6 9-9 12-12zM3109 2366v59c-3-13-3-25-3-31-3-7-6-10-9-13v-40c3 9 6 15 12 25zM3109 2263v34c-6 6-9 12-12 22v-41c6-6 9-9 12-15zM3109 2166v28c-3-3-6-9-12-12v-25c3 0 3 3 6 3 0 3 3 6 6 6zM3109 2104v25c-3 3-6 6-12 6v-22c6-3 9-6 12-9zM3109 2067v21c-3 0-6-3-12-6v-19c6 0 9 4 12 4zM3109 1973v22c-3-3-9-3-12-6v-22c6 3 9 3 12 6zM3109 1908v25c-3 0-6 3-12 9v-25c6-3 9-6 12-9zM3109 1606v99l-6 10-6 15v-118h3zM3109 1513v74l-3-6-9-6v-75zM3109 1322v25c-3 0-6 0-12-3v-25c3 0 9 0 12 3zM3109 1164v43c-3-6-6-9-12-15v-35c6 4 9 7 12 7zM3109 896v53h-12v-56c3 0 6 3 12 3zM3109 488v283c-6 3-6 10-6 22h6v81c-3-3-6-6-12-6v-193c3 0 3 0 3-3 3 0 3-6-3-16v-152c3-3 9-9 12-16zM3109 320v40h-12v-43c6 0 9 0 12 3zM3109 74v134c-3-13-6-25-12-34v-100zM3134 4977v47c-9 0-19-3-25-3v-50c6 3 16 3 25 6zM3134 4735v96c-6-9-16-15-25-21v-60c9-3 16-9 25-15zM3134 4314v72l-22 9-3-15v-56zM3134 3944v31c-6 3-12 6-16 9-3 0-6 3-9 6v-52c6 3 16 6 25 6zM3134 3794v32 37c-6-6-16-12-25-15v-35c9-6 19-15 25-19zM3134 3492v168l-9 10-10 12-6 6v-62l16-12 6-13v-12-13l-13-3-9 3v-118l3 6 19 22zM3134 3134v31c-25 41-37 50 0 85v24c-9-9-19-18-25-24v-78c9-13 19-25 25-38zM3134 3050v28c-6-6-12-15-25-25v7-28c9 6 19 12 25 18zM3134 2923v28c-3 3-6 6-6 6-3 6-10 16-10 19-3 6-6 12-9 15v-43c9-3 19-13 25-25zM3134 2879v19c-9 3-16 0-25 0v-16c9 0 16 0 25-3zM3134 2811v15c-9 4-16 4-25 7v-19c6-3 16-3 25-3zM3134 2614v90c-3 10-6 22-9 41 3-3 6-3 9-6v22c-3 0-6 3-9 6-7 3-13 9-16 22v-31-3c0-38 6-57 19-72-6-34-3-56 6-69zM3134 2540v65c-6-31-6-53 0-65zM3134 2347v28c-3 6-6 12-9 19-4 12-4 28 9 53v87c-12-31-12-53-9-72-10-12-13-28-16-37v-59c0 3 3 6 3 9 6-13 13-22 22-28zM3134 2206v47c-6 13-16 28-25 44v-34c12-19 19-38 0-69v-28c13 16 22 28 25 40zM3134 2070v31c-9 12-19 21-25 28v-25c3-3 6-9 9-13-3 0-6-3-9-3v-21c6 3 16 6 25 3zM3134 1992v22c-3-3-9-6-12-10-7-3-10-6-13-9v-22c9 7 19 13 25 19zM3134 1880v44c-9-4-16 0-25 9v-25h3c10-13 16-22 22-28zM3134 1537v153l-6 3-10 3-9 9v-99l3-6-3-10v-3-74l3 3zM3134 1179v175c-9-4-19-4-25-7v-25c6 0 12 4 19 7-13-38 3-88-19-122v-43c3 3 9 9 12 12 7 0 10 3 13 3zM3134 908v35c-3 3-6 6-12 6h-13v-53c6 3 19 9 25 12zM3134 802v88c-6-6-16-10-25-16v-81c6 3 16 6 25 9zM3134 482v118c-3 0 0 0 0 0v171c-9-3-19-6-25 0v-283c0-3 3-6 6-12 7 0 16 3 19 6zM3134 320v43c-9 0-19 0-25-3v-40zM3134 77v44h-6c3 3 6 6 6 12v174c-12-28-19-65-25-99v-134h6c7 0 13 3 19 3zM3134 943v-35c6 4 9 10 9 13 0 0-3 12-9 22zM3150 5024h-16v-47h16zM3150 4729v46 69c-7-6-10-10-16-13v-96c6 0 9-3 16-6zM3150 4308v72l-16 6v-71zM3150 3944v28c-7 3-10 3-16 3v-31zM3150 3835v37c-7-3-10-6-16-9v-37c6 3 9 6 16 9zM3150 3782v31c-4 3-10 7-16 13v-32c6-6 9-9 16-12zM3150 3520v128l-4 3-12 9v-168l12 22zM3150 3259v25c-7-3-10-6-16-10v-24c6 3 9 6 16 12zM3150 3066v81c-4 6-10 12-13 18h-3v-31c12-15 19-34 0-56v-28c6 6 12 13 16 16zM3150 2876v53c-7 9-10 16-16 22v-28c3-6 6-13 9-22 3 0 3-3 3-6-3 3-6 3-12 3v-19c6 0 12-3 16-3zM3150 2807v19h-16v-15c6-4 9-4 16-4zM3150 2736v19c-7 3-10 3-16 6v-22c6 0 9-3 16-3zM3150 2428v28c-4 3-4 6-7 9-6 13-6 28 3 56 0-3 4-3 4-6v34c-4 9-4 25 0 47v25c-7 12-10 24-7 49 0-3 3-3 7-6v25c-4 0-4 0-7 3s-6 6-9 13v-91c0-3 3-3 3-3 0-3-3-6-3-6v-65c0-3 0-3 3-3-3 0-3-3-3-3v-87c3-7 9-13 16-19zM3150 2328v28c-7 6-10 13-16 19v-28c6-6 12-13 16-19zM3150 2231v32c-4-4-7-10-10-13 0-3 0-3-3-6 0 3 0 6-3 9v-47c3 4 3 10 3 13 6 6 9 12 13 12zM3150 2060v22c0 3-4 3-7 3-3 6-6 10-9 16v-31c6-3 9-7 16-10zM3150 2004v22c-7-3-10-9-16-12v-22c6 3 9 9 16 12zM3150 1864v25c-4 6-7 10-13 16 7 0 10 3 13 3v22l-4-3c-3 0-6-3-9-3h-3v-44c6-6 12-13 16-16zM3150 1556v78l-4 6-3 15-3 13v19l-6 3v-153l3 4 9 12zM3150 1182v28c0-3-4-3-4-3h-3c3 13 7 25 7 37v119c-4-3-7-6-7-9h-9v-175h6c3 0 6 3 10 3zM3150 809v90c-4-3-7-3-7-3 0 0-3-3-9-6v-88c6 4 9 7 16 7zM3150 616c-7-3-13-6-13-9 0-4 0-7-3-7v171c6 0 12 3 16 6v-105zM3150 501v25c0 3 0 6-4 12h4v65c-7-3-13-3-16-3v-118c9 3 12 9 16 19zM3150 174v189h-16v-43h6c0-3-3-7-6-13v-174c6 13 12 25 16 41zM3150 121h-16v-44h16zM3150 526v-25zM3150 672v-56c6 3 18 6 28 12 3 0-3 6-3 13-3 12-13 28-25 31zM3150 1634v-78l3 6 6 13 3 12v16l-3 15-6 13zM3184 4971v47c-12 3-22 3-34 6v-47c9 0 22-3 34-6zM3184 4803v75c-9-13-22-22-34-34v-69c12 10 25 19 34 28zM3184 4713v47c-9 3-22 9-34 15v-46c12-7 25-13 34-16zM3184 4296v71l-34 13v-72zM3184 3935v28c-12 6-25 9-34 9v-28c9 0 22-3 34-9zM3184 3860v34c-9-6-22-15-34-22v-37c12 6 22 16 34 25zM3184 3770v28c-9 3-22 6-34 15v-31c12-6 25-9 34-12zM3184 3583v34l-6 6-16 12-12 13v-128l12 28 16 22zM3184 3203v31c-19 28-28 40 0 66v24c-19-15-28-28-31-40h-3v-25c0-3 3-9 3-12 9-16 22-32 31-44zM3184 3103v25c-3-6-9-12-19-19 0 13-6 25-15 38v-81c6 6 9 12 12 18 10 7 16 13 22 19zM3184 2795v66c-3 9-9 15-16 22 0 6-3 15-6 18-3 13-6 22-12 28v-53c12-9 25-22 31-50v-6c-9 3-19 6-31 6v-18c12-1 25-4 34-13zM3184 2726v19c-9 3-22 6-34 10v-19c12-3 25-3 34-10zM3184 2652v18c-12 7-22 10-34 19v-25c9-3 22-6 34-12zM3184 2574v22c-9 6-22 12-31 21l-3 4v-25c9-10 22-16 34-22zM3184 2493v22c-9 6-22 15-31 25 0 3-3 6-3 9v-34c9-9 22-16 34-22zM3184 2394v28c-9 12-25 21-34 34v-28c12-9 25-19 34-34zM3184 2303v37c0-6-3-9-6-15l-3-3c-7 12-16 22-25 34v-28c12-15 18-34 0-65v-32c18 28 28 47 28 63 3 3 6 6 6 9zM3184 2014v37c-12 16-25 25-34 31v-22c9-6 15-12 25-25-10-3-16-6-25-9v-22c12 7 22 13 34 10zM3184 1930v25c-3-3-3-3-6-7-13-9-19-15-28-18v-22c3 0 3 3 6 3 9 3 19 13 28 19zM3184 1830v34c-9 3-19 10-34 25v-25c6-6 15-12 22-15 3-7 9-13 12-19zM3184 1360v31c-16-9-25-19-34-28v-119c3 32 3 63 15 94 3 6 10 16 19 22zM3184 1195v28c-9-7-22-10-34-13v-28c12 3 25 6 34 13zM3184 818v90c-12-3-25-6-34-9v-90c12 3 22 6 34 9zM3184 731v43c-6 3-12 7-25 7 0 0-3 0-9-4v-105c3 3 28 28 28 53 0 0 3 3 6 6zM3184 551v65c-3 0-3 0-6-3-10-3-19-6-28-10v-65c6 0 18 6 34 13zM3184 289v84c-3-3-9-6-12-10h-22v-189c12 37 18 77 34 115zM3184 84v43c-9-3-22-6-34-6v-44c12 4 25 4 34 7zM3184 774v-43c6 6 16 12 16 25 0 0-4 9-16 18zM3184 3617v-34l9 15v9zM3206 4968v43c-6 4-16 4-22 7v-47c6 0 16-3 22-3zM3206 4825v75c-6-10-16-16-22-22v-75c6 7 16 16 22 22zM3206 4707v43c-6 4-16 7-22 10v-47c6-3 16-6 22-6zM3206 4290v71l-22 6v-71zM3206 3922v28c-10 6-16 9-22 13v-28c6-4 12-10 22-13zM3206 3872v35c-6-3-16-7-22-13v-34c6 3 16 9 22 12zM3206 3767v24c-6 0-13 4-22 7v-28c6-3 16-3 22-3zM3206 3318v22c-10-6-16-9-22-16v-24c6 6 12 9 22 18zM3206 3122v84c-3 3-10 9-13 16-3 3-6 9-9 12v-31c19-25 31-44 0-75v-25c9 6 16 13 22 19zM3206 2751v47c0 3-3 3-3 3 0 10-3 16-3 19-7 19-10 31-16 41v-66c9-9 16-22 22-44zM3206 2714v25c-6 3-13 6-22 6v-19c9 0 16-6 22-12zM3206 2642v22c-6 3-16 6-22 6v-18c9 0 16-3 22-10zM3206 2562v21c-6 3-16 10-22 13v-22c9-3 16-6 22-12zM3206 2471v28c-6 4-16 10-22 16v-22c9-6 16-12 22-22zM3206 2347v62-3c0 0-3-3-3-6-7 9-13 16-19 22v-28c9-13 12-28 0-54v-37c3 3 3 6 6 6 6 16 13 28 16 38zM3206 2004v22l-3 3c-7 10-13 16-19 22v-37c6 0 12-3 22-10zM3206 1945v22c-6-3-16-9-22-12v-25c6 6 16 12 22 15zM3206 1808v28c-3 3-6 7-13 13 7 0 10 0 13 3v18h-3c-3 0-7-3-10-3-3-3-6-3-9-3v-34c9-9 16-16 22-22zM3206 1372v28c-10-3-16-6-22-9v-31c6 3 12 6 22 12zM3206 1204v31c-6-6-13-9-22-12v-28c9 0 16 3 22 9zM3206 821v97c-6-3-16-6-22-10v-90c6 0 16 3 22 3zM3206 560v59c-6 0-13 0-22-3v-65c6 3 16 6 22 9zM3206 329v60c-10-4-16-10-22-16v-84c6 15 12 28 19 40zM3206 87v46c-6-3-13-6-22-6v-43c6 0 16 3 22 3zM3218 4962v46c-3 0-9 3-12 3v-43c3-3 9-3 12-6zM3218 4841v71c-3-6-9-9-12-12v-75c3 6 9 9 12 16zM3218 4700v47c-3 0-9 3-12 3v-43c3-3 9-3 12-7zM3218 4283v72l-12 6v-71zM3218 3882v62c-3 3-9 6-12 6v-28c3-3 6-6 9-6h-3l3-3c-3-3-6-3-9-6v-35c3 4 9 7 12 10zM3218 3757v37c-3 0-6 0-9-3h-3v-24h3c3-7 6-10 9-10zM3218 3287v72c-3-6-9-13-9-16l-3-3v-22c0-6 3-12 6-18 3-4 3-7 6-13zM3218 3140v41c-3 9-6 15-12 25v-84c6 6 9 12 12 18zM3218 2689v78c-3 16-6 25-12 31v-47-6-9 3-25c6-6 9-12 12-25zM3218 2630v25c-3 3-9 6-12 9v-22c3-3 9-6 12-12zM3218 2549v25c-3 3-9 6-12 9v-21c6-4 9-7 12-13zM3218 2397v87c-3 6-9 9-12 15v-28c9-12 12-31 0-62v-62c3 12 3 22 3 28 3 9 6 15 9 19zM3218 2116v47l-3-3-9-3v-10l3-12v-6l3-10zM3218 1992v25c-3 6-9 9-12 9v-22c3-3 9-6 12-12zM3218 1955v18c-3 0-9-3-12-6v-22c3 3 9 7 12 10zM3218 1858v22c-3-3-9-6-12-10v-18c0 0 3 0 6 3 3 0 3 3 6 3zM3218 1799v22c-3 3-9 9-12 15v-28c3-3 9-9 12-9zM3218 1376v27c-3 0-9-3-12-3v-28c3 0 9 4 12 4zM3218 1210v38c-3-4-6-10-12-13v-31c3 0 9 3 12 6zM3218 821v100c-3 0-9-3-12-3v-97h3zM3218 569v41c0 3-3 9-9 12l-3-3v-59c6 3 9 6 12 9zM3218 342v53c-3 0-9-3-12-6v-60c3 6 9 10 12 13zM3218 90v46c-3-3-9-3-12-3v-46c3 0 9 3 12 3zM3218 610v-41c3 3 6 6 6 10 0 0 0 15-6 31zM3240 4952v47c-6 3-12 6-22 9v-46c6-3 16-6 22-10zM3240 4865v66c-6-7-12-13-22-19v-71c10 6 16 15 22 24zM3240 4697v44c-6 3-12 3-22 6v-47c10 0 16-3 22-3zM3240 4274v72l-22 9v-72zM3240 3888v40c-6 7-16 10-22 16v-62c6 3 16 6 22 6zM3240 3735v35 34c-6-3-12-6-22-9v-38c10-9 16-15 22-22zM3240 3259v31c-3 6-9 13-12 19 0 3-4 6-4 9-3 13 0 22 16 38v24c-9-6-16-15-22-21v-72c6-9 16-19 22-28zM3240 3159v25c-3-6-9-12-16-16-3 4-3 10-6 13v-41c10 7 16 13 22 19zM3240 2499v41 6 9 69c0 3 0 6-3 9h3v22-3c0 34-6 52-16 68v19c0 9-3 19-6 28v-78c3-9 3-19 3-28v-6h-3v-25c10-13 13-28 10-56 0 0 0-3-4-6 0 3-3 6-6 6v-25c6-12 10-31 3-59 0 0 0-3-3-6v-87c13 28 16 49 13 62 0 9 3 16 3 19 3 9 6 15 6 21zM3240 2113v69l-9-7-13-12v-47zM3240 1958v37c-6 9-16 16-22 22v-25c3-3 10-9 13-12-3-4-7-4-13-7v-18c6 3 16 3 22 3zM3240 1874v25c0-4-3-7-6-7-6-3-10-9-16-12v-22c10 3 16 9 22 16zM3240 1774v34c-6 0-12 3-22 13v-22c3-3 6-3 10-7 3-6 9-12 12-18zM3240 1229v181c-6-3-16-3-22-7v-27c6 3 13 6 19 6-13-41 12-94-19-134v-38c10 6 16 13 22 19zM3240 830v91c-3 0-6 3-12 3 0 0-4 0-10-3v-100c6 3 16 3 22 9zM3240 357v47c-6-3-16-6-22-9v-53c6 6 16 12 22 15zM3240 96v50c-6-3-12-6-22-10v-46c10 3 16 6 22 6zM3240 921v-91c19 7 43 22 50 50 0 0-13 25-50 41zM3240 2624c6-13 6-35 3-59 0 0 0-3-3-10zM3290 4903v74c-19 10-34 16-50 22v-47c6 0 12-3 16-6l6-3c-6-3-16-9-22-12v-66c16 13 31 28 50 38zM3290 4697v50c0-3-3-3-3-3-16-3-28-3-47-3v-44c19-3 34-3 50 0zM3290 4271v56l-50 19v-72l43-16zM3290 3879v28c-13 6-25 9-38 12-3 3-9 6-12 9v-40c16 3 31 0 50-9zM3290 3794v38c-16-9-31-19-50-28v-34c19 6 34 15 50 24zM3290 3707v28c-13 7-31 16-50 35v-35c19-15 34-25 50-28zM3290 3324v35c-3 0-3 3-7 6 0 3-3 6-3 9-3 10 0 19 10 31v25c-13-12-22-21-25-31-9-6-19-12-25-19v-24c6 6 12 12 22 18 0-6 3-12 6-15 6-13 12-25 22-35zM3290 3209v22c-3 0-7-3-10-6-3 18-18 37-31 53-3 3-6 9-9 12v-31c19-25 31-44 0-75v-25c19 13 28 28 34 37 6 7 9 10 16 13zM3290 3025v84l-10 3-9-6-6-6v-16-12-9l6-13 6-12zM3290 2845v62l-3-3-7-12-6-10v-18l3-10 10-6zM3290 2636v19c-22 3-38 3-50 0v-22c9 6 25 6 50 3zM3290 2499v19h-7c4 3 4 9 7 12v91c-19-41 0-94-47-103 0 6 0 16-3 22v-41c9 0 16 4 19 4 12 0 21-4 31-4zM3290 2119v75h-16-18l-7-9-9-3v-69l6-3 6 3 13 3 9 3h13zM3290 1902v46c-13 13-22 19-31 25-7 10-13 16-19 22v-37c16-3 28-13 47-34-16-7-31-16-47-25v-25c19 12 31 28 50 28zM3290 1727v28c-10 3-22 16-38 38 4 0 10 3 16 6s15 6 22 12v25c-13-9-22-18-31-22-3-3-7-3-10-3-3-3-6-3-9-3v-34c16-22 31-31 43-38 4-3 4-6 7-9zM3290 1248v28c-10-3-16-7-28-10l-3-3c12 41-3 87 12 134 3 6 9 16 19 22v34c-22-12-34-28-44-43h-6v-181c3 0 3 3 3 3 6 0 13 3 16 3 12 6 21 9 31 13zM3290 373v43c-19-3-34-6-50-12v-47c16 6 31 13 50 16zM3290 121v74c-10-18-25-34-50-49v-50c22 9 37 16 50 25zM3302 4906v65c-3 3-6 3-6 3-3 3-3 3-6 3v-74c3 0 6 3 12 3zM3302 4691v62c-6-3-9-6-12-6v-50h3c3 0 6-3 9-6zM3302 4302v22l-12 3v-56zM3302 3872v32c-6 0-9 3-12 3v-28c3-3 6-3 12-7zM3302 3804v34c-6-3-9-6-12-6v-38c3 4 6 7 12 10zM3302 3704v28c-6 0-9 3-12 3v-28c3 0 6-3 12-3zM3302 3415v25c-6-3-9-7-12-10v-25c3 4 6 7 12 10zM3302 3309v31c-6 6-9 13-12 19v-35c3-3 6-9 12-15zM3302 3218v25c-3-3-9-6-12-12v-22c3 3 6 6 12 9zM3302 3019v81h-3l-9 9v-84zM3302 2842v75l-6-3-6-7v-62l6-3zM3302 2586v69h-12v-19h6c-3-3-3-6-6-12v-3-91c6 16 6 32 9 47 0 3 0 6 3 9zM3302 2499v16c-6 0-9 3-12 3v-19zM3302 2116v78h-9-3v-75l9-3zM3302 1902v31c-6 6-9 9-12 15v-46zM3302 1821v22c-6-4-9-4-12-7v-25c3 3 6 6 12 10zM3302 1711v41c-6 0-9 0-12 3v-28c3-6 6-9 12-16zM3302 1429v31c-6-3-9-7-12-7v-34c3 3 6 6 12 10zM3302 1254v28c-6 0-9-3-12-6v-28c3 3 6 3 12 6zM3302 376v44c-6 0-9-4-12-4v-43c3 0 6 3 12 3zM3302 130v93c-3-9-9-18-12-28v-74c3 3 6 6 12 9zM3302 4324v-22l6 19zM3355 4915v47c-12 3-25 3-34 0-6 3-16 9-19 9v-65c16 6 31 9 53 9zM3355 4657v50c-6 3-9 6-16 9 7 0 10 3 16 6v66c-19-13-34-25-53-35v-62c19-12 34-25 53-34zM3355 3823v40c-22 19-37 31-53 41v-32c6-6 16-12 25-21h3c-9-3-19-10-28-13v-34c16 9 31 19 53 19zM3355 3657v35c-6 3-9 9-12 12 3 3 6 3 12 3v34c-12-3-28-9-40-12-7 0-10 3-13 3v-28h9c16-22 28-37 44-47zM3355 3371v31c-6 7-9 13-12 19-4 3-4 6-7 12-3 10 3 19 19 35v24c-19-12-31-24-34-37-6-6-16-9-19-15v-25c3 6 9 9 16 15 3-6 3-12 6-15 9-19 19-31 31-44zM3355 3271v25c-6-6-12-9-19-15-3 19-18 37-31 53 0 3-3 6-3 6v-31c13-19 22-38 0-66v-25c16 13 25 25 28 35 9 6 16 12 25 18zM3355 3001v71l-12 3-16 6-12 7-13 12v-81l3-3 31-12h13zM3355 2861v74h-9l-13-3-12-6-10-3-9-6v-75l6 3 10 6 9 6h16zM3355 2639v19c-19 0-31-3-40-6-4 0-10 0-13 3v-69c6 41 6 53 53 53zM3355 2499v44c-6-16-22-28-53-28v-16c16-3 28 0 37 4 7 0 10 0 16-4zM3355 2256v160l-3-4-9-12v-9l-10-4v-9-9l-6-7-3-9v-13l-3-15v-9l-3-13-3-15v-10l6-9 6-10 9-6h13zM3355 2107v59l-12 6-10 3-9 7-9 9-13 3v-78h6 7l3-3h15l10-6zM3355 2004v28l-3-12v-12zM3355 1845v38c-16 19-28 28-40 34-7 7-10 13-13 16v-31c13-3 25-16 41-38-13-3-28-12-41-22v-21c16 12 31 28 53 24zM3355 1662v34c-12 0-25 12-47 37 3 3 7 3 13 7 12 6 22 12 34 21v22c-3 0-6-3-9-3-19-16-31-28-44-28v-41c13-15 25-24 37-31 7-6 10-12 16-18zM3355 1291v200c-6-3-6-10-9-16-19-3-31-9-44-15v-31c9 6 19 12 34 18-9-53 38-118-34-165v-28c25 12 41 25 53 37zM3355 136v44h-12-7c10 15 13 31 19 50v196c-22-3-37-3-53-6v-44c9 3 19 3 31 6-22-47-15-109-31-159v-93c9 3 25 3 25 3 9 3 19 3 28 3zM3370 4912v47c-6 3-12 3-15 3v-47c3 0 9 0 15-3zM3370 4732v68c-6-3-12-9-15-12v-66c3 3 9 7 15 10zM3370 4651v46c-6 4-12 7-15 10v-50c3-3 9-6 15-6zM3370 3823v28h-3c-6 6-12 12-12 12v-40zM3370 3713v35c-6 0-12-3-15-6v-35c3 3 9 6 15 6zM3370 3645v34c-6 3-12 6-15 13v-35c3-3 9-9 15-12zM3370 3483v22c-6-3-12-6-15-13v-24c3 6 9 9 15 15zM3370 3346v34c-3 4-6 7-9 10-3 6-6 9-6 12v-31c6-9 12-15 15-25zM3370 3287v31c-3-6-9-12-15-22v-25c6 7 9 10 15 16zM3370 2997v69l-9 3-6 3v-71l9-4zM3370 2867v75h-3l-9-4-3-3v-74l12 6zM3370 2636v19c-6 0-12 3-15 3v-19c3-3 9-3 15-3zM3370 2499v19h-6c0 3 3 9 6 12v91c-12-25-9-56-15-78v-44zM3370 2263v40h-3l-9 3v10 12l3 6 3 3 3 7h3v96l-6-9-6-9-3-6v-160h3l9 7zM3370 2104v56h-3l-12 6v-59l6-3zM3370 1983v77l-6-9-9-9v-7-3-28-6l6-9zM3370 1839v22c-6 9-12 16-15 22v-37c3-4 9-4 15-7zM3370 1774v22c-6-3-12-7-15-13v-22c3 3 9 6 15 13zM3370 1643v28c-3 3-6 3-6 6 0 0 3 3 6 3v19c-6-3-12-3-15-3v-34c3-10 9-13 15-19zM3370 1301v96c-3 19-3 41 0 63v49c-6-6-12-12-15-18v-200c0 3 0 3 3 6 3 0 9 4 12 4zM3370 317v118c-6-3-9-6-12-9h-3v-196c6 28 9 56 15 87zM3370 140v46c-6-3-12-3-15-6v-44c3 4 9 4 15 4zM3405 4906v43c-13 7-25 10-35 10v-47c10 0 22-3 35-6zM3405 4763v65c-13-9-25-18-35-28v-68c10 9 22 18 35 31zM3405 4635v47c-13 3-22 9-35 15v-47c10-6 22-12 35-15zM3405 3807v31c-13 6-25 10-35 13v-28c10-3 22-10 35-16zM3405 3732v35c-13-7-25-13-35-19v-35c10 7 22 13 35 19zM3405 3632v28c-13 4-22 7-35 19v-34c10-6 22-10 35-13zM3405 3437v31c-3 3-7 6-7 9-3 3-3 6-6 12-3 10 0 19 13 28v28c-16-12-25-25-28-34-3-3-7-3-7-6v-22l4 3c3-6 3-9 6-15 6-13 15-25 25-34zM3405 3324v22c-3-3-10-6-13-9-3 16-12 31-22 43v-34c4-9 4-19 0-28v-31c7 9 13 16 16 25 6 3 12 6 19 12zM3405 3001v52l-10 3-25 10v-69l10 4 12 3zM3405 2892v59l-13-3-6-3-16-3v-75l10 9 15 10zM3405 2636v19c-3 0-7-3-10-3-9 0-18 3-25 3v-19h7c-3-3-7-6-7-12v-3-91c4 16 7 32 10 47 6 34 6 53 25 59zM3405 2499v19c-10-3-22-3-35 0v-19c13-3 25-3 35 0zM3405 2344v96h-3l-13 3h-19v-3-96l4 3h18zM3405 2263v37h-7l-12 3h-16v-40l4 3h21zM3405 1955v189l-16 6-19 10v-56-3l7-3 3-7 3-9 3-3v-6l-3-3-6-7-7-3v-77-3l16-13 9-6zM3405 1789v44c-13 12-25 22-35 28v-22c10-6 19-15 32-31-13 0-22-6-32-12v-22c10 6 22 15 35 15zM3405 1699v25-3c-16-10-25-16-35-22v-19c0 0 4 0 7 3 9 4 18 10 28 16zM3405 1612v28c-10 3-22 12-35 31v-28c10-9 19-15 25-19 3-3 7-9 10-12zM3405 1503v31c-16-9-25-15-35-25v-49 3c4 15 16 28 35 40zM3405 1319v28c-10-3-19-9-31-15h-4c4 22 0 44 0 65v-96c0 3 0 3 4 3 9 3 21 9 31 15zM3405 407v56c-16-9-25-18-35-28v-118c4 25 13 53 25 78 3 3 7 6 10 12zM3405 149v46c-13-3-22-9-35-9v-46c13 3 22 6 35 9zM3433 4890v50c-10 3-19 6-28 9v-43c9-6 18-9 28-16zM3433 4791v62c-10-6-19-15-28-25v-65c9 9 18 19 28 28zM3433 4626v46c-10 3-19 7-28 10v-47c9-3 18-6 28-9zM3433 3782v34c-10 10-19 16-28 22v-31c9-6 18-16 28-25zM3433 3745v31c-10-3-19-6-28-9v-35c9 6 18 10 28 13zM3433 3595v69c-7-4-13-4-22-4h-6v-28c9-15 18-28 28-37zM3433 3533v37-3c-13-9-22-16-28-22v-28c6 10 15 16 25 25 3-3 3-6 3-9zM3433 3353v71c-3 9-10 16-13 22h-3c-3 9-9 15-12 22v-31c21-28 40-53 0-91v-22c12 10 21 19 28 29zM3433 2994v50l-19 3-9 6v-52h9zM3433 2907v50h-16l-3-3-9-3v-59l3 3 12 9zM3433 2704v122l-7-9-6-13-9-18-3-19-3-16v-15l3-9 6-16 12-6h7zM3433 2639v19c-10 0-22-3-28-3v-19c6 3 15 3 28 3zM3433 2499v44c-3-13-13-22-28-25v-19c6 0 9 4 15 4 3 0 10 0 13-4zM3433 2319v68 4l-10 6-3 12-3 10-3 9-9 9v3-96h6l3-3 6-10 10-9zM3433 2178v122h-3-10l-6-3-9 3v-37h3l6-4 9-9 3-9v-10l-3-12-3-13 3-9 7-12zM3433 1936v68l-7 4-6 6-3 3-3 9v9 10 6l3 3 3 6v10l3 6v6l-3 16v9l-3 15-3 13-3 6-6 3v-189l3-3 12-10 9-6zM3433 1777v22c0 3-3 3-7 3-9 12-15 22-21 31v-44c9 0 18-3 28-12zM3433 1721v22c-10-7-19-13-28-19v-25c9 6 18 15 28 22zM3433 1578v28c-3 3-7 9-13 15 3 0 10 3 13 3v4 18c-10-6-19-9-28-6v-28c9-16 18-25 28-34zM3433 1491v56c-10-3-19-10-28-13v-31c6 6 15 13 28 16zM3433 1338v38c-7-10-16-19-28-29v-28c9 7 21 13 28 19zM3433 429v47c-10-3-19-10-28-13v-56c6 6 15 16 28 22zM3433 158v50c-7-6-19-9-28-13v-46c9 3 18 6 28 9zM3439 4887v50c0 0-3 0-6 3v-50c3 0 6 0 6-3zM3439 4794v62c0 0-3-3-6-3v-62c3 0 6 3 6 3zM3439 4672h-6v-46h6zM3439 3748v62c0 3-3 3-6 6v-34c3 0 3-3 3-3l3-3h-6v-31c3 0 6 0 6 3zM3439 3589v37c0 3 0 3-3 6h3v32h-6v-69c3-3 6-6 6-6zM3439 3520v59c0-3-3-6-6-9v-37c3-3 3-3 3-6 3-4 3-4 3-7zM3439 3362v53c0 3-3 6-6 9v-71c3 3 6 6 6 9zM3439 2991v53h-6v-50zM3439 2907v50h-3-3v-50zM3439 2702v131l-3-3-3-4v-122zM3439 2636v19c0 0-3 3-6 3v-19c3-3 6-3 6-3zM3439 2499v75c0-12-3-22-6-31v-44zM3439 2316v68l-6 3v-68zM3439 2172v131-3h-6v-122l3-3zM3439 1933v71h-3-3v-68zM3439 1771v25c0 0-3 3-6 3v-22c3-3 6-3 6-6zM3439 1724v22c0 0-3 0-6-3v-22c3 3 6 3 6 3zM3439 1628v24c0-3-3-3-6-6v-18zM3439 1575v25c0 0-3 3-6 6v-28c3 0 6-3 6-3zM3439 1466v90-6c-3 0-3 0-6-3v-56c3-10 6-19 6-25zM3439 1341v47c0-3-3-9-6-12v-38c3 0 6 3 6 3zM3439 432v47c0 0-3 0-6-3v-47c3 0 6 3 6 3zM3439 161v50c0 0-3-3-6-3v-50c3 3 6 3 6 3zM3448 4884v47c-3 3-6 3-9 6v-50c3 0 6-3 9-3zM3448 4803v59c-3 0-6-3-9-6v-62c3 3 6 6 9 9zM3448 4626v43c-3 0-6 3-9 3v-46zM3448 3748v53c-3 3-6 6-9 9v-62zM3448 3632v35c-3 0-6-3-9-3v-32zM3448 3505v40 13 59c-3 3-6 6-9 9v-37c3-3 3-3 6-6-3 0-3-4-6-4v-59c3-6 6-9 9-15zM3448 3371v22c0 9-3 16-9 22v-53c3 0 3 3 3 6 3 0 6 3 6 3zM3448 2994v50h-6-3v-53h6zM3448 2957h-9v-50h9zM3448 2704v138-3l-9-7v-131h3zM3448 2655h-9v-19h9zM3448 2499v19h-6c3 3 6 9 6 12v91c-6-16-6-32-9-47v-75zM3448 2309v72l-3 3h-6v-68l3-3zM3448 2160v143h-3-6v-131l3-3zM3448 1933v75l-6-4h-3v-71zM3448 1761v25c-3 3-6 7-9 10v-25c3-4 6-7 9-10zM3448 1730v19c-3 0-6 0-9-3v-22c3 3 6 3 9 6zM3448 1634v25c-3-4-6-7-9-7v-24c3 3 6 6 9 6zM3448 1350v240c-3 3-6 6-9 10v-25c3-3 6-3 9-7-3-3-6-9-9-12v-90c6-28 12-53 0-78v-47c3 3 6 6 9 9zM3448 435v47c-3 0-6 0-9-3v-47c3 0 6 3 9 3zM3448 164v53c-3-3-6-3-9-6v-50c3 3 6 3 9 3zM3467 4872v49c-6 3-13 7-19 10v-47c6-3 10-6 16-9h-3zM3467 4816v56c-6-3-13-7-19-10v-59c6 3 13 10 19 13zM3467 4669h-19v-43h19zM3467 3748v37c-3 0-3 3-3 3-6 3-10 10-16 13v-53zM3467 3639v34c-6-3-13-3-19-6v-35c6 3 13 3 19 7zM3467 3567v31c-6 6-13 9-19 19v-59c3 3 6 9 10 15 3-3 6-6 9-6zM3467 3483v31c-6 9-9 16-13 19-3 3-3 9-6 12v-40c6-6 13-13 19-22zM3467 3384v25c-6-4-9-10-19-16v-22c6 6 13 9 19 13zM3467 3001v40l-19 3v-50l10 3zM3467 2904v50h-9l-7 3h-3v-50h6zM3467 2776v91l-6-13-13-12v-137h3l10 3 3 18v13 12 13zM3467 2614v38c-6 3-13 3-19 3v-19h10c-4-3-7-9-7-12 0 0-3 0-3-3v-91c6 16 10 32 13 47 0 16 3 28 6 37zM3467 2499v16c-6 0-13 0-19 3v-19zM3467 2141v187 3l-3 10-6 15v10 6l-4 6-6 3v-71l6-4-6-3v-143l10-6zM3467 1952v62l-6-6h-13v-75l6 3 7 6zM3467 1730v41c-6 6-13 12-19 15v-25c3-3 6-6 10-9-4 0-7 0-10-3v-19c6 0 13 3 19 0zM3467 1646v25c-3-3-6-3-6-6-3-3-10-3-13-6v-25c6 3 13 9 19 12zM3467 1372v116c-3 18-6 34-3 53 0 3 3 3 3 6v43c-3 0-6-3-6-6-3 3-7 3-13 6v-240c10 10 13 16 16 22zM3467 441v47c-6 0-13-3-19-6v-47c6 3 13 6 19 6zM3467 174v59c-6-6-13-10-19-16v-53c6 3 13 7 19 10zM3504 4834v69c-12 6-25 12-37 18v-49-56c12 6 22 12 37 18zM3504 4604v81c-9-6-18-10-31-13-3 0-3 0-6-3v-43h9c10-10 19-16 28-22zM3504 3729v34c-9 7-21 10-31 13 0 3-3 6-6 9v-37c12-3 25-10 37-19zM3504 3654v31c-12-3-25-9-37-12v-34c12 6 25 9 37 15zM3504 3536v43h-3c-9 4-22 10-34 19v-31c9-6 19-12 28-12 3-7 6-13 9-19zM3504 3427v28c-6 19-18 34-28 47-3 6-6 9-9 12v-31c19-22 28-43 0-74v-25c16 15 28 28 31 40 3 0 3 0 6 3zM3504 3100v78l-9 3-12-6-7-10-3-9v-9-13l3-9 4-13 3-9v-6l9-3 9 3zM3504 2876v156l-9 3-12 3-13 3h-3v-40 3l9-7 7-6c0 0 3-9 3-15 0-3-3-13-3-13l-3-9-10-3-3 3v-50l3-3 3-9-3-16-3-9v-91l3 13 6 25 4 9 3 16 9 12 6 16zM3504 2639v19c-12-3-21-3-28-6h-9v-38c3 16 12 25 37 25zM3504 2503v24c-9-6-18-9-37-12v-16c12 0 25 0 34 4zM3504 2104v90h-3-15v6l-10 3-6 3-3 10v6l3 9 3 7 6 6 16 3 9-3v125l-3-6-3-7-3-6-3-9-3-10-3-6h-7l-9-3-3 6v-187l12-9 10-13 3-6 6-9zM3504 1995v56l-3-3-6-6-9-10-16-15-3-3v-62l3 3 9 12 7 9 6 10 9 6zM3504 1708v25c-9 7-15 10-21 13-7 9-10 15-16 25v-41c9 0 22-6 37-22zM3504 1671v22c-12-6-25-13-37-22v-25c12 9 25 22 37 25zM3504 1590v28c-15-9-28-18-37-28v-43c6 12 16 28 37 43zM3504 1394v31c-6-6-15-12-25-15l-3-3c3 28-6 53-9 81v-116c6 4 12 7 12 7 10 6 16 9 25 15zM3504 1058v47c-6-10-6-25 0-47zM3504 454v44c-15-3-25-7-37-10v-47c9 7 22 10 37 13zM3504 202v111c-6-31-15-59-37-80v-59c16 9 28 18 37 28zM3504 3178v-78l7 3 3 6 3 13v22 12l-3 9-10 10zM3532 4838v49h-6c-9 6-18 13-22 16v-69c10 0 19 4 28 4zM3532 4582v53c-3 0-3 0-6 3 3 0 3 0 6 3v59c-9-6-18-12-28-15v-81c10-10 19-16 28-22zM3532 3704v38c-9 9-18 15-28 21v-34c10-6 19-16 28-25zM3532 3664v28c-9 0-18-4-28-7v-31c10 3 19 6 28 10zM3532 3499v40c-3 3-6 6-6 12h6v32c-9-4-18-4-28-4v-43c10-16 19-28 28-37zM3532 3449v28c-6-9-15-19-28-28v6-28c10 6 19 16 28 22zM3532 2938v84h-6-6l-12 7-4 3v-156 3l7 10 3 9 6 9 6 16 3 6 4 6v3zM3532 2636v19c-12 0-21 3-28 3v-19c7 0 16-3 28-3zM3532 2499v19h-9c3 6 6 12 9 22v90c-3-3-3-6-3-9-12-35-3-75-25-94v-24c10-4 19-4 28-4zM3532 2116v159h-3-3-3l-3 3-3 3v3h-3v4l-3 6-3 3v6l3 7v3l3 3 3 3v3l3 3 6 3v6h3l3 7v71l-9-3-3-9-9-6v-7l-7-6v-9-3-125l7-3 9-3 9-10v-6l-3-12-3-10-3-6h-12-4v-90-3l10 3 6 3 9 6zM3532 2001v56h-3-15l-6-6h-4v-56l7 3 15 3zM3532 1880v68l-3-3-3-6v-6l-3-6v-10-6l-3-6-3-6v-7l6-6 6-6zM3532 1671v31c-9 12-18 22-28 31v-25c4-3 7-9 10-12-3 0-6-3-10-3v-22c10 3 19 6 28 0zM3532 1550v102c-3-9-6-15-9-21-6-3-12-7-19-13v-28c4 3 10 6 16 10 0-16 6-32 12-50zM3532 1413v40c-6-9-15-18-28-28v-31c10 6 19 13 28 19zM3532 1027v96c-6 0-21-3-28-18v-47-3c0 0 16-16 28-28zM3532 211v293c-9-3-18-3-28-6v-44c4 3 10 3 16 3-16-44-9-97-16-144v-111l4 3c9 3 18 3 24 6zM3586 4828v50c-19 6-38 9-54 9v-49c16 0 35-4 54-10zM3586 4672v63c-19-10-35-25-54-35v-59c19 7 35 19 54 31zM3586 4551v50c-16 6-35 18-54 34v-53c19-13 38-25 54-31zM3586 3654v31c-4 3-7 3-10 3-3 7-9 13-9 16-13 16-25 25-35 38v-38c0-3 4-3 7-6h-3l3-3c-3 0-3 0-7-3v-28c16 3 35 0 54-10zM3586 3564v31c-19-3-35-9-54-12v-32c16 0 35 7 54 13zM3586 3446v46c-16 7-35 19-54 47v-40c4-3 4-7 7-10 0-3-3-9-7-12v-28c10 9 19 19 22 28 10-3 16-6 22-9 3-7 6-16 10-22zM3586 3134v131 3l-13-9-9-12-7-16-3-16v-12l3-10 10-12 6-13 6-12 3-16zM3586 2982v34l-4 6-9 3h-12-19l-10-3v-84c4 7 7 4 7 4l9 6 6 3 10 9 9 6 6 10zM3586 2873v25l-7-3 3-16zM3586 2639v19c-13 0-22-3-32-6-6 0-15 3-22 3v-19h4c0-3-4-6-4-6v-90c4 12 7 25 7 37 3 16 6 28 6 37 3 3 3 7 6 10 6 9 16 15 35 15zM3586 2503v27c-10-9-25-15-54-12v-19c22-3 38 0 47 4zM3586 2381v38h-19-22l-6-7h-7v-72l4 4v3l3 3v9l3 3 6 4 3 6v6l3 3h7 12zM3586 2219h-7l-3-6-6-7-6-6-7-6-9-12-6-10-3-12v-10l-3-15v-13l-4-6v159l4-3h3l6 3h3 6l3 3 4 3 3 3h3v4l6 6v6 3h6v3 3c0 0 3 0 3 4v3l4 3zM3586 2132v22l-4-7v-9zM3586 1942v90h-16l-9 3-10 10-9 9-9 3v-56l6-3 12-3 6-3v-6l4-10v-6l-10-9-12-6-6-7v-68h6l15 3v6l3 10 4 6 3 6 9 9 6 13zM3586 1469v31c-4-3-7-3-7-6v3l-3-3c0 40-25 81-25 130 3 16 13 31 35 50v34c-13-9-22-18-32-28-6 3-9 7-15 10 0 3-3 9-7 12v-31c4 0 7-3 10-3-3-6-6-13-10-16v-102c10-31 22-62 0-97v-40c19 15 29 31 35 44 6 3 12 9 15 9zM3586 1213v53c-7-12-13-25-10-43 0 0 3-7 10-10zM3586 1021v77c-7 7-32 28-50 25h-4v-96c4-6 7-9 10-9 3-3 28-3 44 3zM3586 223v47c-13-6-25-9-38-12h-6c22 65 9 143 37 218 3 3 3 6 7 9v63c-19-13-35-28-44-44h-10v-293h4c18 3 34 9 50 12zM3586 3016v-34h3v12 16zM3595 4825v47c-3 3-6 3-9 6v-50c3 0 6 0 9-3zM3595 4682v62c-3-3-6-6-9-9v-63c3 3 6 7 9 10zM3595 4548v46c-3 3-6 3-9 7v-50c3 0 6-3 9-3zM3595 3969v12l-3-6zM3595 3645v34c-3 3-6 6-9 6v-31c3-3 6-6 9-9zM3595 3567v31c-3 0-6-3-9-3v-31c3 0 6 3 9 3zM3595 3427v65h-9v-46c3-6 6-13 9-19zM3595 3109v147l-9 9v-131l3-6 3-12zM3595 2857v50l-6-3-3-6v-25l3-3zM3595 2636v22h-9v-19c3 0 6 0 9-3zM3595 2499v50c0-6-3-15-9-19v-27c3 0 6-4 9-4zM3595 2369v50h-9v-38h3v-6h3zM3595 2328v6-3zM3595 2219v109h-3l-6-3v-3-3-100l3 3zM3595 2122v44l-6-6-3-6v-22l6-6zM3595 1955v71h-3l-6 6v-90l3 3zM3595 1683v31c-3-3-6-3-9-6v-34c3 3 6 6 9 9zM3595 1475v34c-3-3-6-6-9-9v-31c3 3 6 6 9 6zM3595 1204v75c-3-3-6-10-9-13v-53c3-3 6-6 9-9zM3595 1027v71h-9v-77c3 3 9 3 9 6zM3595 498v56c-3-3-6-3-9-6v-63c3 6 6 10 9 13zM3595 227v46c-3 0-6-3-9-3v-47c3 4 6 4 9 4zM3610 4819v50c-6 0-9 3-15 3v-47c6-3 9-3 15-6zM3610 4691v62c-6-3-9-6-15-9v-62c6 3 9 6 15 9zM3610 4541v47c-6 3-9 3-15 6v-46c6-4 9-4 15-7zM3610 3959v38l-15-16v-12zM3610 3635v35c-6 3-9 6-15 9v-34c6-3 9-6 15-10zM3610 3570v31c-6 0-9-3-15-3v-31c6 3 9 3 15 3zM3610 3409v46c-3 3-3 3-3 6h3v31h-15v-65c6-6 9-12 15-18zM3610 3081v159l-9 10-6 6v-147l3-3 9-22zM3610 2830v74l-9 3h-6v-50l6-6 6-12zM3610 2636v19c-6 0-9 0-15 3v-22zM3610 2499v19h-9c3 3 6 9 9 12v91c-9-25-9-50-15-72v-50zM3610 2110v168l-3 6v13l3 6v116h-3-12v-50l3-3 3-7v-9-9l-3-4-3-3v-6-109h3l6-6v-19l3-6-3-10-6-9-3-3v-44l6-3 6-6zM3610 1976v35l-3 6-6 6-6 3v-71l12 12zM3610 1662v78c-3-7-6-13-6-19-3-3-6-3-9-7v-31c3 4 6 4 9 7 0-10 3-19 6-28zM3610 1485v37c-6-6-9-9-15-13v-34c6 3 9 6 15 10zM3610 1198v90c-6-3-9-6-15-9v-75c6-3 9-6 15-6zM3610 1039v59c-6-3-9-3-15 0v-71c3 3 6 6 6 9 0 0 3 0 9 3zM3610 510v50c-6 0-9-3-15-6v-56c6 3 9 9 15 12zM3610 233v46c-6-3-9-3-15-6v-46c6 3 9 3 15 6zM3610 2011v-35 7 25zM3632 4806v50c-6 3-15 9-22 13v-50c7-3 16-6 22-13zM3632 4710v59c-6-6-15-9-22-16v-62c7 6 16 13 22 19zM3632 4538v44c-6 3-15 3-22 6v-47c7 0 16-3 22-3zM3632 3941v84l-22-28v-38zM3632 3573v72c-6 12-15 19-22 25v-35c7-9 13-18 22-28v-3c-6 0-15-3-22-3v-31c7 3 16 3 22 3zM3632 3461v35c-6-4-15-4-22-4v-31zM3632 3384v37c-6 9-15 19-22 34v-46c7-10 16-19 22-25zM3632 3041v146l-3 6-6 19-6 13-3 12-4 3v-159l16-25zM3632 2814v72l-3 3-9 6-6 6-4 3v-74-4l7-9 6-3zM3632 2627v25c-6 3-15 3-22 3v-19h7c-3-3-7-9-7-15v-91c4 16 7 32 10 47 3 16 3 28 6 37 0 3 3 7 3 10zM3632 2499v19c-6-3-12-3-22 0v-19zM3632 2347v65h-6l-6 4-10 3v-116 3l4 10 3 6 6 12 6 10zM3632 2082v168h-9l-6 6-7 13v9-168l7-12 12-10zM3632 1600v96c0 6 0 12-3 18 3 4 3 10 3 13v50c-9-13-18-25-22-37v-78c7-22 19-41 22-62zM3632 1506v53c-3-12-9-25-22-37v-37c10 9 16 15 22 21zM3632 1204v97c-6 0-12-4-9-7 0 0-6-3-13-6v-90l4-3c0 0 9 6 18 9zM3632 1046v52h-22v-59c7 3 13 7 22 7zM3632 924v84c-6-3-18-12-22-18 0 0-3-44 13-66zM3632 526v46c-6-3-15-6-22-12v-50c7 3 13 10 22 16zM3632 242v50c-6-3-15-10-22-13v-46c7 3 16 6 22 9zM3632 2412v-65l7 6 3 6 3 3 3 10-3 19v15h-6zM3632 2886v-72h7l9 3 6 6v10l3 9 7 9v10l-7 9-9 9-9 3zM3676 4735v96c-16 10-28 19-44 25v-50c10-6 19-12 31-18h-3l7-3c-13-7-22-10-35-16v-59c16 9 28 19 44 25zM3676 4517v71c-6-3-13-3-22-6h-22v-44c10-3 16-3 22-3 6-6 16-12 22-18zM3676 3966v108l-44-49v-84l13-10zM3676 3561v31c-3 3-6 3-6 3-3 6-10 12-10 15-9 13-18 25-28 35v-72c16 0 28-3 44-12zM3676 3471v31c-16-3-28-6-44-6v-35c16 3 28 7 44 10zM3676 3315v81c-6 3-9 3-13 3-12 3-21 10-31 22v-37c7-4 13-7 19-10 6-25 16-43 25-59zM3676 2970v127l-3 6-6 19-7 15-6 13-6 12-6 10-7 9-3 6v-146l13-22 12-18 16-28zM3676 2639v19c-19 0-31-3-41-6h-3v-25c10 9 19 12 44 12zM3676 2499v47c-6-16-16-28-44-28v-19c13 0 22 0 28 4 7 0 10 0 16-4zM3676 2063v72h-3-6l-10 6-6 6-3 3v7l-6 3-4 9v9l10 10 3 6 3 3 3 6 6 4 4 9 6 3v9h3v50l-9-6-10-9-9-7-13-6h-3v-168l3-3 4-9 6-3h12zM3676 1783v38c0 0-3-4-3-7-16-12-28-25-41-37v-50c7 16 19 34 44 56zM3676 1559v34c-3 0-6-3-6-6v3l-3-3c-4 34-25 68-35 109v-96c3-13 7-28 0-41v-53c16 16 25 31 28 44 7 3 13 9 16 9zM3676 1216v81c-13 4-31 7-44 4v-97c16 6 35 16 41 12zM3676 1055v31c-6 6-16 12-28 15 0 0-6 0-16-3v-52c13 6 25 6 28 3 0 0 7 3 16 6zM3676 937v68c-16 0-28 3-31 10 0 0-6-4-13-7v-84c10 0 22 3 44 13zM3676 541v47c-16-6-31-9-44-16v-46c13 6 28 12 44 15zM3676 267v65c-9-12-25-28-44-40v-50c16 9 31 16 44 25zM3676 1086v-31c6 0 9 6 9 12 0 0-3 10-9 19zM3688 4738v84c-3 3-9 6-12 9v-96c3 0 9 3 12 3zM3688 4501v93c-3-3-9-3-12-6v-71c3-7 9-10 12-16zM3688 3984v109l-12-19v-108zM3688 3548v35c-3 3-9 6-12 9v-31c3-3 9-10 12-13zM3688 3474v31c-3 0-9-3-12-3v-31c3 3 9 3 12 3zM3688 3296v47c-3 6-6 16-9 22h9v31h-12v-81c3-6 9-12 12-19zM3688 2945v124l-6 15-6 13v-127zM3688 2636v19c-3 0-9 0-12 3v-19c3-3 9-3 12-3zM3688 2499v19h-6c3 3 6 9 6 12v91c-9-25-6-53-12-75v-47zM3688 2238v56l-6-6-6-10v-50l6 3v3zM3688 2067v74l-12-3v-3-72l9 4zM3688 1749v112c-6-16-12-28-12-40v-38 3c3-12 6-25 12-37zM3688 1572v34c-3-3-9-6-12-13v-34c3 6 9 9 12 13zM3688 1213v84h-12v-81c0 0 6 0 12-3zM3688 943v59c-3 3-9 3-12 3v-68c3 3 9 6 12 6zM3688 548v43c-3 0-9-3-12-3v-47c3 3 9 7 12 7zM3688 276v91c-3-13-6-22-12-35v-65c3 3 9 6 12 9zM3710 4744v62c-3 0-3 4-6 4-3 3-9 9-16 12v-84c7 3 16 3 22 6zM3710 4482v56c0 3-3 3-6 6h6v60c-6-3-12-7-22-10v-93c10-6 16-12 22-19zM3710 4009v106c-6-6-12-13-22-22v-109zM3710 3520v44c-6 6-12 15-22 19v-35c10-9 16-18 22-28zM3710 3477v28h-22v-31c10 3 16 3 22 3zM3710 3396h-22v-31h22zM3710 3278v34c-6 9-12 19-22 31v-47c7-6 16-12 22-18zM3710 2811v211l-6 16-9 22-7 9v-124l10-22 3-34 3-19v-16-22l3-18zM3710 2624v28c-6 3-15 3-22 3v-19h7c-4-3-4-9-7-15v-91c7 16 10 32 10 47 3 16 6 28 9 37 0 3 0 7 3 10zM3710 2499v16c-6 0-12 0-22 3v-19zM3710 2244v59h-3l-9-6h-7l-3-3v-56h3l10 3 3 3zM3710 2095v59l-9-4v-6h-10l-3-3v-74h13l3 3 3 6 3 9v6zM3710 1708v72c-3 9-6 22-9 31 0 10 3 22 9 34v44c-9-9-15-19-22-28v-112c10-13 16-28 22-41zM3710 1593v44c-3-9-12-19-22-31v-34c10 6 16 15 22 21zM3710 1210v84c-6 0-12 0-22 3v-84c7 0 16-3 22-3zM3710 955v66c0 0-3-22-12-19h-10v-59c7 3 10 6 16 12zM3710 837v78c-6 0-22-7-19-28 0 0 10-28 7-44 0 0 6-3 12-6zM3710 298v299c-6-3-15-3-22-6v-43c3 0 7 3 10 3-16-56 9-125-10-184v-91c10 6 16 16 22 22zM3750 4741v47c-9 3-15 3-24 3-3 6-10 9-16 15v-62c13 0 25 0 40-3zM3750 4563v63c-12-10-27-16-40-22v-60c13 7 28 13 40 19zM3750 4457v50c-12 10-24 19-40 31v-56c13-9 28-18 40-25zM3750 4056v81c-15-3-27-13-40-22v-106l31 37c3 4 6 7 9 10zM3750 3841v78l-40-43zM3750 3464v38c-3 3-3 6-3 6-12 25-24 40-37 56v-44c3-3 6-9 6-12l3-3h-9v-28c13-3 28-6 40-13zM3750 3371v28c-12 0-27 0-40-3v-31c13 3 25 3 40 6zM3750 3193v54c-3 6-6 12-6 18 0 0 3-3 6-3v31c-6 3-15 3-21 7-6 3-13 6-19 12v-34c3 0 3-4 6-4 7-37 19-65 34-81zM3750 2833v59l-6 12-3 19-3 19-6 28-6 24-10 16-6 12v-211l6-4 16-3 9 13zM3750 2639v19c-15 0-27-3-37-6h-3v-28c6 12 16 15 40 15zM3750 2503v34c-6-13-18-19-40-22v-16c13 0 22 0 28 4zM3750 2178v116h-3l-12 6-12 3h-13v-59h6l3-6 7-7-3-18v-7l-4-9v-28l-6-6-3-9v-59l6 3 3 15 7 9 3 13 6 12 3 10 6 9zM3750 1864v103c-9-19-15-34-15-50-9-9-19-18-25-28v-44c6 13 16 25 31 41 3-6 6-16 9-22zM3750 1652v38l-3-3c-6 31-24 59-37 93v-72c9-21 13-46 0-71v-44c22 22 31 41 37 59zM3750 1201v115c-3-3-6-6-9-9 0 0-15-10-31-13v-84c13-3 28-6 40-9zM3750 968v28c-3 3-6 6-12 9 0 0-22 3-28 16v-66c6 3 19 7 34 7 0 0 3 3 6 6zM3750 840v84c-12-3-24-9-37-9h-3v-78c9-7 22-10 28-7 0 0 3 4 12 10zM3750 310v47c-3-3-6-3-6-3h-6c16 56 0 125 12 190v94c-15-13-27-25-34-41h-6v-299c9 3 25 6 25 6 6 3 9 3 15 6zM3750 996v-28c4 9 7 18 0 28zM3750 2892v-59l4 15 3 16-3 15zM3769 4735v50c-6 0-12 3-19 3v-47c7-3 13-3 19-6zM3769 4576v59c-6-3-12-6-19-9v-63c7 3 13 9 19 13zM3769 4448v47c-6 6-12 9-19 12v-50c7-3 13-6 19-9zM3769 4071v69h-3c-6 0-12 0-16-3v-81c7 6 13 12 19 15zM3769 3838v106l-19-25v-78l13-9zM3769 3446v37c-6 6-9 9-15 13-4 0-4 3-4 6v-38c7-6 13-12 19-18zM3769 3371v31c-6 0-12 0-19-3v-28zM3769 3293h-19v-31h19zM3769 3172v37c-6 9-12 22-19 38v-54c7-9 13-15 19-21zM3769 2636v19c-6 0-12 3-19 3v-19c4 0 13-3 19-3zM3769 2499v19h-6c3 3 3 9 6 12v91c-12-32-6-66-19-84v-34c7-4 13-4 19-4zM3769 2238v43l-3 3-6 7-10 3v-116 4l4 9v15 10l6 3 3 12zM3769 1833v69c-3 3-3 9-6 15 0 7 3 19 6 28v53c-9-12-15-22-19-31v-103c4-9 13-19 19-31zM3769 1671v37c-6-6-12-12-19-18v-38c4 7 7 10 10 10 3 3 6 6 9 9zM3769 1198v137c-6-6-12-13-19-19v-115c7 0 13-3 19-3zM3769 1064v69c0 0-9-16-12-35 0 0-7-24 12-34zM3769 849v88c-3 0-9-7-19-13v-84c4 3 10 6 19 9zM3769 594v59c-6-3-12-9-19-15v-94c0 10 4 22 7 31 3 7 6 13 12 19zM3769 317v46c-6-3-12-6-19-6v-47c7 3 13 3 19 7zM3769 2281v-43 6l3 9 6 6 4 7v6l-7 6-3 3zM3782 4729v49c-7 4-10 4-13 7v-50c3 0 6-3 13-6zM3782 4582v59c-7 0-10-3-13-6v-59c3 3 6 3 13 6zM3782 4442v50c-7 0-10 3-13 3v-47c3-3 6-3 13-6zM3782 4077v63h-13v-69c3 3 6 6 13 6zM3782 3854v102l-13-12v-106zM3782 3427v44c-7 6-10 9-13 12v-37c3-6 6-13 13-19zM3782 3402h-13v-31h13zM3782 3293h-13v-31h13zM3782 3125v75c-7 3-10 6-13 9v-37h3c0-19 3-35 10-47zM3782 2586v69h-13v-19h6c-3-3-6-9-6-15v-91c6 16 6 32 9 47 0 3 0 6 4 9zM3782 2499v16c-7 0-10 3-13 3v-19zM3782 1970v44c-7-6-10-13-13-16v-53c3 10 6 16 13 25zM3782 1814v60c-7 9-10 18-13 28v-69c3-6 9-12 13-19zM3782 1683v44c-4-6-10-12-13-19v-37c3 6 6 9 13 12zM3782 1192v65c-4 0-4 3-7 3 0 0-3 19 7 25v59c-7-3-10-6-13-9v-137c3 0 3 0 6-3 0 0 3 0 7-3zM3782 1061v78c-4-3-10-3-13-6v-69c0-3 3-3 3-3zM3782 855v85h-13v-3-88c3 3 6 6 13 6zM3782 607v55c-7-3-10-6-13-9v-59c3 3 6 9 13 13zM3782 323v47c-7-3-10-3-13-7v-46c3 3 6 3 13 6zM3782 940v-85c9 7 21 10 31 16 0 0 34 13 18 44 0 0-12 22-28 28 0 0-9 0-21-3zM3837 4694v53c-21 16-40 25-55 31v-49c15-7 34-19 55-35zM3837 4616v56c-18-9-37-18-55-31v-59c18 12 37 25 55 34zM3837 4414v65h-9c-15 0-31 3-46 13v-50c15-6 28-9 43-9 3-7 9-13 12-19zM3837 3922v196c-18 13-37 22-55 22v-63c9 4 21 0 34-9 9-9 15-22 15-34-3-12-9-28-21-44l-28-34v-102zM3837 3754v84l-43-37zM3837 3340v40c-3 0-6 4-9 7-3 6-6 12-6 15-12 31-28 53-40 69v-44c3-6 9-15 12-25v-3c-3 0-9 3-12 3v-31c18 0 37-9 55-31zM3837 3262v31h-55v-31c18 0 37 3 55 0zM3837 2976v105 3c-15 10-31 32-37 72 10-3 25-3 37-6v31c-15 3-34 6-49 12-3 0-6 3-6 7v-75c9-31 21-50 37-62 0-41 9-69 18-87zM3837 2636v19c-18 3-34 0-43-3-3 0-9 0-12 3v-69c0 13 3 19 3 28 3 3 3 7 6 10 6 12 19 15 46 12zM3837 2499v59c-3-24-15-43-55-43v-16c15-3 28 0 37 4 6 0 12-4 18-4zM3837 1933v50c-9 12-15 28-21 40-3 19 3 40 21 72v90c-6-19-6-38-6-53-34-47-43-81-43-109-3-3-3-6-6-9v-44c3 6 9 16 15 22 6-22 25-40 40-59zM3837 1774v43c-3-6-9-12-15-18l-3-3c-6 28-25 49-37 78v-60c12-25 18-53 0-87v-44c24 31 37 53 40 75 6 6 9 13 12 13 0 3 3 3 3 3zM3837 1095v418h-9c0 0-46-35 9-91 0 0-9-28-55-78v-59c3 3 9 3 21 0 0 0 25-3 28-28-9-16-21-25-49 0v-65c9-4 28-16 31-22 0 0 9-13-31-31v-78c12 3 37 13 46 28 0 0 3 3 9 6zM3837 644v46c-21-9-40-18-55-28v-55c12 12 31 24 55 37zM3837 351v56c-15-15-34-28-55-37v-47c21 9 40 19 55 28zM3850 4685v56c-6 0-9 3-13 6v-53c4-3 7-6 13-9zM3850 4622v53c-6-3-9-3-13-3v-56c4 3 7 3 13 6zM3850 4402v80c-6 0-9 0-13-3v-65c4-3 7-6 13-12zM3850 3935v174h-3c-3 3-6 6-10 9v-196zM3850 3742v109l-13-13v-84zM3850 3321v47c-6 3-9 9-13 12v-40c4-6 7-13 13-19zM3850 3259v31c-6 0-9 0-13 3v-31c4 0 7 0 13-3zM3850 3181h-13v-31h13zM3850 2957v65c-3 10-3 16-6 25 3 0 3-3 6-3v34c-6 0-9 3-13 3v-105c4-6 7-13 13-19zM3850 2655h-13v-19h13zM3850 2499v19h-9c3 3 6 9 9 12v91h-3c-6-22-6-44-10-63v-59zM3850 2095v118c-6-10-9-19-13-28v-90c0 3 4 6 7 9 0-3 3-6 6-9zM3850 1914v53c-6 6-9 13-13 16v-50c4-6 7-13 13-19zM3850 1789v44c-3-3-9-9-13-16v-43c4 6 7 9 13 15zM3850 1101v412h-13v-418c4 3 7 3 13 6zM3850 650v47c-6-3-9-3-13-7v-46c4 3 7 3 13 6zM3850 357v59c-6-3-9-6-13-9v-56c4 3 7 3 13 6zM3865 4629v96c-6 7-12 10-15 16v-56c0 0 0-3 3-3h-3l6-3c-3-4-6-4-6-4v-53c3 4 9 4 15 7zM3865 4383v106c-6-4-12-4-15-7v-80c3-7 9-13 15-19zM3865 3956v137c-6 6-9 9-15 16v-174l9 12c3 3 6 6 6 9zM3865 3742v124l-15-15v-109l3-7zM3865 3256v87c-6 10-12 19-15 25v-47c3-9 6-18 9-31l3-3c-6 3-9 3-12 3v-31c3 0 9-3 15-3zM3865 3181h-15v-31h15zM3865 3038v34c-6 3-12 3-15 6v-34c3-3 9-3 15-6zM3865 2864v115c-6 9-12 25-15 43v-65c0-3 3-6 6-6-3-37 3-65 9-87zM3865 2614v38c-6 3-12 3-15 3v-19h6c-3-3-6-9-6-15v-91c3 16 6 32 9 47 3 16 3 28 6 37zM3865 2499v16c-6 0-9 0-15 3v-19zM3865 2250v47c-3-19-3-34 0-47zM3865 2073v53c-3 3-3 6-6 12-3 12 0 28 6 50v56c-6-10-12-22-15-31v-118c3-10 9-16 15-22zM3865 1811v131c-6 10-12 16-15 25v-53c9-22 15-47 0-81v-44c6 7 12 16 15 22zM3865 1114v68c-6 3-6 13-6 13-3 6 3 15 6 21v91c-21 15-12 34-12 34 3 3 9 6 12 9v153c-3 0-9 6-15 10v-412c3 4 9 7 15 13zM3865 656v47c-6-3-12-6-15-6v-47c3 3 9 6 15 6zM3865 613v34zM3865 370v75c-3-10-9-19-15-29v-59c6 3 9 10 15 13zM3865 4093v-137c22 25 31 53 28 78 0 19-9 40-28 59zM3896 4632v68c-9 10-21 19-31 25v-96c10 3 22 3 31 3zM3896 4355v59c-6 6-15 12-21 22 6 3 15 3 21 6v56c-9-3-18-6-31-9v-106c13-9 22-19 31-28zM3896 3748v56c-9-3-18-9-27-13 9 7 18 13 27 19v81l-31-25v-124zM3896 3225v43c0 0 0 3-3 3 0 7-3 16-3 16-9 22-15 40-25 56v-87c13-6 22-16 31-31zM3896 3147v28c-9 3-18 3-31 6v-31c13 0 22 0 31-3zM3896 3035v31c-9 0-21 3-31 6v-34c10 0 22-3 31-3zM3896 2720v141c-9 15-15 37-15 71 3-3 9-6 15-9v34c-6 3-12 6-21 13-3 3-6 6-10 9v-115c7-13 10-22 19-28-9-56 0-91 12-116zM3896 2624v74c-3-15-3-31-3-43-6 0-15 0-18-3h-10v-38c0 3 4 7 4 10 6 9 12 12 24 12 3-3 3-9 3-12zM3896 2503v52c0-12-3-21-3-34-6-3-15-3-28-6v-16c13 0 22 0 31 4zM3896 2194v53c0 3-3 3-3 6-6 16-6 35 3 60v149c-15-43-15-75-6-100-12-25-21-46-25-65v-47-3-3-56c4 9 10 18 13 31 6-9 12-16 18-25zM3896 2035v47c-9 13-21 28-31 44v-53c10-13 22-25 31-38zM3896 1883v47c-3-6-6-13-9-19v3l-3-3c-6 9-12 22-19 31v-131c16 25 22 44 22 63 3 3 6 6 9 9zM3896 1366v81c-15 22-27 44-31 53v3-153c10 10 19 22 19 22 3 0 9-3 12-6zM3896 1235v72c-6-7-15-7-18-7s-9 4-13 7v-91c7 10 13 13 13 13 9 3 15 3 18 6zM3896 1133v55c0-3-3-6-6-6-12-3-18-3-25 0v-68c10 6 22 12 31 19zM3896 1049v62h-9c0 0-6-25-18-34 0 0-4-28 15-25 0 0 6-3 12-3zM3896 401v333c-6-9-12-19-15-28-6 0-9-3-16-3v-47c0 0 0 3 4 3-4-6-4-9-4-12v-34c4-56 25-115 0-168v-75c13 12 25 22 31 31zM3956 4619v50c-13 6-25 10-38 13-9 6-18 15-22 18v-68c19 0 38-3 60-13zM3956 4470v56c-19-9-38-19-60-28v-56c19 6 41 15 60 28zM3956 4321v50c-19 9-38 21-60 43v-59c22-16 41-28 60-34zM3956 3860l-35-31c-6-6-15-13-21-19h-4v81l60 53zM3956 3767v56l-32-10c-6-3-12-3-21-9h-7v-56zM3956 3623v84l-44-37 41-50zM3956 3091v52c-3 4-3 7-6 7 0 9-4 15-4 18-12 54-28 82-50 100v-43c10-13 16-29 22-50v-3c-6 0-15 3-22 3v-28c25-7 47-22 60-56zM3956 3019v34c-19 7-38 10-60 13v-31c22-3 41-6 60-16zM3956 2910v32c-19 3-41 9-60 15v-34c19-6 41-6 60-13zM3956 2291v40c-16 13-28 25-41 41-6 19-6 44 6 84 10-13 22-19 35-28v37c-10 10-19 16-25 28-13 16-13 41-3 81 6-6 15-12 28-19v38c-10 6-19 12-25 21-10 16-16 38-10 81 10-9 22-15 35-18v34c-13 6-22 12-32 22-12 15-21 37-18 81 15-10 31-16 50-19v31c-19 7-35 13-50 25-3 3-6 6-10 10v-141c4 0 4-3 4-3 0-6-4-12-4-19v-74c4-10 7-19 10-25-3-16-6-31-10-44v-52c4-10 4-16 7-22 0-6-3-13-7-19v-149c4 9 7 15 10 21 12-15 31-28 50-43zM3956 2132v50c-19 18-44 40-60 65v-53c22-19 47-37 60-62zM3956 2008v55c-3-9-10-18-16-31h-3v-3c-9 19-25 34-41 53v-47c22-24 32-55 0-105v-47c0 3 4 3 4 3 34 47 46 81 46 106 4 6 7 12 10 16zM3956 1279v93c-16 19-41 47-60 75v-81c13-6 19-19 19-19 0-21-9-34-19-40v-72c16 3 22 13 22 13 6 18 19 28 19 28 6 6 16 6 19 3zM3956 1105c-16-7-38-53-38-53-6-3-12-3-22-3v62c28 9 54 46 54 46-10 0-32-6-32-6-6-6-12-12-22-18v55c22 22 44 35 60 60zM3956 983v84c-6 0-13-3-19-3 0 0-44-34-13-78 7-3 19-3 32-3zM3956 432v47c-10-3-16-9-25-13h-7c13 66-15 144 0 221 4 16 16 31 32 44v56c-25-16-47-34-60-53v-333c4 3 4 6 4 6 12 6 24 9 28 9 9 7 18 10 28 16zM4027 4566v60c-28 22-49 34-71 43v-50c22-9 43-28 71-53zM4027 4501v53c-25-6-49-16-71-28v-56c22 12 46 25 71 31zM4027 4255v109c-12-3-25-3-37-3-9 0-22 3-34 10v-50c9-3 18-7 28-7 12-21 28-43 43-59zM4027 3922v13l-37 40-34-31v-84zM4027 3785l-71-18v56l71 18zM4027 3685v85c-6-3-9-7-12-10l-59-53v-84zM4027 3527v83l-46-31 40-59zM4027 2751v184c-6 44-18 75-34 94v15c-9 50-22 81-37 99v-52c3-13 6-25 9-38v-3c-3 0-6 0-9 3v-34c22-12 40-37 43-93v3-6c-12 9-28 12-43 19v-32c37-9 71-31 71-112-3 0-3 0-3 3v-6c-18 16-43 22-68 31v-31c28-9 53-19 71-44zM4027 2636v41c-21 12-46 21-71 34v-34c25-13 53-19 71-41zM4027 2509v40c-21 16-49 25-71 44v-38c25-15 53-25 71-46zM4027 2213v28l-3 3c0 0 3 0 3 3v165c-21 22-46 35-71 53v-37c43-28 93-50 56-147v-3c-16 19-38 35-56 53v-40c34-25 62-57 25-137l-3-4c-7 13-13 22-22 32v-50c9-16 9-37 0-69v-55c28 49 37 83 34 108 3 6 9 13 9 16 16 31 25 59 28 81zM4027 1042v184l-25-19-12 3c0 0 16 16 37 41v99c-9-9-15-12-18-15 0 0-25-3-41 25 0 0-6 3-12 12v-93c12-3 9-19 9-19-3-6-6-9-9-12v-143c6 3 53 21 40-4 0 0-12-21-40-34v-84c12 3 25 10 28 13 0 0 0 31 15 31 0 0 19 6 28 15zM4027 781v43c-28-12-53-25-71-37v-56c15 15 37 31 71 50zM4027 473v62c-15-19-37-37-71-56v-47c28 13 53 28 71 41zM4027 2241v-28zM4027 3935v-13l7 6zM4056 4507v94c-10 9-19 15-29 25v-60c0 0 4-3 7-6l3-6h-10v-53c10 3 19 6 29 6zM4056 4224v63c-7 9-16 18-22 28 6 0 15 0 22 3v53c-10 0-19-4-29-7v-109c10-12 19-22 29-31zM4056 3794h-4c-9-3-18-6-25-9v56l29 10zM4056 3710v81c-7-3-10-6-13-9-6-6-12-9-16-12v-85zM4056 3545v87l-29-22v-83zM4056 3468v37l-19-3zM4056 2394v367c-4 3-4 6-7 9 0 6 3 16 3 16 0 56-9 90-25 112v19 18-184c10-15 16-40 13-81v-3c-6 3-9 6-13 10v-41c16-19 25-47 16-96l-3-3c-3 3-9 9-13 12v-40c13-22 19-50 7-100l-3-3c0 3-4 3-4 6v-165c0 3 4 12 4 12 21 54 25 88 18 116 3 6 3 12 7 15zM4056 1282c-10-13-22-22-29-31v100c7 9 19 21 29 34zM4056 1039v109c-4-3-7-6-7-6 0 0-18-3-22 9 0 0 13 16 29 31v81c-4-9-13-25-22-31l-7-6v-184c0 4 4 4 4 7 0 0 9-7 25-10zM4056 498v367c-10-13-16-22-19-35-3-3-6-3-10-6v-43c-6-78 60-168 0-246v-62c10 9 19 15 29 25zM4056 1263v3c15 3 40 0 40 0 25-50-12-65-12-65-7 0-16-9-28-19zM4056 2761v-367c15 53 15 87 6 112 0 6 3 15 3 15 12 56 9 93-3 115 0 6 3 16 3 19 6 49 0 81-9 106zM4121 4495v49c-9 4-16 7-22 10-9 6-19 18-19 18-9 10-18 19-25 29v-94c19 3 41 0 66-12zM4121 4339v56c-22-9-44-15-66-24v-53c22 3 44 12 66 21zM4121 4187v46c-22 10-41 29-66 54v-63c22-19 44-31 66-37zM4121 3767v62l-28 31-38-9v-56c7 3 16 6 25 12-9-6-18-12-25-16v-81zM4121 3592v84l-66-44v-87zM4121 3446v68l-66-9v-37l16-31zM4121 1347v88c-16-3-34-10-41-13 0 0-12-15-25-37v-103c22 22 47 47 66 65zM4121 1136v87c-6-3-12-10-19-13 0 0-31-40-47-62v-109h13c0 0 25 3 22 16 0 0-6 19-3 31 0 0 15 25 34 50zM4121 554v49c-6-3-9-6-16-9v3l-6-3c6 68-28 140-19 221 7 19 19 37 41 59v56c-31-22-53-43-66-65v-367c13 12 22 25 29 37 9 3 21 9 25 13 3 0 6 3 12 6zM4121 1223v-87c9 15 22 28 31 34 0 0 19 12 28 18 0 0 10 41-50 41 0 0-3-3-9-6zM4121 1435v-88c3 7 9 10 12 13 0 0 29 3 29 19 0 0 6 31-19 62 0 0-13 0-22-6zM4121 3676v-84l115 81-40 56zM4121 3829v-62l31 28zM4245 4367v72c-46 59-87 90-124 105v-49c25-13 53-34 81-72l3-6c-28-3-56-12-84-22v-56c41 19 81 38 124 28zM4245 4050v52c-18 16-40 38-62 75 19 0 41 3 62 13v53c-31-10-65-16-102-16-6 0-16 3-22 6v-46c3-4 6-4 9-4 41-74 78-115 115-133zM4245 3474v65l-124-25v-68zM4245 3359l-83-88-35 63 118 112zM4245 3075v115l-3 6h3v75l-71-28 62-171zM4245 1986v68h-3l-18-74zM4245 1652v100c-28 0-49-22-49-50s21-50 49-50zM4245 659v181c-9 37-18 75-18 115 3 13 9 28 18 44v65c-37-34-55-65-65-96-22-13-43-25-59-38v-56c12 13 31 28 56 41 0-100 118-206-56-312v-49c65 37 103 71 124 105zM4245 1752v-100c28 0 50 22 50 50s-22 50-50 50zM4245 3190l38-99-38-16zM4245 3539v-65l35 6-35-34v-87l106 112-40 77zM4364 4218v121c-35 38-66 63-97 72-6 9-15 19-15 22-3 3-7 6-7 6v-72c35-9 75-34 115-96h-3l7-3c-41 0-78-16-119-25v-53c38 9 78 28 119 28zM4364 3900v59c-16 16-32 38-47 69 15 0 31 0 47 3v53c-25-3-53-7-81-3-13 3-25 9-38 21v-52c7-7 16-10 22-13 31-71 62-112 97-137zM4364 3128v44l-25 59 25 9v75l-119-44v-75l47 19 37-99zM4364 2839v68h-4c-12-3-21 0-28 7-6 6-12 18-15 37l-6 15 52 13v74l-114-28 24-102c7-31 19-56 35-69 15-15 34-18 56-15zM4364 2627v6c-4 9-7 19-7 25-3 9-3 19-3 28 0 16 3 28 6 34l4 3v78c-16-6-28-12-38-25-12-18-22-46-22-81v-37c4-13 4-22 7-34zM4364 2565h-53v-72h53zM4364 2313v68l-7 3 7 44v19l-50 6-22-200 53-3 6 63zM4364 2020v140l-75 71-22-77 97-78-119-22v-68zM4364 915v159c-4 12-4 21-7 34 3 6 3 12 7 18v84c-32-34-47-65-50-96-28-16-50-34-69-50v-65c13 19 35 40 66 65 6-49 40-99 53-149zM4364 759v87c-10-34-38-72-94-109v3l-6-3c0 34-9 68-19 103v-181c4 7 7 13 7 16 9 6 21 12 25 15 37 25 65 47 87 69zM4364 2447v-19zM4364 2633c0 0 0-3 3-6h-3zM4364 3172l12-41-12-3zM4364 3315v-75l31 13 43-110 47 19-68 175zM4491 4127v72c-21 28-46 44-68 53-6 13-13 22-16 25-15 25-31 44-43 62v-121c40-3 84-22 127-91zM4491 4053v49c-40 0-84-12-127-18v-53c40 6 87 22 127 22zM4491 3723v56c-15 19-34 47-53 90 19-3 38-3 53 0v53c-24-3-53-3-81 3-15 6-31 16-46 34v-59c9-9 18-12 28-18 28-88 62-134 99-159zM4491 2879v69h-28c-12 3-22 6-28 9-6 6-9 16-12 28l-3 9 71 19v68l-127-28v-74l12 3 6-22c3-15 3-28 0-37-3-6-9-13-18-16v-68c15 6 28 12 37 25 9 9 12 25 12 40 10-12 25-18 50-21zM4491 2605v75c-9 3-15 15-21 37-3 6-7 9-7 13-9 28-18 43-28 56-12 12-28 15-47 18-9 0-18-3-25-3v-78c4 7 10 10 16 10s13-3 16-7c3-6 6-12 9-18 0-4 3-10 3-13 9-31 16-50 25-62 6-9 13-16 22-19 9-6 22-9 34-9zM4491 2565h-127v-72h127zM4491 2297v72l-127 12v-68zM4491 2011v71l-68 19-59 59v-140l40 12zM4491 1095v121c-6 16-9 35-12 53 0 16 3 35 12 53v78c-40-49-56-90-59-127-28-22-53-41-68-63v-84c9 28 28 59 71 97 6-44 38-84 56-128zM4491 902v72c-12-25-34-50-68-78l-6-3c-7 59-41 115-53 181v-159c3-22 6-47 0-69v-87c21 25 37 50 46 71 10 7 19 16 22 16 25 22 44 38 59 56zM4491 2082v-71l10-3 19 68zM4491 2369v-72l69-6 6 68zM4491 2493h81v72h-81zM4491 2680v-75c29 0 47 9 63 28 15 19 25 47 25 84v38c-3 15-3 28-10 40l-56-3c3-12 10-25 10-37 3-13 6-22 3-35 0-12-3-25-7-31-6-9-12-12-21-12-3 0-3 0-7 3zM4491 2948v-69l63-6-16 69zM4491 3081v-68l29 6-16 65zM4607 3978v72c-16 15-28 24-44 34-3 9-9 21-12 25-19 37-41 68-60 90v-72c4-6 10-12 13-22h-3l3-3h-13v-49c41-3 81-19 116-75zM4607 3879v49c-38 0-75-6-116-6v-53c38 3 78 13 116 10zM4607 3480v112c-22 18-41 50-59 106 18-3 37-6 59-3v50c-28 3-56 3-84 12-10 6-19 13-32 22v-56c4-3 7-3 10-6 22-97 53-147 93-175 3-25 7-43 13-62zM4607 1279v100c-10 21-19 40-25 65-3 22 6 50 25 84v72c-53-63-72-112-72-156-15-15-31-31-44-44v-78c13 22 29 44 53 72 10-40 41-78 63-115zM4607 1052v68c-13-15-28-34-47-56v3l-6-6c-10 53-41 100-63 155v-121c16-37 25-74 0-121v-72c35 34 53 69 63 97 6 9 18 19 18 19 13 12 25 24 35 34zM4706 3823v68c-6 3-12 9-15 13-3 9-10 21-10 24-24 56-49 94-74 122v-72c9-12 15-28 25-47v-6c-7 0-16 3-25 3v-49c34-3 68-16 99-56zM4706 3695v50c-31 3-65 0-99 0v-50c31 0 65 3 99 0zM4706 3215v181h-3c-25 19-46 53-62 124 19-6 40-9 65-12v53c-28 3-56 9-84 18-6 4-9 7-15 13v-112c15-59 37-96 65-121 3-63 16-109 34-144zM4706 1469v87c-15 22-28 44-34 68-6 28 3 66 34 119v152c-12-34-12-65-9-90-59-78-78-137-72-184-6-6-12-15-18-21v-72c9 13 18 28 31 44 12-38 43-69 68-103zM4706 1207v69c-9-10-15-19-25-32v4l-6-7c-12 47-43 91-68 138v-100c25-44 40-94 0-159v-68c46 49 68 90 71 127 10 9 19 19 22 22 0 3 3 3 6 6zM4787 3654v94c-25 72-53 115-81 143v-68c13-19 25-44 38-78v-7c-13 4-25 7-38 7v-50c28-3 56-13 81-41zM4787 3505v50c-25 3-53 3-81 6v-53c25 0 56 0 81-3zM4787 2830v233c-6 21-9 46-9 77 3 0 6-3 9-3v56c-6 3-12 7-19 13-24 19-43 56-52 128 21-10 46-13 71-16v50c-28 6-56 12-81 28v-181c6-19 19-31 31-43-6-100 13-156 44-193-6-65-3-112 6-149zM4787 2210v84c-6-35-3-63 0-84zM4787 1665v78c-16 21-31 43-43 68-10 34-4 75 31 137 3-6 9-12 12-18v248c-40-80-47-139-34-183-22-37-37-71-47-100v-152c0 3 3 9 6 15 19-34 50-62 75-93zM4787 1350v88l-6-6c-16 43-47 81-75 124v-87c34-50 59-106 0-193v-69c50 59 75 106 81 143zM4821 3604v84c-6 10-15 16-22 22-3 10-6 25-6 28-3 4-3 7-6 10v-94c12-12 25-28 34-50zM4821 3496v52c-12 3-22 3-34 7v-50c12-3 22-6 34-9zM4821 3312v53c-12 0-22 3-34 3v-50c12-3 22-3 34-6zM4821 3125v56c-12 3-22 6-34 12v-56c12-6 22-9 34-12zM4821 2586v306c-3 15-3 34 0 53v62c0 0-3 0-3 3-12 12-22 28-31 53v-233c6-19 16-35 25-47-22-94-16-156 9-197zM4821 1895v78c-9 10-15 22-22 35-12 31-9 71 19 136 0 0 3 0 3-3v439c-28-90-25-149-3-193-15-37-25-65-31-93v-84c3-7 3-16 6-22 0-3-3-6-6-10v-248c9-13 22-22 34-35zM4821 1621v81c-12 12-22 25-34 41v-78c12-16 25-28 34-44zM4821 1410v84c-9-16-18-34-34-56v-87c3 9 3 15 3 21 6 7 16 19 19 22 3 6 9 9 12 16zM4877 3455v118c-15 53-34 91-56 115v-84c6-15 13-34 19-56v-6c-6 3-13 3-19 6v-52c22-7 41-19 56-41zM4877 3303v50c-18 6-37 9-56 12v-53c19-3 38-6 56-9zM4877 3112v50c-18 6-37 13-56 19v-56c19-6 38-9 56-13zM4877 2920v56c-18 9-37 18-56 31v-62c16-13 38-19 56-25zM4877 2088v69c-15 15-28 31-40 46-13 31-13 72 9 141 9-10 19-19 31-28v68c-6 7-12 16-18 22-16 28-19 69-4 140 7-6 13-12 22-19v66c-6 6-9 9-15 15-19 28-25 69-16 137 9-6 19-12 31-19v60c-9 9-18 15-28 22-15 18-25 43-28 84v-306-3-3-439c16-19 34-34 56-53zM4877 1842v72c-18 19-40 38-56 59v-78c19-18 41-34 56-53zM4877 1522v118c0 0 0-3-3-3l-3-6c-12 24-31 49-50 71v-81c19-34 22-74 0-127v-84c28 43 47 81 56 112zM4877 3573v-118c19-25 31-59 41-112v3-6c-13 6-25 9-41 13v-50c53-19 94-56 103-169h-3v-6c-28 19-62 25-100 34v-50c75-15 144-40 144-192v3l-3-6c-38 28-91 37-141 59v-56c84-28 184-38 165-216v-6c-46 38-109 53-165 88v-60c84-43 206-46 172-239h-3v-6c-44 43-116 65-169 112v-66c81-56 209-65 156-258h-3v-6c-40 46-103 74-153 121v-68c75-57 191-82 122-262l-3-6c-31 43-78 71-119 109v-69c66-49 141-96 69-246l-3-6c-16 28-41 53-66 78v-72c41-43 59-99 0-202v-118c6 19 10 34 6 50 7 9 16 21 16 21 53 81 66 140 62 187 7 9 13 22 13 22 44 87 53 146 47 190 3 9 9 22 9 25 38 90 41 149 28 193 3 9 10 24 10 24 28 94 28 153 12 197 3 9 6 22 6 25 19 93 13 152-6 193 0 12 3 24 3 28 13 96 3 156-22 193 0 12 3 25 3 28 4 96-12 152-40 190v28c-6 96-28 152-56 187-3 9-3 24-3 28-16 93-41 146-72 180-3 9-7 25-7 25-3 12-6 25-9 37z">
          <text:p/>
        </draw:path>
        <draw:path draw:style-name="gr24" draw:text-style-name="P12" draw:layer="layout" svg:width="1.515cm" svg:height="1.076cm" svg:x="11.16cm" svg:y="10.457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4" draw:text-style-name="P12" draw:layer="layout" svg:width="0.84cm" svg:height="0.837cm" svg:x="11.495cm" svg:y="9.636cm" svg:viewBox="0 0 841 838" svg:d="M228 791c59 30 126 47 195 47 70 0 136-17 195-47 134-70 223-209 223-371 0-231-187-420-421-420-231 0-420 187-420 420 3 159 95 298 228 371z">
          <text:p/>
        </draw:path>
        <draw:path draw:style-name="gr24" draw:text-style-name="P12" draw:layer="layout" svg:width="1.515cm" svg:height="1.076cm" svg:x="11.803cm" svg:y="6.393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4" draw:text-style-name="P12" draw:layer="layout" svg:width="0.84cm" svg:height="0.837cm" svg:x="12.138cm" svg:y="5.572cm" svg:viewBox="0 0 841 838" svg:d="M228 791c59 30 126 47 195 47 70 0 136-17 195-47 134-70 223-209 223-371 0-231-187-420-421-420-231 0-420 187-420 420 3 159 95 298 228 371z">
          <text:p/>
        </draw:path>
        <draw:path draw:style-name="gr24" draw:text-style-name="P12" draw:layer="layout" svg:width="1.515cm" svg:height="1.076cm" svg:x="9.39cm" svg:y="2.329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4" draw:text-style-name="P12" draw:layer="layout" svg:width="0.84cm" svg:height="0.837cm" svg:x="9.725cm" svg:y="1.508cm" svg:viewBox="0 0 841 838" svg:d="M228 791c59 30 126 47 195 47 70 0 136-17 195-47 134-70 223-209 223-371 0-231-187-420-421-420-231 0-420 187-420 420 3 159 95 298 228 371z">
          <text:p/>
        </draw:path>
        <draw:path draw:style-name="gr24" draw:text-style-name="P12" draw:layer="layout" svg:width="1.515cm" svg:height="1.076cm" svg:x="7.612cm" svg:y="13.258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4" draw:text-style-name="P12" draw:layer="layout" svg:width="0.84cm" svg:height="0.837cm" svg:x="7.947cm" svg:y="12.437cm" svg:viewBox="0 0 841 838" svg:d="M228 791c59 30 126 47 195 47 70 0 136-17 195-47 134-70 223-209 223-371 0-231-187-420-421-420-231 0-420 187-420 420 3 159 95 298 228 371z">
          <text:p/>
        </draw:path>
        <draw:path draw:style-name="gr24" draw:text-style-name="P12" draw:layer="layout" svg:width="1.515cm" svg:height="1.076cm" svg:x="3.032cm" svg:y="2.71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4" draw:text-style-name="P12" draw:layer="layout" svg:width="0.84cm" svg:height="0.837cm" svg:x="3.367cm" svg:y="1.889cm" svg:viewBox="0 0 841 838" svg:d="M228 791c59 30 126 47 195 47 70 0 136-17 195-47 134-70 223-209 223-371 0-231-187-420-421-420-231 0-420 187-420 420 3 159 95 298 228 371z">
          <text:p/>
        </draw:path>
        <draw:path draw:style-name="gr24" draw:text-style-name="P12" draw:layer="layout" svg:width="1.515cm" svg:height="1.076cm" svg:x="1.516cm" svg:y="10.464cm" svg:viewBox="0 0 1516 1077" svg:d="M1515 799l-31-326c-22-222-169-403-370-473-94 84-220 136-356 136s-262-50-356-136c-201 70-348 251-371 473l-30 326c-9 81 47 153 125 170l443 89c125 25 256 25 381 0l443-89c78-17 131-89 122-170z">
          <text:p/>
        </draw:path>
        <draw:path draw:style-name="gr24" draw:text-style-name="P12" draw:layer="layout" svg:width="0.84cm" svg:height="0.837cm" svg:x="1.851cm" svg:y="9.643cm" svg:viewBox="0 0 841 838" svg:d="M228 791c59 30 126 47 195 47 70 0 136-17 195-47 134-70 223-209 223-371 0-231-187-420-421-420-231 0-420 187-420 420 3 159 95 298 228 37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8-20T12:41:27.940677405</meta:creation-date>
    <dc:date>2018-08-21T16:22:07.833290175</dc:date>
    <dc:creator>Alex </dc:creator>
    <meta:editing-duration>PT3H17M40S</meta:editing-duration>
    <meta:editing-cycles>5</meta:editing-cycles>
    <meta:generator>LibreOffice/6.0.3.2$Linux_X86_64 LibreOffice_project/00m0$Build-2</meta:generator>
    <meta:document-statistic meta:object-count="168"/>
  </office:meta>
</office:document-meta>
</file>